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453.51pt" svg:height="255.09pt" svg:x="447.65pt" svg:y="2.83pt">
            <loext:p draw:notify-on-update-of-ranges="test.F1:test.F363 test.G1:test.G3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2" office:value-type="float" office:value="-1.78775" calcext:value-type="float">
            <text:p>-1.78775</text:p>
          </table:table-cell>
          <table:table-cell office:value-type="float" office:value="0.153936" calcext:value-type="float">
            <text:p>0.153936</text:p>
          </table:table-cell>
          <table:table-cell office:value-type="float" office:value="1.8135" calcext:value-type="float">
            <text:p>1.8135</text:p>
          </table:table-cell>
          <table:table-cell office:value-type="float" office:value="1548109058850451" calcext:value-type="float">
            <text:p>1548109058850451</text:p>
          </table:table-cell>
          <table:table-cell table:formula="of:=([.E9]-[.$E$9])/1000000" office:value-type="float" office:value="0" calcext:value-type="float">
            <text:p>0</text:p>
          </table:table-cell>
          <table:table-cell table:formula="of:=SQRT([.C9]*[.C9]+[.D9]*[.D9])" office:value-type="float" office:value="1.82002157737099" calcext:value-type="float">
            <text:p>1.8200215774</text:p>
          </table:table-cell>
        </table:table-row>
        <table:table-row table:style-name="ro1">
          <table:table-cell table:number-columns-repeated="2" office:value-type="float" office:value="-1.79308" calcext:value-type="float">
            <text:p>-1.79308</text:p>
          </table:table-cell>
          <table:table-cell office:value-type="float" office:value="-0.0786267" calcext:value-type="float">
            <text:p>-0.0786267</text:p>
          </table:table-cell>
          <table:table-cell office:value-type="float" office:value="1.9644" calcext:value-type="float">
            <text:p>1.9644</text:p>
          </table:table-cell>
          <table:table-cell office:value-type="float" office:value="1548109058867231" calcext:value-type="float">
            <text:p>1548109058867231</text:p>
          </table:table-cell>
          <table:table-cell table:formula="of:=([.E10]-[.$E$9])/1000000" office:value-type="float" office:value="0.01678" calcext:value-type="float">
            <text:p>0.01678</text:p>
          </table:table-cell>
          <table:table-cell table:formula="of:=SQRT([.C10]*[.C10]+[.D10]*[.D10])" office:value-type="float" office:value="1.96597291892663" calcext:value-type="float">
            <text:p>1.9659729189</text:p>
          </table:table-cell>
        </table:table-row>
        <table:table-row table:style-name="ro1">
          <table:table-cell table:number-columns-repeated="2" office:value-type="float" office:value="-1.7954" calcext:value-type="float">
            <text:p>-1.7954</text:p>
          </table:table-cell>
          <table:table-cell office:value-type="float" office:value="-0.0983143" calcext:value-type="float">
            <text:p>-0.0983143</text:p>
          </table:table-cell>
          <table:table-cell office:value-type="float" office:value="1.69146" calcext:value-type="float">
            <text:p>1.69146</text:p>
          </table:table-cell>
          <table:table-cell office:value-type="float" office:value="1548109058883969" calcext:value-type="float">
            <text:p>1548109058883969</text:p>
          </table:table-cell>
          <table:table-cell table:formula="of:=([.E11]-[.$E$9])/1000000" office:value-type="float" office:value="0.033518" calcext:value-type="float">
            <text:p>0.033518</text:p>
          </table:table-cell>
          <table:table-cell table:formula="of:=SQRT([.C11]*[.C11]+[.D11]*[.D11])" office:value-type="float" office:value="1.69431479754634" calcext:value-type="float">
            <text:p>1.6943147975</text:p>
          </table:table-cell>
        </table:table-row>
        <table:table-row table:style-name="ro1">
          <table:table-cell table:number-columns-repeated="2" office:value-type="float" office:value="-1.7965" calcext:value-type="float">
            <text:p>-1.7965</text:p>
          </table:table-cell>
          <table:table-cell office:value-type="float" office:value="-0.102233" calcext:value-type="float">
            <text:p>-0.102233</text:p>
          </table:table-cell>
          <table:table-cell office:value-type="float" office:value="1.70009" calcext:value-type="float">
            <text:p>1.70009</text:p>
          </table:table-cell>
          <table:table-cell office:value-type="float" office:value="1548109058900755" calcext:value-type="float">
            <text:p>1548109058900755</text:p>
          </table:table-cell>
          <table:table-cell table:formula="of:=([.E12]-[.$E$9])/1000000" office:value-type="float" office:value="0.050304" calcext:value-type="float">
            <text:p>0.050304</text:p>
          </table:table-cell>
          <table:table-cell table:formula="of:=SQRT([.C12]*[.C12]+[.D12]*[.D12])" office:value-type="float" office:value="1.70316105943889" calcext:value-type="float">
            <text:p>1.7031610594</text:p>
          </table:table-cell>
        </table:table-row>
        <table:table-row table:style-name="ro1">
          <table:table-cell table:number-columns-repeated="2" office:value-type="float" office:value="-1.7933" calcext:value-type="float">
            <text:p>-1.7933</text:p>
          </table:table-cell>
          <table:table-cell office:value-type="float" office:value="0.0426876" calcext:value-type="float">
            <text:p>0.0426876</text:p>
          </table:table-cell>
          <table:table-cell office:value-type="float" office:value="2.05127" calcext:value-type="float">
            <text:p>2.05127</text:p>
          </table:table-cell>
          <table:table-cell office:value-type="float" office:value="1548109058917480" calcext:value-type="float">
            <text:p>1548109058917480</text:p>
          </table:table-cell>
          <table:table-cell table:formula="of:=([.E13]-[.$E$9])/1000000" office:value-type="float" office:value="0.067029" calcext:value-type="float">
            <text:p>0.067029</text:p>
          </table:table-cell>
          <table:table-cell table:formula="of:=SQRT([.C13]*[.C13]+[.D13]*[.D13])" office:value-type="float" office:value="2.05171412338409" calcext:value-type="float">
            <text:p>2.0517141234</text:p>
          </table:table-cell>
        </table:table-row>
        <table:table-row table:style-name="ro1">
          <table:table-cell table:number-columns-repeated="2" office:value-type="float" office:value="-1.78412" calcext:value-type="float">
            <text:p>-1.78412</text:p>
          </table:table-cell>
          <table:table-cell office:value-type="float" office:value="0.261726" calcext:value-type="float">
            <text:p>0.261726</text:p>
          </table:table-cell>
          <table:table-cell office:value-type="float" office:value="2.07969" calcext:value-type="float">
            <text:p>2.07969</text:p>
          </table:table-cell>
          <table:table-cell office:value-type="float" office:value="1548109058934243" calcext:value-type="float">
            <text:p>1548109058934243</text:p>
          </table:table-cell>
          <table:table-cell table:formula="of:=([.E14]-[.$E$9])/1000000" office:value-type="float" office:value="0.083792" calcext:value-type="float">
            <text:p>0.083792</text:p>
          </table:table-cell>
          <table:table-cell table:formula="of:=SQRT([.C14]*[.C14]+[.D14]*[.D14])" office:value-type="float" office:value="2.0960942238306" calcext:value-type="float">
            <text:p>2.0960942238</text:p>
          </table:table-cell>
        </table:table-row>
        <table:table-row table:style-name="ro1">
          <table:table-cell table:number-columns-repeated="2" office:value-type="float" office:value="-1.77847" calcext:value-type="float">
            <text:p>-1.77847</text:p>
          </table:table-cell>
          <table:table-cell office:value-type="float" office:value="0.364337" calcext:value-type="float">
            <text:p>0.364337</text:p>
          </table:table-cell>
          <table:table-cell office:value-type="float" office:value="1.98" calcext:value-type="float">
            <text:p>1.98</text:p>
          </table:table-cell>
          <table:table-cell office:value-type="float" office:value="1548109058951036" calcext:value-type="float">
            <text:p>1548109058951036</text:p>
          </table:table-cell>
          <table:table-cell table:formula="of:=([.E15]-[.$E$9])/1000000" office:value-type="float" office:value="0.100585" calcext:value-type="float">
            <text:p>0.100585</text:p>
          </table:table-cell>
          <table:table-cell table:formula="of:=SQRT([.C15]*[.C15]+[.D15]*[.D15])" office:value-type="float" office:value="2.01324152787712" calcext:value-type="float">
            <text:p>2.0132415279</text:p>
          </table:table-cell>
        </table:table-row>
        <table:table-row table:style-name="ro1">
          <table:table-cell table:number-columns-repeated="2" office:value-type="float" office:value="-1.76987" calcext:value-type="float">
            <text:p>-1.76987</text:p>
          </table:table-cell>
          <table:table-cell office:value-type="float" office:value="0.400795" calcext:value-type="float">
            <text:p>0.400795</text:p>
          </table:table-cell>
          <table:table-cell office:value-type="float" office:value="2.2675" calcext:value-type="float">
            <text:p>2.2675</text:p>
          </table:table-cell>
          <table:table-cell office:value-type="float" office:value="1548109058967819" calcext:value-type="float">
            <text:p>1548109058967819</text:p>
          </table:table-cell>
          <table:table-cell table:formula="of:=([.E16]-[.$E$9])/1000000" office:value-type="float" office:value="0.117368" calcext:value-type="float">
            <text:p>0.117368</text:p>
          </table:table-cell>
          <table:table-cell table:formula="of:=SQRT([.C16]*[.C16]+[.D16]*[.D16])" office:value-type="float" office:value="2.30264910093245" calcext:value-type="float">
            <text:p>2.3026491009</text:p>
          </table:table-cell>
        </table:table-row>
        <table:table-row table:style-name="ro1">
          <table:table-cell table:number-columns-repeated="2" office:value-type="float" office:value="-1.7641" calcext:value-type="float">
            <text:p>-1.7641</text:p>
          </table:table-cell>
          <table:table-cell office:value-type="float" office:value="0.341589" calcext:value-type="float">
            <text:p>0.341589</text:p>
          </table:table-cell>
          <table:table-cell office:value-type="float" office:value="2.17691" calcext:value-type="float">
            <text:p>2.17691</text:p>
          </table:table-cell>
          <table:table-cell office:value-type="float" office:value="1548109058984589" calcext:value-type="float">
            <text:p>1548109058984589</text:p>
          </table:table-cell>
          <table:table-cell table:formula="of:=([.E17]-[.$E$9])/1000000" office:value-type="float" office:value="0.134138" calcext:value-type="float">
            <text:p>0.134138</text:p>
          </table:table-cell>
          <table:table-cell table:formula="of:=SQRT([.C17]*[.C17]+[.D17]*[.D17])" office:value-type="float" office:value="2.20354718420573" calcext:value-type="float">
            <text:p>2.2035471842</text:p>
          </table:table-cell>
        </table:table-row>
        <table:table-row table:style-name="ro1">
          <table:table-cell table:number-columns-repeated="2" office:value-type="float" office:value="-1.75511" calcext:value-type="float">
            <text:p>-1.75511</text:p>
          </table:table-cell>
          <table:table-cell office:value-type="float" office:value="0.529899" calcext:value-type="float">
            <text:p>0.529899</text:p>
          </table:table-cell>
          <table:table-cell office:value-type="float" office:value="1.97541" calcext:value-type="float">
            <text:p>1.97541</text:p>
          </table:table-cell>
          <table:table-cell office:value-type="float" office:value="1548109059001391" calcext:value-type="float">
            <text:p>1548109059001391</text:p>
          </table:table-cell>
          <table:table-cell table:formula="of:=([.E18]-[.$E$9])/1000000" office:value-type="float" office:value="0.15094" calcext:value-type="float">
            <text:p>0.15094</text:p>
          </table:table-cell>
          <table:table-cell table:formula="of:=SQRT([.C18]*[.C18]+[.D18]*[.D18])" office:value-type="float" office:value="2.04524756895125" calcext:value-type="float">
            <text:p>2.045247569</text:p>
          </table:table-cell>
        </table:table-row>
        <table:table-row table:style-name="ro1">
          <table:table-cell table:number-columns-repeated="2" office:value-type="float" office:value="-1.73997" calcext:value-type="float">
            <text:p>-1.73997</text:p>
          </table:table-cell>
          <table:table-cell office:value-type="float" office:value="0.655693" calcext:value-type="float">
            <text:p>0.655693</text:p>
          </table:table-cell>
          <table:table-cell office:value-type="float" office:value="2.37052" calcext:value-type="float">
            <text:p>2.37052</text:p>
          </table:table-cell>
          <table:table-cell office:value-type="float" office:value="1548109059018052" calcext:value-type="float">
            <text:p>1548109059018052</text:p>
          </table:table-cell>
          <table:table-cell table:formula="of:=([.E19]-[.$E$9])/1000000" office:value-type="float" office:value="0.167601" calcext:value-type="float">
            <text:p>0.167601</text:p>
          </table:table-cell>
          <table:table-cell table:formula="of:=SQRT([.C19]*[.C19]+[.D19]*[.D19])" office:value-type="float" office:value="2.45953214669965" calcext:value-type="float">
            <text:p>2.4595321467</text:p>
          </table:table-cell>
        </table:table-row>
        <table:table-row table:style-name="ro1">
          <table:table-cell table:number-columns-repeated="2" office:value-type="float" office:value="-1.73728" calcext:value-type="float">
            <text:p>-1.73728</text:p>
          </table:table-cell>
          <table:table-cell office:value-type="float" office:value="0.381299" calcext:value-type="float">
            <text:p>0.381299</text:p>
          </table:table-cell>
          <table:table-cell office:value-type="float" office:value="2.07894" calcext:value-type="float">
            <text:p>2.07894</text:p>
          </table:table-cell>
          <table:table-cell office:value-type="float" office:value="1548109059034824" calcext:value-type="float">
            <text:p>1548109059034824</text:p>
          </table:table-cell>
          <table:table-cell table:formula="of:=([.E20]-[.$E$9])/1000000" office:value-type="float" office:value="0.184373" calcext:value-type="float">
            <text:p>0.184373</text:p>
          </table:table-cell>
          <table:table-cell table:formula="of:=SQRT([.C20]*[.C20]+[.D20]*[.D20])" office:value-type="float" office:value="2.11361785831805" calcext:value-type="float">
            <text:p>2.1136178583</text:p>
          </table:table-cell>
        </table:table-row>
        <table:table-row table:style-name="ro1">
          <table:table-cell table:number-columns-repeated="2" office:value-type="float" office:value="-1.73955" calcext:value-type="float">
            <text:p>-1.73955</text:p>
          </table:table-cell>
          <table:table-cell office:value-type="float" office:value="0.17592" calcext:value-type="float">
            <text:p>0.17592</text:p>
          </table:table-cell>
          <table:table-cell office:value-type="float" office:value="1.63927" calcext:value-type="float">
            <text:p>1.63927</text:p>
          </table:table-cell>
          <table:table-cell office:value-type="float" office:value="1548109059053562" calcext:value-type="float">
            <text:p>1548109059053562</text:p>
          </table:table-cell>
          <table:table-cell table:formula="of:=([.E21]-[.$E$9])/1000000" office:value-type="float" office:value="0.203111" calcext:value-type="float">
            <text:p>0.203111</text:p>
          </table:table-cell>
          <table:table-cell table:formula="of:=SQRT([.C21]*[.C21]+[.D21]*[.D21])" office:value-type="float" office:value="1.64868249802683" calcext:value-type="float">
            <text:p>1.648682498</text:p>
          </table:table-cell>
        </table:table-row>
        <table:table-row table:style-name="ro1">
          <table:table-cell table:number-columns-repeated="2" office:value-type="float" office:value="-1.7336" calcext:value-type="float">
            <text:p>-1.7336</text:p>
          </table:table-cell>
          <table:table-cell office:value-type="float" office:value="0.243202" calcext:value-type="float">
            <text:p>0.243202</text:p>
          </table:table-cell>
          <table:table-cell office:value-type="float" office:value="2.02682" calcext:value-type="float">
            <text:p>2.02682</text:p>
          </table:table-cell>
          <table:table-cell office:value-type="float" office:value="1548109059070339" calcext:value-type="float">
            <text:p>1548109059070339</text:p>
          </table:table-cell>
          <table:table-cell table:formula="of:=([.E22]-[.$E$9])/1000000" office:value-type="float" office:value="0.219888" calcext:value-type="float">
            <text:p>0.219888</text:p>
          </table:table-cell>
          <table:table-cell table:formula="of:=SQRT([.C22]*[.C22]+[.D22]*[.D22])" office:value-type="float" office:value="2.04135898979185" calcext:value-type="float">
            <text:p>2.0413589898</text:p>
          </table:table-cell>
        </table:table-row>
        <table:table-row table:style-name="ro1">
          <table:table-cell table:number-columns-repeated="2" office:value-type="float" office:value="-1.73254" calcext:value-type="float">
            <text:p>-1.73254</text:p>
          </table:table-cell>
          <table:table-cell office:value-type="float" office:value="0.194" calcext:value-type="float">
            <text:p>0.194</text:p>
          </table:table-cell>
          <table:table-cell office:value-type="float" office:value="2.01186" calcext:value-type="float">
            <text:p>2.01186</text:p>
          </table:table-cell>
          <table:table-cell office:value-type="float" office:value="1548109059087153" calcext:value-type="float">
            <text:p>1548109059087153</text:p>
          </table:table-cell>
          <table:table-cell table:formula="of:=([.E23]-[.$E$9])/1000000" office:value-type="float" office:value="0.236702" calcext:value-type="float">
            <text:p>0.236702</text:p>
          </table:table-cell>
          <table:table-cell table:formula="of:=SQRT([.C23]*[.C23]+[.D23]*[.D23])" office:value-type="float" office:value="2.02119189084065" calcext:value-type="float">
            <text:p>2.0211918908</text:p>
          </table:table-cell>
        </table:table-row>
        <table:table-row table:style-name="ro1">
          <table:table-cell table:number-columns-repeated="2" office:value-type="float" office:value="-1.72849" calcext:value-type="float">
            <text:p>-1.72849</text:p>
          </table:table-cell>
          <table:table-cell office:value-type="float" office:value="0.19881" calcext:value-type="float">
            <text:p>0.19881</text:p>
          </table:table-cell>
          <table:table-cell office:value-type="float" office:value="2.23078" calcext:value-type="float">
            <text:p>2.23078</text:p>
          </table:table-cell>
          <table:table-cell office:value-type="float" office:value="1548109059103926" calcext:value-type="float">
            <text:p>1548109059103926</text:p>
          </table:table-cell>
          <table:table-cell table:formula="of:=([.E24]-[.$E$9])/1000000" office:value-type="float" office:value="0.253475" calcext:value-type="float">
            <text:p>0.253475</text:p>
          </table:table-cell>
          <table:table-cell table:formula="of:=SQRT([.C24]*[.C24]+[.D24]*[.D24])" office:value-type="float" office:value="2.23962158064705" calcext:value-type="float">
            <text:p>2.2396215806</text:p>
          </table:table-cell>
        </table:table-row>
        <table:table-row table:style-name="ro1">
          <table:table-cell table:number-columns-repeated="2" office:value-type="float" office:value="-1.72171" calcext:value-type="float">
            <text:p>-1.72171</text:p>
          </table:table-cell>
          <table:table-cell office:value-type="float" office:value="0.205214" calcext:value-type="float">
            <text:p>0.205214</text:p>
          </table:table-cell>
          <table:table-cell office:value-type="float" office:value="2.2784" calcext:value-type="float">
            <text:p>2.2784</text:p>
          </table:table-cell>
          <table:table-cell office:value-type="float" office:value="1548109059120689" calcext:value-type="float">
            <text:p>1548109059120689</text:p>
          </table:table-cell>
          <table:table-cell table:formula="of:=([.E25]-[.$E$9])/1000000" office:value-type="float" office:value="0.270238" calcext:value-type="float">
            <text:p>0.270238</text:p>
          </table:table-cell>
          <table:table-cell table:formula="of:=SQRT([.C25]*[.C25]+[.D25]*[.D25])" office:value-type="float" office:value="2.28762307773724" calcext:value-type="float">
            <text:p>2.2876230777</text:p>
          </table:table-cell>
        </table:table-row>
        <table:table-row table:style-name="ro1">
          <table:table-cell table:number-columns-repeated="2" office:value-type="float" office:value="-1.71983" calcext:value-type="float">
            <text:p>-1.71983</text:p>
          </table:table-cell>
          <table:table-cell office:value-type="float" office:value="0.198978" calcext:value-type="float">
            <text:p>0.198978</text:p>
          </table:table-cell>
          <table:table-cell office:value-type="float" office:value="2.11717" calcext:value-type="float">
            <text:p>2.11717</text:p>
          </table:table-cell>
          <table:table-cell office:value-type="float" office:value="1548109059137436" calcext:value-type="float">
            <text:p>1548109059137436</text:p>
          </table:table-cell>
          <table:table-cell table:formula="of:=([.E26]-[.$E$9])/1000000" office:value-type="float" office:value="0.286985" calcext:value-type="float">
            <text:p>0.286985</text:p>
          </table:table-cell>
          <table:table-cell table:formula="of:=SQRT([.C26]*[.C26]+[.D26]*[.D26])" office:value-type="float" office:value="2.12649971864188" calcext:value-type="float">
            <text:p>2.1264997186</text:p>
          </table:table-cell>
        </table:table-row>
        <table:table-row table:style-name="ro1">
          <table:table-cell table:number-columns-repeated="2" office:value-type="float" office:value="-1.71629" calcext:value-type="float">
            <text:p>-1.71629</text:p>
          </table:table-cell>
          <table:table-cell office:value-type="float" office:value="0.186636" calcext:value-type="float">
            <text:p>0.186636</text:p>
          </table:table-cell>
          <table:table-cell office:value-type="float" office:value="2.26623" calcext:value-type="float">
            <text:p>2.26623</text:p>
          </table:table-cell>
          <table:table-cell office:value-type="float" office:value="1548109059155168" calcext:value-type="float">
            <text:p>1548109059155168</text:p>
          </table:table-cell>
          <table:table-cell table:formula="of:=([.E27]-[.$E$9])/1000000" office:value-type="float" office:value="0.304717" calcext:value-type="float">
            <text:p>0.304717</text:p>
          </table:table-cell>
          <table:table-cell table:formula="of:=SQRT([.C27]*[.C27]+[.D27]*[.D27])" office:value-type="float" office:value="2.27390224270878" calcext:value-type="float">
            <text:p>2.2739022427</text:p>
          </table:table-cell>
        </table:table-row>
        <table:table-row table:style-name="ro1">
          <table:table-cell table:number-columns-repeated="2" office:value-type="float" office:value="-1.71536" calcext:value-type="float">
            <text:p>-1.71536</text:p>
          </table:table-cell>
          <table:table-cell office:value-type="float" office:value="0.11325" calcext:value-type="float">
            <text:p>0.11325</text:p>
          </table:table-cell>
          <table:table-cell office:value-type="float" office:value="1.9116" calcext:value-type="float">
            <text:p>1.9116</text:p>
          </table:table-cell>
          <table:table-cell office:value-type="float" office:value="1548109059171953" calcext:value-type="float">
            <text:p>1548109059171953</text:p>
          </table:table-cell>
          <table:table-cell table:formula="of:=([.E28]-[.$E$9])/1000000" office:value-type="float" office:value="0.321502" calcext:value-type="float">
            <text:p>0.321502</text:p>
          </table:table-cell>
          <table:table-cell table:formula="of:=SQRT([.C28]*[.C28]+[.D28]*[.D28])" office:value-type="float" office:value="1.91495172850388" calcext:value-type="float">
            <text:p>1.9149517285</text:p>
          </table:table-cell>
        </table:table-row>
        <table:table-row table:style-name="ro1">
          <table:table-cell table:number-columns-repeated="2" office:value-type="float" office:value="-1.71355" calcext:value-type="float">
            <text:p>-1.71355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1.60913" calcext:value-type="float">
            <text:p>1.60913</text:p>
          </table:table-cell>
          <table:table-cell office:value-type="float" office:value="1548109059188683" calcext:value-type="float">
            <text:p>1548109059188683</text:p>
          </table:table-cell>
          <table:table-cell table:formula="of:=([.E29]-[.$E$9])/1000000" office:value-type="float" office:value="0.338232" calcext:value-type="float">
            <text:p>0.338232</text:p>
          </table:table-cell>
          <table:table-cell table:formula="of:=SQRT([.C29]*[.C29]+[.D29]*[.D29])" office:value-type="float" office:value="1.61234603813698" calcext:value-type="float">
            <text:p>1.6123460381</text:p>
          </table:table-cell>
        </table:table-row>
        <table:table-row table:style-name="ro1">
          <table:table-cell table:number-columns-repeated="2" office:value-type="float" office:value="-1.71033" calcext:value-type="float">
            <text:p>-1.71033</text:p>
          </table:table-cell>
          <table:table-cell office:value-type="float" office:value="0.176041" calcext:value-type="float">
            <text:p>0.176041</text:p>
          </table:table-cell>
          <table:table-cell office:value-type="float" office:value="1.58555" calcext:value-type="float">
            <text:p>1.58555</text:p>
          </table:table-cell>
          <table:table-cell office:value-type="float" office:value="1548109059205509" calcext:value-type="float">
            <text:p>1548109059205509</text:p>
          </table:table-cell>
          <table:table-cell table:formula="of:=([.E30]-[.$E$9])/1000000" office:value-type="float" office:value="0.355058" calcext:value-type="float">
            <text:p>0.355058</text:p>
          </table:table-cell>
          <table:table-cell table:formula="of:=SQRT([.C30]*[.C30]+[.D30]*[.D30])" office:value-type="float" office:value="1.59529283712458" calcext:value-type="float">
            <text:p>1.5952928371</text:p>
          </table:table-cell>
        </table:table-row>
        <table:table-row table:style-name="ro1">
          <table:table-cell table:number-columns-repeated="2" office:value-type="float" office:value="-1.70641" calcext:value-type="float">
            <text:p>-1.70641</text:p>
          </table:table-cell>
          <table:table-cell office:value-type="float" office:value="0.187138" calcext:value-type="float">
            <text:p>0.187138</text:p>
          </table:table-cell>
          <table:table-cell office:value-type="float" office:value="1.93929" calcext:value-type="float">
            <text:p>1.93929</text:p>
          </table:table-cell>
          <table:table-cell office:value-type="float" office:value="1548109059222239" calcext:value-type="float">
            <text:p>1548109059222239</text:p>
          </table:table-cell>
          <table:table-cell table:formula="of:=([.E31]-[.$E$9])/1000000" office:value-type="float" office:value="0.371788" calcext:value-type="float">
            <text:p>0.371788</text:p>
          </table:table-cell>
          <table:table-cell table:formula="of:=SQRT([.C31]*[.C31]+[.D31]*[.D31])" office:value-type="float" office:value="1.94829831780043" calcext:value-type="float">
            <text:p>1.9482983178</text:p>
          </table:table-cell>
        </table:table-row>
        <table:table-row table:style-name="ro1">
          <table:table-cell table:number-columns-repeated="2" office:value-type="float" office:value="-1.70203" calcext:value-type="float">
            <text:p>-1.70203</text:p>
          </table:table-cell>
          <table:table-cell office:value-type="float" office:value="0.276812" calcext:value-type="float">
            <text:p>0.276812</text:p>
          </table:table-cell>
          <table:table-cell office:value-type="float" office:value="1.86053" calcext:value-type="float">
            <text:p>1.86053</text:p>
          </table:table-cell>
          <table:table-cell office:value-type="float" office:value="1548109059239058" calcext:value-type="float">
            <text:p>1548109059239058</text:p>
          </table:table-cell>
          <table:table-cell table:formula="of:=([.E32]-[.$E$9])/1000000" office:value-type="float" office:value="0.388607" calcext:value-type="float">
            <text:p>0.388607</text:p>
          </table:table-cell>
          <table:table-cell table:formula="of:=SQRT([.C32]*[.C32]+[.D32]*[.D32])" office:value-type="float" office:value="1.88100950668624" calcext:value-type="float">
            <text:p>1.8810095067</text:p>
          </table:table-cell>
        </table:table-row>
        <table:table-row table:style-name="ro1">
          <table:table-cell table:number-columns-repeated="2" office:value-type="float" office:value="-1.69596" calcext:value-type="float">
            <text:p>-1.69596</text:p>
          </table:table-cell>
          <table:table-cell office:value-type="float" office:value="0.291557" calcext:value-type="float">
            <text:p>0.291557</text:p>
          </table:table-cell>
          <table:table-cell office:value-type="float" office:value="2.18957" calcext:value-type="float">
            <text:p>2.18957</text:p>
          </table:table-cell>
          <table:table-cell office:value-type="float" office:value="1548109059255783" calcext:value-type="float">
            <text:p>1548109059255783</text:p>
          </table:table-cell>
          <table:table-cell table:formula="of:=([.E33]-[.$E$9])/1000000" office:value-type="float" office:value="0.405332" calcext:value-type="float">
            <text:p>0.405332</text:p>
          </table:table-cell>
          <table:table-cell table:formula="of:=SQRT([.C33]*[.C33]+[.D33]*[.D33])" office:value-type="float" office:value="2.20889616531629" calcext:value-type="float">
            <text:p>2.2088961653</text:p>
          </table:table-cell>
        </table:table-row>
        <table:table-row table:style-name="ro1">
          <table:table-cell table:number-columns-repeated="2" office:value-type="float" office:value="-1.68702" calcext:value-type="float">
            <text:p>-1.68702</text:p>
          </table:table-cell>
          <table:table-cell office:value-type="float" office:value="0.373082" calcext:value-type="float">
            <text:p>0.373082</text:p>
          </table:table-cell>
          <table:table-cell office:value-type="float" office:value="2.05455" calcext:value-type="float">
            <text:p>2.05455</text:p>
          </table:table-cell>
          <table:table-cell office:value-type="float" office:value="1548109059272561" calcext:value-type="float">
            <text:p>1548109059272561</text:p>
          </table:table-cell>
          <table:table-cell table:formula="of:=([.E34]-[.$E$9])/1000000" office:value-type="float" office:value="0.42211" calcext:value-type="float">
            <text:p>0.42211</text:p>
          </table:table-cell>
          <table:table-cell table:formula="of:=SQRT([.C34]*[.C34]+[.D34]*[.D34])" office:value-type="float" office:value="2.08814891260753" calcext:value-type="float">
            <text:p>2.0881489126</text:p>
          </table:table-cell>
        </table:table-row>
        <table:table-row table:style-name="ro1">
          <table:table-cell table:number-columns-repeated="2" office:value-type="float" office:value="-1.68885" calcext:value-type="float">
            <text:p>-1.68885</text:p>
          </table:table-cell>
          <table:table-cell office:value-type="float" office:value="0.185451" calcext:value-type="float">
            <text:p>0.185451</text:p>
          </table:table-cell>
          <table:table-cell office:value-type="float" office:value="1.71326" calcext:value-type="float">
            <text:p>1.71326</text:p>
          </table:table-cell>
          <table:table-cell office:value-type="float" office:value="1548109059289344" calcext:value-type="float">
            <text:p>1548109059289344</text:p>
          </table:table-cell>
          <table:table-cell table:formula="of:=([.E35]-[.$E$9])/1000000" office:value-type="float" office:value="0.438893" calcext:value-type="float">
            <text:p>0.438893</text:p>
          </table:table-cell>
          <table:table-cell table:formula="of:=SQRT([.C35]*[.C35]+[.D35]*[.D35])" office:value-type="float" office:value="1.72326779723901" calcext:value-type="float">
            <text:p>1.7232677972</text:p>
          </table:table-cell>
        </table:table-row>
        <table:table-row table:style-name="ro1">
          <table:table-cell table:number-columns-repeated="2" office:value-type="float" office:value="-1.68518" calcext:value-type="float">
            <text:p>-1.68518</text:p>
          </table:table-cell>
          <table:table-cell office:value-type="float" office:value="0.18439" calcext:value-type="float">
            <text:p>0.18439</text:p>
          </table:table-cell>
          <table:table-cell office:value-type="float" office:value="1.96964" calcext:value-type="float">
            <text:p>1.96964</text:p>
          </table:table-cell>
          <table:table-cell office:value-type="float" office:value="1548109059306078" calcext:value-type="float">
            <text:p>1548109059306078</text:p>
          </table:table-cell>
          <table:table-cell table:formula="of:=([.E36]-[.$E$9])/1000000" office:value-type="float" office:value="0.455627" calcext:value-type="float">
            <text:p>0.455627</text:p>
          </table:table-cell>
          <table:table-cell table:formula="of:=SQRT([.C36]*[.C36]+[.D36]*[.D36])" office:value-type="float" office:value="1.97825210772035" calcext:value-type="float">
            <text:p>1.9782521077</text:p>
          </table:table-cell>
        </table:table-row>
        <table:table-row table:style-name="ro1">
          <table:table-cell table:number-columns-repeated="2" office:value-type="float" office:value="-1.68348" calcext:value-type="float">
            <text:p>-1.68348</text:p>
          </table:table-cell>
          <table:table-cell office:value-type="float" office:value="0.131972" calcext:value-type="float">
            <text:p>0.131972</text:p>
          </table:table-cell>
          <table:table-cell office:value-type="float" office:value="1.88123" calcext:value-type="float">
            <text:p>1.88123</text:p>
          </table:table-cell>
          <table:table-cell office:value-type="float" office:value="1548109059322853" calcext:value-type="float">
            <text:p>1548109059322853</text:p>
          </table:table-cell>
          <table:table-cell table:formula="of:=([.E37]-[.$E$9])/1000000" office:value-type="float" office:value="0.472402" calcext:value-type="float">
            <text:p>0.472402</text:p>
          </table:table-cell>
          <table:table-cell table:formula="of:=SQRT([.C37]*[.C37]+[.D37]*[.D37])" office:value-type="float" office:value="1.88585336696255" calcext:value-type="float">
            <text:p>1.885853367</text:p>
          </table:table-cell>
        </table:table-row>
        <table:table-row table:style-name="ro1">
          <table:table-cell table:number-columns-repeated="2" office:value-type="float" office:value="-1.68562" calcext:value-type="float">
            <text:p>-1.68562</text:p>
          </table:table-cell>
          <table:table-cell office:value-type="float" office:value="0.0151269" calcext:value-type="float">
            <text:p>0.0151269</text:p>
          </table:table-cell>
          <table:table-cell office:value-type="float" office:value="1.65906" calcext:value-type="float">
            <text:p>1.65906</text:p>
          </table:table-cell>
          <table:table-cell office:value-type="float" office:value="1548109059339674" calcext:value-type="float">
            <text:p>1548109059339674</text:p>
          </table:table-cell>
          <table:table-cell table:formula="of:=([.E38]-[.$E$9])/1000000" office:value-type="float" office:value="0.489223" calcext:value-type="float">
            <text:p>0.489223</text:p>
          </table:table-cell>
          <table:table-cell table:formula="of:=SQRT([.C38]*[.C38]+[.D38]*[.D38])" office:value-type="float" office:value="1.65912896023896" calcext:value-type="float">
            <text:p>1.6591289602</text:p>
          </table:table-cell>
        </table:table-row>
        <table:table-row table:style-name="ro1">
          <table:table-cell table:number-columns-repeated="2" office:value-type="float" office:value="-1.682" calcext:value-type="float">
            <text:p>-1.682</text:p>
          </table:table-cell>
          <table:table-cell office:value-type="float" office:value="0.106782" calcext:value-type="float">
            <text:p>0.106782</text:p>
          </table:table-cell>
          <table:table-cell office:value-type="float" office:value="1.98926" calcext:value-type="float">
            <text:p>1.98926</text:p>
          </table:table-cell>
          <table:table-cell office:value-type="float" office:value="1548109059356855" calcext:value-type="float">
            <text:p>1548109059356855</text:p>
          </table:table-cell>
          <table:table-cell table:formula="of:=([.E39]-[.$E$9])/1000000" office:value-type="float" office:value="0.506404" calcext:value-type="float">
            <text:p>0.506404</text:p>
          </table:table-cell>
          <table:table-cell table:formula="of:=SQRT([.C39]*[.C39]+[.D39]*[.D39])" office:value-type="float" office:value="1.99212392765209" calcext:value-type="float">
            <text:p>1.9921239277</text:p>
          </table:table-cell>
        </table:table-row>
        <table:table-row table:style-name="ro1">
          <table:table-cell table:number-columns-repeated="2" office:value-type="float" office:value="-1.67839" calcext:value-type="float">
            <text:p>-1.67839</text:p>
          </table:table-cell>
          <table:table-cell office:value-type="float" office:value="0.145692" calcext:value-type="float">
            <text:p>0.145692</text:p>
          </table:table-cell>
          <table:table-cell office:value-type="float" office:value="1.84112" calcext:value-type="float">
            <text:p>1.84112</text:p>
          </table:table-cell>
          <table:table-cell office:value-type="float" office:value="1548109059373587" calcext:value-type="float">
            <text:p>1548109059373587</text:p>
          </table:table-cell>
          <table:table-cell table:formula="of:=([.E40]-[.$E$9])/1000000" office:value-type="float" office:value="0.523136" calcext:value-type="float">
            <text:p>0.523136</text:p>
          </table:table-cell>
          <table:table-cell table:formula="of:=SQRT([.C40]*[.C40]+[.D40]*[.D40])" office:value-type="float" office:value="1.84687547313402" calcext:value-type="float">
            <text:p>1.8468754731</text:p>
          </table:table-cell>
        </table:table-row>
        <table:table-row table:style-name="ro1">
          <table:table-cell table:number-columns-repeated="2" office:value-type="float" office:value="-1.67284" calcext:value-type="float">
            <text:p>-1.67284</text:p>
          </table:table-cell>
          <table:table-cell office:value-type="float" office:value="0.284115" calcext:value-type="float">
            <text:p>0.284115</text:p>
          </table:table-cell>
          <table:table-cell office:value-type="float" office:value="1.60002" calcext:value-type="float">
            <text:p>1.60002</text:p>
          </table:table-cell>
          <table:table-cell office:value-type="float" office:value="1548109059390364" calcext:value-type="float">
            <text:p>1548109059390364</text:p>
          </table:table-cell>
          <table:table-cell table:formula="of:=([.E41]-[.$E$9])/1000000" office:value-type="float" office:value="0.539913" calcext:value-type="float">
            <text:p>0.539913</text:p>
          </table:table-cell>
          <table:table-cell table:formula="of:=SQRT([.C41]*[.C41]+[.D41]*[.D41])" office:value-type="float" office:value="1.62504933267424" calcext:value-type="float">
            <text:p>1.6250493327</text:p>
          </table:table-cell>
        </table:table-row>
        <table:table-row table:style-name="ro1">
          <table:table-cell table:number-columns-repeated="2" office:value-type="float" office:value="-1.66501" calcext:value-type="float">
            <text:p>-1.66501</text:p>
          </table:table-cell>
          <table:table-cell office:value-type="float" office:value="0.343481" calcext:value-type="float">
            <text:p>0.343481</text:p>
          </table:table-cell>
          <table:table-cell office:value-type="float" office:value="1.8971" calcext:value-type="float">
            <text:p>1.8971</text:p>
          </table:table-cell>
          <table:table-cell office:value-type="float" office:value="1548109059407151" calcext:value-type="float">
            <text:p>1548109059407151</text:p>
          </table:table-cell>
          <table:table-cell table:formula="of:=([.E42]-[.$E$9])/1000000" office:value-type="float" office:value="0.5567" calcext:value-type="float">
            <text:p>0.5567</text:p>
          </table:table-cell>
          <table:table-cell table:formula="of:=SQRT([.C42]*[.C42]+[.D42]*[.D42])" office:value-type="float" office:value="1.92794388076028" calcext:value-type="float">
            <text:p>1.9279438808</text:p>
          </table:table-cell>
        </table:table-row>
        <table:table-row table:style-name="ro1">
          <table:table-cell table:number-columns-repeated="2" office:value-type="float" office:value="-1.66471" calcext:value-type="float">
            <text:p>-1.66471</text:p>
          </table:table-cell>
          <table:table-cell office:value-type="float" office:value="0.170466" calcext:value-type="float">
            <text:p>0.170466</text:p>
          </table:table-cell>
          <table:table-cell office:value-type="float" office:value="1.83808" calcext:value-type="float">
            <text:p>1.83808</text:p>
          </table:table-cell>
          <table:table-cell office:value-type="float" office:value="1548109059423881" calcext:value-type="float">
            <text:p>1548109059423881</text:p>
          </table:table-cell>
          <table:table-cell table:formula="of:=([.E43]-[.$E$9])/1000000" office:value-type="float" office:value="0.57343" calcext:value-type="float">
            <text:p>0.57343</text:p>
          </table:table-cell>
          <table:table-cell table:formula="of:=SQRT([.C43]*[.C43]+[.D43]*[.D43])" office:value-type="float" office:value="1.84596769840537" calcext:value-type="float">
            <text:p>1.8459676984</text:p>
          </table:table-cell>
        </table:table-row>
        <table:table-row table:style-name="ro1">
          <table:table-cell table:number-columns-repeated="2" office:value-type="float" office:value="-1.66518" calcext:value-type="float">
            <text:p>-1.66518</text:p>
          </table:table-cell>
          <table:table-cell office:value-type="float" office:value="0.0970312" calcext:value-type="float">
            <text:p>0.0970312</text:p>
          </table:table-cell>
          <table:table-cell office:value-type="float" office:value="1.72639" calcext:value-type="float">
            <text:p>1.72639</text:p>
          </table:table-cell>
          <table:table-cell office:value-type="float" office:value="1548109059440646" calcext:value-type="float">
            <text:p>1548109059440646</text:p>
          </table:table-cell>
          <table:table-cell table:formula="of:=([.E44]-[.$E$9])/1000000" office:value-type="float" office:value="0.590195" calcext:value-type="float">
            <text:p>0.590195</text:p>
          </table:table-cell>
          <table:table-cell table:formula="of:=SQRT([.C44]*[.C44]+[.D44]*[.D44])" office:value-type="float" office:value="1.72911465376748" calcext:value-type="float">
            <text:p>1.7291146538</text:p>
          </table:table-cell>
        </table:table-row>
        <table:table-row table:style-name="ro1">
          <table:table-cell table:number-columns-repeated="2" office:value-type="float" office:value="-1.66404" calcext:value-type="float">
            <text:p>-1.66404</text:p>
          </table:table-cell>
          <table:table-cell office:value-type="float" office:value="0.0748319" calcext:value-type="float">
            <text:p>0.0748319</text:p>
          </table:table-cell>
          <table:table-cell office:value-type="float" office:value="1.97693" calcext:value-type="float">
            <text:p>1.97693</text:p>
          </table:table-cell>
          <table:table-cell office:value-type="float" office:value="1548109059457424" calcext:value-type="float">
            <text:p>1548109059457424</text:p>
          </table:table-cell>
          <table:table-cell table:formula="of:=([.E45]-[.$E$9])/1000000" office:value-type="float" office:value="0.606973" calcext:value-type="float">
            <text:p>0.606973</text:p>
          </table:table-cell>
          <table:table-cell table:formula="of:=SQRT([.C45]*[.C45]+[.D45]*[.D45])" office:value-type="float" office:value="1.97834578326379" calcext:value-type="float">
            <text:p>1.9783457833</text:p>
          </table:table-cell>
        </table:table-row>
        <table:table-row table:style-name="ro1">
          <table:table-cell table:number-columns-repeated="2" office:value-type="float" office:value="-1.6576" calcext:value-type="float">
            <text:p>-1.6576</text:p>
          </table:table-cell>
          <table:table-cell office:value-type="float" office:value="0.205085" calcext:value-type="float">
            <text:p>0.205085</text:p>
          </table:table-cell>
          <table:table-cell office:value-type="float" office:value="1.77317" calcext:value-type="float">
            <text:p>1.77317</text:p>
          </table:table-cell>
          <table:table-cell office:value-type="float" office:value="1548109059474320" calcext:value-type="float">
            <text:p>1548109059474320</text:p>
          </table:table-cell>
          <table:table-cell table:formula="of:=([.E46]-[.$E$9])/1000000" office:value-type="float" office:value="0.623869" calcext:value-type="float">
            <text:p>0.623869</text:p>
          </table:table-cell>
          <table:table-cell table:formula="of:=SQRT([.C46]*[.C46]+[.D46]*[.D46])" office:value-type="float" office:value="1.78499067396023" calcext:value-type="float">
            <text:p>1.784990674</text:p>
          </table:table-cell>
        </table:table-row>
        <table:table-row table:style-name="ro1">
          <table:table-cell table:number-columns-repeated="2" office:value-type="float" office:value="-1.65273" calcext:value-type="float">
            <text:p>-1.65273</text:p>
          </table:table-cell>
          <table:table-cell office:value-type="float" office:value="0.300249" calcext:value-type="float">
            <text:p>0.300249</text:p>
          </table:table-cell>
          <table:table-cell office:value-type="float" office:value="1.7235" calcext:value-type="float">
            <text:p>1.7235</text:p>
          </table:table-cell>
          <table:table-cell office:value-type="float" office:value="1548109059491078" calcext:value-type="float">
            <text:p>1548109059491078</text:p>
          </table:table-cell>
          <table:table-cell table:formula="of:=([.E47]-[.$E$9])/1000000" office:value-type="float" office:value="0.640627" calcext:value-type="float">
            <text:p>0.640627</text:p>
          </table:table-cell>
          <table:table-cell table:formula="of:=SQRT([.C47]*[.C47]+[.D47]*[.D47])" office:value-type="float" office:value="1.74945754792764" calcext:value-type="float">
            <text:p>1.7494575479</text:p>
          </table:table-cell>
        </table:table-row>
        <table:table-row table:style-name="ro1">
          <table:table-cell table:number-columns-repeated="2" office:value-type="float" office:value="-1.64961" calcext:value-type="float">
            <text:p>-1.64961</text:p>
          </table:table-cell>
          <table:table-cell office:value-type="float" office:value="0.220392" calcext:value-type="float">
            <text:p>0.220392</text:p>
          </table:table-cell>
          <table:table-cell office:value-type="float" office:value="1.98651" calcext:value-type="float">
            <text:p>1.98651</text:p>
          </table:table-cell>
          <table:table-cell office:value-type="float" office:value="1548109059507819" calcext:value-type="float">
            <text:p>1548109059507819</text:p>
          </table:table-cell>
          <table:table-cell table:formula="of:=([.E48]-[.$E$9])/1000000" office:value-type="float" office:value="0.657368" calcext:value-type="float">
            <text:p>0.657368</text:p>
          </table:table-cell>
          <table:table-cell table:formula="of:=SQRT([.C48]*[.C48]+[.D48]*[.D48])" office:value-type="float" office:value="1.99869822978958" calcext:value-type="float">
            <text:p>1.9986982298</text:p>
          </table:table-cell>
        </table:table-row>
        <table:table-row table:style-name="ro1">
          <table:table-cell table:number-columns-repeated="2" office:value-type="float" office:value="-1.65098" calcext:value-type="float">
            <text:p>-1.65098</text:p>
          </table:table-cell>
          <table:table-cell office:value-type="float" office:value="0.0928282" calcext:value-type="float">
            <text:p>0.0928282</text:p>
          </table:table-cell>
          <table:table-cell office:value-type="float" office:value="1.82262" calcext:value-type="float">
            <text:p>1.82262</text:p>
          </table:table-cell>
          <table:table-cell office:value-type="float" office:value="1548109059524557" calcext:value-type="float">
            <text:p>1548109059524557</text:p>
          </table:table-cell>
          <table:table-cell table:formula="of:=([.E49]-[.$E$9])/1000000" office:value-type="float" office:value="0.674106" calcext:value-type="float">
            <text:p>0.674106</text:p>
          </table:table-cell>
          <table:table-cell table:formula="of:=SQRT([.C49]*[.C49]+[.D49]*[.D49])" office:value-type="float" office:value="1.82498239419323" calcext:value-type="float">
            <text:p>1.8249823942</text:p>
          </table:table-cell>
        </table:table-row>
        <table:table-row table:style-name="ro1">
          <table:table-cell table:number-columns-repeated="2" office:value-type="float" office:value="-1.64998" calcext:value-type="float">
            <text:p>-1.64998</text:p>
          </table:table-cell>
          <table:table-cell office:value-type="float" office:value="0.0688814" calcext:value-type="float">
            <text:p>0.0688814</text:p>
          </table:table-cell>
          <table:table-cell office:value-type="float" office:value="2.05947" calcext:value-type="float">
            <text:p>2.05947</text:p>
          </table:table-cell>
          <table:table-cell office:value-type="float" office:value="1548109059541310" calcext:value-type="float">
            <text:p>1548109059541310</text:p>
          </table:table-cell>
          <table:table-cell table:formula="of:=([.E50]-[.$E$9])/1000000" office:value-type="float" office:value="0.690859" calcext:value-type="float">
            <text:p>0.690859</text:p>
          </table:table-cell>
          <table:table-cell table:formula="of:=SQRT([.C50]*[.C50]+[.D50]*[.D50])" office:value-type="float" office:value="2.06062158781421" calcext:value-type="float">
            <text:p>2.0606215878</text:p>
          </table:table-cell>
        </table:table-row>
        <table:table-row table:style-name="ro1">
          <table:table-cell table:number-columns-repeated="2" office:value-type="float" office:value="-1.65236" calcext:value-type="float">
            <text:p>-1.65236</text:p>
          </table:table-cell>
          <table:table-cell office:value-type="float" office:value="-0.0297602" calcext:value-type="float">
            <text:p>-0.0297602</text:p>
          </table:table-cell>
          <table:table-cell office:value-type="float" office:value="1.81512" calcext:value-type="float">
            <text:p>1.81512</text:p>
          </table:table-cell>
          <table:table-cell office:value-type="float" office:value="1548109059558074" calcext:value-type="float">
            <text:p>1548109059558074</text:p>
          </table:table-cell>
          <table:table-cell table:formula="of:=([.E51]-[.$E$9])/1000000" office:value-type="float" office:value="0.707623" calcext:value-type="float">
            <text:p>0.707623</text:p>
          </table:table-cell>
          <table:table-cell table:formula="of:=SQRT([.C51]*[.C51]+[.D51]*[.D51])" office:value-type="float" office:value="1.81536395356525" calcext:value-type="float">
            <text:p>1.8153639536</text:p>
          </table:table-cell>
        </table:table-row>
        <table:table-row table:style-name="ro1">
          <table:table-cell table:number-columns-repeated="2" office:value-type="float" office:value="-1.64466" calcext:value-type="float">
            <text:p>-1.64466</text:p>
          </table:table-cell>
          <table:table-cell office:value-type="float" office:value="0.240449" calcext:value-type="float">
            <text:p>0.240449</text:p>
          </table:table-cell>
          <table:table-cell office:value-type="float" office:value="1.69099" calcext:value-type="float">
            <text:p>1.69099</text:p>
          </table:table-cell>
          <table:table-cell office:value-type="float" office:value="1548109059574801" calcext:value-type="float">
            <text:p>1548109059574801</text:p>
          </table:table-cell>
          <table:table-cell table:formula="of:=([.E52]-[.$E$9])/1000000" office:value-type="float" office:value="0.72435" calcext:value-type="float">
            <text:p>0.72435</text:p>
          </table:table-cell>
          <table:table-cell table:formula="of:=SQRT([.C52]*[.C52]+[.D52]*[.D52])" office:value-type="float" office:value="1.70799967848387" calcext:value-type="float">
            <text:p>1.7079996785</text:p>
          </table:table-cell>
        </table:table-row>
        <table:table-row table:style-name="ro1">
          <table:table-cell table:number-columns-repeated="2" office:value-type="float" office:value="-1.63803" calcext:value-type="float">
            <text:p>-1.63803</text:p>
          </table:table-cell>
          <table:table-cell office:value-type="float" office:value="0.213032" calcext:value-type="float">
            <text:p>0.213032</text:p>
          </table:table-cell>
          <table:table-cell office:value-type="float" office:value="2.25998" calcext:value-type="float">
            <text:p>2.25998</text:p>
          </table:table-cell>
          <table:table-cell office:value-type="float" office:value="1548109059591591" calcext:value-type="float">
            <text:p>1548109059591591</text:p>
          </table:table-cell>
          <table:table-cell table:formula="of:=([.E53]-[.$E$9])/1000000" office:value-type="float" office:value="0.74114" calcext:value-type="float">
            <text:p>0.74114</text:p>
          </table:table-cell>
          <table:table-cell table:formula="of:=SQRT([.C53]*[.C53]+[.D53]*[.D53])" office:value-type="float" office:value="2.2699982892998" calcext:value-type="float">
            <text:p>2.2699982893</text:p>
          </table:table-cell>
        </table:table-row>
        <table:table-row table:style-name="ro1">
          <table:table-cell table:number-columns-repeated="2" office:value-type="float" office:value="-1.6387" calcext:value-type="float">
            <text:p>-1.6387</text:p>
          </table:table-cell>
          <table:table-cell office:value-type="float" office:value="0.0824867" calcext:value-type="float">
            <text:p>0.0824867</text:p>
          </table:table-cell>
          <table:table-cell office:value-type="float" office:value="1.92243" calcext:value-type="float">
            <text:p>1.92243</text:p>
          </table:table-cell>
          <table:table-cell office:value-type="float" office:value="1548109059608326" calcext:value-type="float">
            <text:p>1548109059608326</text:p>
          </table:table-cell>
          <table:table-cell table:formula="of:=([.E54]-[.$E$9])/1000000" office:value-type="float" office:value="0.757875" calcext:value-type="float">
            <text:p>0.757875</text:p>
          </table:table-cell>
          <table:table-cell table:formula="of:=SQRT([.C54]*[.C54]+[.D54]*[.D54])" office:value-type="float" office:value="1.9241988360294" calcext:value-type="float">
            <text:p>1.924198836</text:p>
          </table:table-cell>
        </table:table-row>
        <table:table-row table:style-name="ro1">
          <table:table-cell table:number-columns-repeated="2" office:value-type="float" office:value="-1.63249" calcext:value-type="float">
            <text:p>-1.63249</text:p>
          </table:table-cell>
          <table:table-cell office:value-type="float" office:value="0.264119" calcext:value-type="float">
            <text:p>0.264119</text:p>
          </table:table-cell>
          <table:table-cell office:value-type="float" office:value="1.76714" calcext:value-type="float">
            <text:p>1.76714</text:p>
          </table:table-cell>
          <table:table-cell office:value-type="float" office:value="1548109059625361" calcext:value-type="float">
            <text:p>1548109059625361</text:p>
          </table:table-cell>
          <table:table-cell table:formula="of:=([.E55]-[.$E$9])/1000000" office:value-type="float" office:value="0.77491" calcext:value-type="float">
            <text:p>0.77491</text:p>
          </table:table-cell>
          <table:table-cell table:formula="of:=SQRT([.C55]*[.C55]+[.D55]*[.D55])" office:value-type="float" office:value="1.78676876672976" calcext:value-type="float">
            <text:p>1.7867687667</text:p>
          </table:table-cell>
        </table:table-row>
        <table:table-row table:style-name="ro1">
          <table:table-cell table:number-columns-repeated="2" office:value-type="float" office:value="-1.62898" calcext:value-type="float">
            <text:p>-1.62898</text:p>
          </table:table-cell>
          <table:table-cell office:value-type="float" office:value="0.215061" calcext:value-type="float">
            <text:p>0.215061</text:p>
          </table:table-cell>
          <table:table-cell office:value-type="float" office:value="2.00914" calcext:value-type="float">
            <text:p>2.00914</text:p>
          </table:table-cell>
          <table:table-cell office:value-type="float" office:value="1548109059641946" calcext:value-type="float">
            <text:p>1548109059641946</text:p>
          </table:table-cell>
          <table:table-cell table:formula="of:=([.E56]-[.$E$9])/1000000" office:value-type="float" office:value="0.791495" calcext:value-type="float">
            <text:p>0.791495</text:p>
          </table:table-cell>
          <table:table-cell table:formula="of:=SQRT([.C56]*[.C56]+[.D56]*[.D56])" office:value-type="float" office:value="2.02061742378932" calcext:value-type="float">
            <text:p>2.0206174238</text:p>
          </table:table-cell>
        </table:table-row>
        <table:table-row table:style-name="ro1">
          <table:table-cell table:number-columns-repeated="2" office:value-type="float" office:value="-1.62971" calcext:value-type="float">
            <text:p>-1.62971</text:p>
          </table:table-cell>
          <table:table-cell office:value-type="float" office:value="0.0827117" calcext:value-type="float">
            <text:p>0.0827117</text:p>
          </table:table-cell>
          <table:table-cell office:value-type="float" office:value="1.8248" calcext:value-type="float">
            <text:p>1.8248</text:p>
          </table:table-cell>
          <table:table-cell office:value-type="float" office:value="1548109059658686" calcext:value-type="float">
            <text:p>1548109059658686</text:p>
          </table:table-cell>
          <table:table-cell table:formula="of:=([.E57]-[.$E$9])/1000000" office:value-type="float" office:value="0.808235" calcext:value-type="float">
            <text:p>0.808235</text:p>
          </table:table-cell>
          <table:table-cell table:formula="of:=SQRT([.C57]*[.C57]+[.D57]*[.D57])" office:value-type="float" office:value="1.826673551929" calcext:value-type="float">
            <text:p>1.8266735519</text:p>
          </table:table-cell>
        </table:table-row>
        <table:table-row table:style-name="ro1">
          <table:table-cell table:number-columns-repeated="2" office:value-type="float" office:value="-1.63035" calcext:value-type="float">
            <text:p>-1.63035</text:p>
          </table:table-cell>
          <table:table-cell office:value-type="float" office:value="0.0331039" calcext:value-type="float">
            <text:p>0.0331039</text:p>
          </table:table-cell>
          <table:table-cell office:value-type="float" office:value="1.49785" calcext:value-type="float">
            <text:p>1.49785</text:p>
          </table:table-cell>
          <table:table-cell office:value-type="float" office:value="1548109059675406" calcext:value-type="float">
            <text:p>1548109059675406</text:p>
          </table:table-cell>
          <table:table-cell table:formula="of:=([.E58]-[.$E$9])/1000000" office:value-type="float" office:value="0.824955" calcext:value-type="float">
            <text:p>0.824955</text:p>
          </table:table-cell>
          <table:table-cell table:formula="of:=SQRT([.C58]*[.C58]+[.D58]*[.D58])" office:value-type="float" office:value="1.49821576907174" calcext:value-type="float">
            <text:p>1.4982157691</text:p>
          </table:table-cell>
        </table:table-row>
        <table:table-row table:style-name="ro1">
          <table:table-cell table:number-columns-repeated="2" office:value-type="float" office:value="-1.62318" calcext:value-type="float">
            <text:p>-1.62318</text:p>
          </table:table-cell>
          <table:table-cell office:value-type="float" office:value="0.213163" calcext:value-type="float">
            <text:p>0.213163</text:p>
          </table:table-cell>
          <table:table-cell office:value-type="float" office:value="1.85642" calcext:value-type="float">
            <text:p>1.85642</text:p>
          </table:table-cell>
          <table:table-cell office:value-type="float" office:value="1548109059692126" calcext:value-type="float">
            <text:p>1548109059692126</text:p>
          </table:table-cell>
          <table:table-cell table:formula="of:=([.E59]-[.$E$9])/1000000" office:value-type="float" office:value="0.841675" calcext:value-type="float">
            <text:p>0.841675</text:p>
          </table:table-cell>
          <table:table-cell table:formula="of:=SQRT([.C59]*[.C59]+[.D59]*[.D59])" office:value-type="float" office:value="1.86861812068946" calcext:value-type="float">
            <text:p>1.8686181207</text:p>
          </table:table-cell>
        </table:table-row>
        <table:table-row table:style-name="ro1">
          <table:table-cell table:number-columns-repeated="2" office:value-type="float" office:value="-1.62361" calcext:value-type="float">
            <text:p>-1.62361</text:p>
          </table:table-cell>
          <table:table-cell office:value-type="float" office:value="0.12146" calcext:value-type="float">
            <text:p>0.12146</text:p>
          </table:table-cell>
          <table:table-cell office:value-type="float" office:value="1.74914" calcext:value-type="float">
            <text:p>1.74914</text:p>
          </table:table-cell>
          <table:table-cell office:value-type="float" office:value="1548109059708865" calcext:value-type="float">
            <text:p>1548109059708865</text:p>
          </table:table-cell>
          <table:table-cell table:formula="of:=([.E60]-[.$E$9])/1000000" office:value-type="float" office:value="0.858414" calcext:value-type="float">
            <text:p>0.858414</text:p>
          </table:table-cell>
          <table:table-cell table:formula="of:=SQRT([.C60]*[.C60]+[.D60]*[.D60])" office:value-type="float" office:value="1.75335201006529" calcext:value-type="float">
            <text:p>1.7533520101</text:p>
          </table:table-cell>
        </table:table-row>
        <table:table-row table:style-name="ro1">
          <table:table-cell table:number-columns-repeated="2" office:value-type="float" office:value="-1.62364" calcext:value-type="float">
            <text:p>-1.62364</text:p>
          </table:table-cell>
          <table:table-cell office:value-type="float" office:value="0.0529633" calcext:value-type="float">
            <text:p>0.0529633</text:p>
          </table:table-cell>
          <table:table-cell office:value-type="float" office:value="2.05887" calcext:value-type="float">
            <text:p>2.05887</text:p>
          </table:table-cell>
          <table:table-cell office:value-type="float" office:value="1548109059725609" calcext:value-type="float">
            <text:p>1548109059725609</text:p>
          </table:table-cell>
          <table:table-cell table:formula="of:=([.E61]-[.$E$9])/1000000" office:value-type="float" office:value="0.875158" calcext:value-type="float">
            <text:p>0.875158</text:p>
          </table:table-cell>
          <table:table-cell table:formula="of:=SQRT([.C61]*[.C61]+[.D61]*[.D61])" office:value-type="float" office:value="2.0595511132397" calcext:value-type="float">
            <text:p>2.0595511132</text:p>
          </table:table-cell>
        </table:table-row>
        <table:table-row table:style-name="ro1">
          <table:table-cell table:number-columns-repeated="2" office:value-type="float" office:value="-1.61979" calcext:value-type="float">
            <text:p>-1.61979</text:p>
          </table:table-cell>
          <table:table-cell office:value-type="float" office:value="0.171132" calcext:value-type="float">
            <text:p>0.171132</text:p>
          </table:table-cell>
          <table:table-cell office:value-type="float" office:value="1.85703" calcext:value-type="float">
            <text:p>1.85703</text:p>
          </table:table-cell>
          <table:table-cell office:value-type="float" office:value="1548109059742344" calcext:value-type="float">
            <text:p>1548109059742344</text:p>
          </table:table-cell>
          <table:table-cell table:formula="of:=([.E62]-[.$E$9])/1000000" office:value-type="float" office:value="0.891893" calcext:value-type="float">
            <text:p>0.891893</text:p>
          </table:table-cell>
          <table:table-cell table:formula="of:=SQRT([.C62]*[.C62]+[.D62]*[.D62])" office:value-type="float" office:value="1.86489854478039" calcext:value-type="float">
            <text:p>1.8648985448</text:p>
          </table:table-cell>
        </table:table-row>
        <table:table-row table:style-name="ro1">
          <table:table-cell table:number-columns-repeated="2" office:value-type="float" office:value="-1.61453" calcext:value-type="float">
            <text:p>-1.61453</text:p>
          </table:table-cell>
          <table:table-cell office:value-type="float" office:value="0.22228" calcext:value-type="float">
            <text:p>0.22228</text:p>
          </table:table-cell>
          <table:table-cell office:value-type="float" office:value="2.04487" calcext:value-type="float">
            <text:p>2.04487</text:p>
          </table:table-cell>
          <table:table-cell office:value-type="float" office:value="1548109059759114" calcext:value-type="float">
            <text:p>1548109059759114</text:p>
          </table:table-cell>
          <table:table-cell table:formula="of:=([.E63]-[.$E$9])/1000000" office:value-type="float" office:value="0.908663" calcext:value-type="float">
            <text:p>0.908663</text:p>
          </table:table-cell>
          <table:table-cell table:formula="of:=SQRT([.C63]*[.C63]+[.D63]*[.D63])" office:value-type="float" office:value="2.05691558292994" calcext:value-type="float">
            <text:p>2.0569155829</text:p>
          </table:table-cell>
        </table:table-row>
        <table:table-row table:style-name="ro1">
          <table:table-cell table:number-columns-repeated="2" office:value-type="float" office:value="-1.61691" calcext:value-type="float">
            <text:p>-1.61691</text:p>
          </table:table-cell>
          <table:table-cell office:value-type="float" office:value="0.0431927" calcext:value-type="float">
            <text:p>0.0431927</text:p>
          </table:table-cell>
          <table:table-cell office:value-type="float" office:value="1.79077" calcext:value-type="float">
            <text:p>1.79077</text:p>
          </table:table-cell>
          <table:table-cell office:value-type="float" office:value="1548109059775982" calcext:value-type="float">
            <text:p>1548109059775982</text:p>
          </table:table-cell>
          <table:table-cell table:formula="of:=([.E64]-[.$E$9])/1000000" office:value-type="float" office:value="0.925531" calcext:value-type="float">
            <text:p>0.925531</text:p>
          </table:table-cell>
          <table:table-cell table:formula="of:=SQRT([.C64]*[.C64]+[.D64]*[.D64])" office:value-type="float" office:value="1.7912908201164" calcext:value-type="float">
            <text:p>1.7912908201</text:p>
          </table:table-cell>
        </table:table-row>
        <table:table-row table:style-name="ro1">
          <table:table-cell table:number-columns-repeated="2" office:value-type="float" office:value="-1.61682" calcext:value-type="float">
            <text:p>-1.61682</text:p>
          </table:table-cell>
          <table:table-cell office:value-type="float" office:value="0.0316775" calcext:value-type="float">
            <text:p>0.0316775</text:p>
          </table:table-cell>
          <table:table-cell office:value-type="float" office:value="1.47711" calcext:value-type="float">
            <text:p>1.47711</text:p>
          </table:table-cell>
          <table:table-cell office:value-type="float" office:value="1548109059792786" calcext:value-type="float">
            <text:p>1548109059792786</text:p>
          </table:table-cell>
          <table:table-cell table:formula="of:=([.E65]-[.$E$9])/1000000" office:value-type="float" office:value="0.942335" calcext:value-type="float">
            <text:p>0.942335</text:p>
          </table:table-cell>
          <table:table-cell table:formula="of:=SQRT([.C65]*[.C65]+[.D65]*[.D65])" office:value-type="float" office:value="1.47744963234157" calcext:value-type="float">
            <text:p>1.4774496323</text:p>
          </table:table-cell>
        </table:table-row>
        <table:table-row table:style-name="ro1">
          <table:table-cell table:number-columns-repeated="2" office:value-type="float" office:value="-1.61093" calcext:value-type="float">
            <text:p>-1.61093</text:p>
          </table:table-cell>
          <table:table-cell office:value-type="float" office:value="0.177168" calcext:value-type="float">
            <text:p>0.177168</text:p>
          </table:table-cell>
          <table:table-cell office:value-type="float" office:value="1.84889" calcext:value-type="float">
            <text:p>1.84889</text:p>
          </table:table-cell>
          <table:table-cell office:value-type="float" office:value="1548109059810122" calcext:value-type="float">
            <text:p>1548109059810122</text:p>
          </table:table-cell>
          <table:table-cell table:formula="of:=([.E66]-[.$E$9])/1000000" office:value-type="float" office:value="0.959671" calcext:value-type="float">
            <text:p>0.959671</text:p>
          </table:table-cell>
          <table:table-cell table:formula="of:=SQRT([.C66]*[.C66]+[.D66]*[.D66])" office:value-type="float" office:value="1.8573590746875" calcext:value-type="float">
            <text:p>1.8573590747</text:p>
          </table:table-cell>
        </table:table-row>
        <table:table-row table:style-name="ro1">
          <table:table-cell table:number-columns-repeated="2" office:value-type="float" office:value="-1.61251" calcext:value-type="float">
            <text:p>-1.61251</text:p>
          </table:table-cell>
          <table:table-cell office:value-type="float" office:value="0.0572055" calcext:value-type="float">
            <text:p>0.0572055</text:p>
          </table:table-cell>
          <table:table-cell office:value-type="float" office:value="1.8105" calcext:value-type="float">
            <text:p>1.8105</text:p>
          </table:table-cell>
          <table:table-cell office:value-type="float" office:value="1548109059826885" calcext:value-type="float">
            <text:p>1548109059826885</text:p>
          </table:table-cell>
          <table:table-cell table:formula="of:=([.E67]-[.$E$9])/1000000" office:value-type="float" office:value="0.976434" calcext:value-type="float">
            <text:p>0.976434</text:p>
          </table:table-cell>
          <table:table-cell table:formula="of:=SQRT([.C67]*[.C67]+[.D67]*[.D67])" office:value-type="float" office:value="1.81140352192168" calcext:value-type="float">
            <text:p>1.8114035219</text:p>
          </table:table-cell>
        </table:table-row>
        <table:table-row table:style-name="ro1">
          <table:table-cell table:number-columns-repeated="2" office:value-type="float" office:value="-1.61478" calcext:value-type="float">
            <text:p>-1.61478</text:p>
          </table:table-cell>
          <table:table-cell office:value-type="float" office:value="-0.037989" calcext:value-type="float">
            <text:p>-0.037989</text:p>
          </table:table-cell>
          <table:table-cell office:value-type="float" office:value="2.10594" calcext:value-type="float">
            <text:p>2.10594</text:p>
          </table:table-cell>
          <table:table-cell office:value-type="float" office:value="1548109059843628" calcext:value-type="float">
            <text:p>1548109059843628</text:p>
          </table:table-cell>
          <table:table-cell table:formula="of:=([.E68]-[.$E$9])/1000000" office:value-type="float" office:value="0.993177" calcext:value-type="float">
            <text:p>0.993177</text:p>
          </table:table-cell>
          <table:table-cell table:formula="of:=SQRT([.C68]*[.C68]+[.D68]*[.D68])" office:value-type="float" office:value="2.10628261344982" calcext:value-type="float">
            <text:p>2.1062826134</text:p>
          </table:table-cell>
        </table:table-row>
        <table:table-row table:style-name="ro1">
          <table:table-cell table:number-columns-repeated="2" office:value-type="float" office:value="-1.60754" calcext:value-type="float">
            <text:p>-1.60754</text:p>
          </table:table-cell>
          <table:table-cell office:value-type="float" office:value="0.171911" calcext:value-type="float">
            <text:p>0.171911</text:p>
          </table:table-cell>
          <table:table-cell office:value-type="float" office:value="1.79689" calcext:value-type="float">
            <text:p>1.79689</text:p>
          </table:table-cell>
          <table:table-cell office:value-type="float" office:value="1548109059860410" calcext:value-type="float">
            <text:p>1548109059860410</text:p>
          </table:table-cell>
          <table:table-cell table:formula="of:=([.E69]-[.$E$9])/1000000" office:value-type="float" office:value="1.009959" calcext:value-type="float">
            <text:p>1.009959</text:p>
          </table:table-cell>
          <table:table-cell table:formula="of:=SQRT([.C69]*[.C69]+[.D69]*[.D69])" office:value-type="float" office:value="1.80509475208949" calcext:value-type="float">
            <text:p>1.8050947521</text:p>
          </table:table-cell>
        </table:table-row>
        <table:table-row table:style-name="ro1">
          <table:table-cell table:number-columns-repeated="2" office:value-type="float" office:value="-1.60592" calcext:value-type="float">
            <text:p>-1.60592</text:p>
          </table:table-cell>
          <table:table-cell office:value-type="float" office:value="0.168615" calcext:value-type="float">
            <text:p>0.168615</text:p>
          </table:table-cell>
          <table:table-cell office:value-type="float" office:value="1.55042" calcext:value-type="float">
            <text:p>1.55042</text:p>
          </table:table-cell>
          <table:table-cell office:value-type="float" office:value="1548109059877219" calcext:value-type="float">
            <text:p>1548109059877219</text:p>
          </table:table-cell>
          <table:table-cell table:formula="of:=([.E70]-[.$E$9])/1000000" office:value-type="float" office:value="1.026768" calcext:value-type="float">
            <text:p>1.026768</text:p>
          </table:table-cell>
          <table:table-cell table:formula="of:=SQRT([.C70]*[.C70]+[.D70]*[.D70])" office:value-type="float" office:value="1.55956185982634" calcext:value-type="float">
            <text:p>1.5595618598</text:p>
          </table:table-cell>
        </table:table-row>
        <table:table-row table:style-name="ro1">
          <table:table-cell table:number-columns-repeated="2" office:value-type="float" office:value="-1.60692" calcext:value-type="float">
            <text:p>-1.60692</text:p>
          </table:table-cell>
          <table:table-cell office:value-type="float" office:value="0.047656" calcext:value-type="float">
            <text:p>0.047656</text:p>
          </table:table-cell>
          <table:table-cell office:value-type="float" office:value="1.82294" calcext:value-type="float">
            <text:p>1.82294</text:p>
          </table:table-cell>
          <table:table-cell office:value-type="float" office:value="1548109059894036" calcext:value-type="float">
            <text:p>1548109059894036</text:p>
          </table:table-cell>
          <table:table-cell table:formula="of:=([.E71]-[.$E$9])/1000000" office:value-type="float" office:value="1.043585" calcext:value-type="float">
            <text:p>1.043585</text:p>
          </table:table-cell>
          <table:table-cell table:formula="of:=SQRT([.C71]*[.C71]+[.D71]*[.D71])" office:value-type="float" office:value="1.82356281436533" calcext:value-type="float">
            <text:p>1.8235628144</text:p>
          </table:table-cell>
        </table:table-row>
        <table:table-row table:style-name="ro1">
          <table:table-cell table:number-columns-repeated="2" office:value-type="float" office:value="-1.60404" calcext:value-type="float">
            <text:p>-1.60404</text:p>
          </table:table-cell>
          <table:table-cell office:value-type="float" office:value="0.0983624" calcext:value-type="float">
            <text:p>0.0983624</text:p>
          </table:table-cell>
          <table:table-cell office:value-type="float" office:value="1.74971" calcext:value-type="float">
            <text:p>1.74971</text:p>
          </table:table-cell>
          <table:table-cell office:value-type="float" office:value="1548109059910821" calcext:value-type="float">
            <text:p>1548109059910821</text:p>
          </table:table-cell>
          <table:table-cell table:formula="of:=([.E72]-[.$E$9])/1000000" office:value-type="float" office:value="1.06037" calcext:value-type="float">
            <text:p>1.06037</text:p>
          </table:table-cell>
          <table:table-cell table:formula="of:=SQRT([.C72]*[.C72]+[.D72]*[.D72])" office:value-type="float" office:value="1.75247260915364" calcext:value-type="float">
            <text:p>1.7524726092</text:p>
          </table:table-cell>
        </table:table-row>
        <table:table-row table:style-name="ro1">
          <table:table-cell table:number-columns-repeated="2" office:value-type="float" office:value="-1.60437" calcext:value-type="float">
            <text:p>-1.60437</text:p>
          </table:table-cell>
          <table:table-cell office:value-type="float" office:value="0.0539343" calcext:value-type="float">
            <text:p>0.0539343</text:p>
          </table:table-cell>
          <table:table-cell office:value-type="float" office:value="1.58099" calcext:value-type="float">
            <text:p>1.58099</text:p>
          </table:table-cell>
          <table:table-cell office:value-type="float" office:value="1548109059927606" calcext:value-type="float">
            <text:p>1548109059927606</text:p>
          </table:table-cell>
          <table:table-cell table:formula="of:=([.E73]-[.$E$9])/1000000" office:value-type="float" office:value="1.077155" calcext:value-type="float">
            <text:p>1.077155</text:p>
          </table:table-cell>
          <table:table-cell table:formula="of:=SQRT([.C73]*[.C73]+[.D73]*[.D73])" office:value-type="float" office:value="1.58190969679577" calcext:value-type="float">
            <text:p>1.5819096968</text:p>
          </table:table-cell>
        </table:table-row>
        <table:table-row table:style-name="ro1">
          <table:table-cell table:number-columns-repeated="2" office:value-type="float" office:value="-1.60368" calcext:value-type="float">
            <text:p>-1.60368</text:p>
          </table:table-cell>
          <table:table-cell office:value-type="float" office:value="0.0433188" calcext:value-type="float">
            <text:p>0.0433188</text:p>
          </table:table-cell>
          <table:table-cell office:value-type="float" office:value="1.84821" calcext:value-type="float">
            <text:p>1.84821</text:p>
          </table:table-cell>
          <table:table-cell office:value-type="float" office:value="1548109059944368" calcext:value-type="float">
            <text:p>1548109059944368</text:p>
          </table:table-cell>
          <table:table-cell table:formula="of:=([.E74]-[.$E$9])/1000000" office:value-type="float" office:value="1.093917" calcext:value-type="float">
            <text:p>1.093917</text:p>
          </table:table-cell>
          <table:table-cell table:formula="of:=SQRT([.C74]*[.C74]+[.D74]*[.D74])" office:value-type="float" office:value="1.84871758863636" calcext:value-type="float">
            <text:p>1.8487175886</text:p>
          </table:table-cell>
        </table:table-row>
        <table:table-row table:style-name="ro1">
          <table:table-cell table:number-columns-repeated="2" office:value-type="float" office:value="-1.59891" calcext:value-type="float">
            <text:p>-1.59891</text:p>
          </table:table-cell>
          <table:table-cell office:value-type="float" office:value="0.145789" calcext:value-type="float">
            <text:p>0.145789</text:p>
          </table:table-cell>
          <table:table-cell office:value-type="float" office:value="1.7438" calcext:value-type="float">
            <text:p>1.7438</text:p>
          </table:table-cell>
          <table:table-cell office:value-type="float" office:value="1548109059961094" calcext:value-type="float">
            <text:p>1548109059961094</text:p>
          </table:table-cell>
          <table:table-cell table:formula="of:=([.E75]-[.$E$9])/1000000" office:value-type="float" office:value="1.110643" calcext:value-type="float">
            <text:p>1.110643</text:p>
          </table:table-cell>
          <table:table-cell table:formula="of:=SQRT([.C75]*[.C75]+[.D75]*[.D75])" office:value-type="float" office:value="1.74988367399693" calcext:value-type="float">
            <text:p>1.749883674</text:p>
          </table:table-cell>
        </table:table-row>
        <table:table-row table:style-name="ro1">
          <table:table-cell table:number-columns-repeated="2" office:value-type="float" office:value="-1.60059" calcext:value-type="float">
            <text:p>-1.60059</text:p>
          </table:table-cell>
          <table:table-cell office:value-type="float" office:value="0.0400318" calcext:value-type="float">
            <text:p>0.0400318</text:p>
          </table:table-cell>
          <table:table-cell office:value-type="float" office:value="1.55385" calcext:value-type="float">
            <text:p>1.55385</text:p>
          </table:table-cell>
          <table:table-cell office:value-type="float" office:value="1548109059977869" calcext:value-type="float">
            <text:p>1548109059977869</text:p>
          </table:table-cell>
          <table:table-cell table:formula="of:=([.E76]-[.$E$9])/1000000" office:value-type="float" office:value="1.127418" calcext:value-type="float">
            <text:p>1.127418</text:p>
          </table:table-cell>
          <table:table-cell table:formula="of:=SQRT([.C76]*[.C76]+[.D76]*[.D76])" office:value-type="float" office:value="1.55436558361" calcext:value-type="float">
            <text:p>1.5543655836</text:p>
          </table:table-cell>
        </table:table-row>
        <table:table-row table:style-name="ro1">
          <table:table-cell table:number-columns-repeated="2" office:value-type="float" office:value="-1.60061" calcext:value-type="float">
            <text:p>-1.60061</text:p>
          </table:table-cell>
          <table:table-cell office:value-type="float" office:value="0.0172499" calcext:value-type="float">
            <text:p>0.0172499</text:p>
          </table:table-cell>
          <table:table-cell office:value-type="float" office:value="1.81967" calcext:value-type="float">
            <text:p>1.81967</text:p>
          </table:table-cell>
          <table:table-cell office:value-type="float" office:value="1548109059994654" calcext:value-type="float">
            <text:p>1548109059994654</text:p>
          </table:table-cell>
          <table:table-cell table:formula="of:=([.E77]-[.$E$9])/1000000" office:value-type="float" office:value="1.144203" calcext:value-type="float">
            <text:p>1.144203</text:p>
          </table:table-cell>
          <table:table-cell table:formula="of:=SQRT([.C77]*[.C77]+[.D77]*[.D77])" office:value-type="float" office:value="1.81975175997992" calcext:value-type="float">
            <text:p>1.81975176</text:p>
          </table:table-cell>
        </table:table-row>
        <table:table-row table:style-name="ro1">
          <table:table-cell table:number-columns-repeated="2" office:value-type="float" office:value="-1.59724" calcext:value-type="float">
            <text:p>-1.59724</text:p>
          </table:table-cell>
          <table:table-cell office:value-type="float" office:value="0.131232" calcext:value-type="float">
            <text:p>0.131232</text:p>
          </table:table-cell>
          <table:table-cell office:value-type="float" office:value="1.75656" calcext:value-type="float">
            <text:p>1.75656</text:p>
          </table:table-cell>
          <table:table-cell office:value-type="float" office:value="1548109060011507" calcext:value-type="float">
            <text:p>1548109060011507</text:p>
          </table:table-cell>
          <table:table-cell table:formula="of:=([.E78]-[.$E$9])/1000000" office:value-type="float" office:value="1.161056" calcext:value-type="float">
            <text:p>1.161056</text:p>
          </table:table-cell>
          <table:table-cell table:formula="of:=SQRT([.C78]*[.C78]+[.D78]*[.D78])" office:value-type="float" office:value="1.76145532768333" calcext:value-type="float">
            <text:p>1.7614553277</text:p>
          </table:table-cell>
        </table:table-row>
        <table:table-row table:style-name="ro1">
          <table:table-cell table:number-columns-repeated="2" office:value-type="float" office:value="-1.5978" calcext:value-type="float">
            <text:p>-1.5978</text:p>
          </table:table-cell>
          <table:table-cell office:value-type="float" office:value="0.0424543" calcext:value-type="float">
            <text:p>0.0424543</text:p>
          </table:table-cell>
          <table:table-cell office:value-type="float" office:value="2.03305" calcext:value-type="float">
            <text:p>2.03305</text:p>
          </table:table-cell>
          <table:table-cell office:value-type="float" office:value="1548109060028278" calcext:value-type="float">
            <text:p>1548109060028278</text:p>
          </table:table-cell>
          <table:table-cell table:formula="of:=([.E79]-[.$E$9])/1000000" office:value-type="float" office:value="1.177827" calcext:value-type="float">
            <text:p>1.177827</text:p>
          </table:table-cell>
          <table:table-cell table:formula="of:=SQRT([.C79]*[.C79]+[.D79]*[.D79])" office:value-type="float" office:value="2.03349321859909" calcext:value-type="float">
            <text:p>2.0334932186</text:p>
          </table:table-cell>
        </table:table-row>
        <table:table-row table:style-name="ro1">
          <table:table-cell table:number-columns-repeated="2" office:value-type="float" office:value="-1.59693" calcext:value-type="float">
            <text:p>-1.59693</text:p>
          </table:table-cell>
          <table:table-cell office:value-type="float" office:value="0.0432121" calcext:value-type="float">
            <text:p>0.0432121</text:p>
          </table:table-cell>
          <table:table-cell office:value-type="float" office:value="1.80153" calcext:value-type="float">
            <text:p>1.80153</text:p>
          </table:table-cell>
          <table:table-cell office:value-type="float" office:value="1548109060045055" calcext:value-type="float">
            <text:p>1548109060045055</text:p>
          </table:table-cell>
          <table:table-cell table:formula="of:=([.E80]-[.$E$9])/1000000" office:value-type="float" office:value="1.194604" calcext:value-type="float">
            <text:p>1.194604</text:p>
          </table:table-cell>
          <table:table-cell table:formula="of:=SQRT([.C80]*[.C80]+[.D80]*[.D80])" office:value-type="float" office:value="1.80204817540664" calcext:value-type="float">
            <text:p>1.8020481754</text:p>
          </table:table-cell>
        </table:table-row>
        <table:table-row table:style-name="ro1">
          <table:table-cell table:number-columns-repeated="2" office:value-type="float" office:value="-1.59473" calcext:value-type="float">
            <text:p>-1.59473</text:p>
          </table:table-cell>
          <table:table-cell office:value-type="float" office:value="0.0767042" calcext:value-type="float">
            <text:p>0.0767042</text:p>
          </table:table-cell>
          <table:table-cell office:value-type="float" office:value="1.62392" calcext:value-type="float">
            <text:p>1.62392</text:p>
          </table:table-cell>
          <table:table-cell office:value-type="float" office:value="1548109060062969" calcext:value-type="float">
            <text:p>1548109060062969</text:p>
          </table:table-cell>
          <table:table-cell table:formula="of:=([.E81]-[.$E$9])/1000000" office:value-type="float" office:value="1.212518" calcext:value-type="float">
            <text:p>1.212518</text:p>
          </table:table-cell>
          <table:table-cell table:formula="of:=SQRT([.C81]*[.C81]+[.D81]*[.D81])" office:value-type="float" office:value="1.625730512938" calcext:value-type="float">
            <text:p>1.6257305129</text:p>
          </table:table-cell>
        </table:table-row>
        <table:table-row table:style-name="ro1">
          <table:table-cell table:number-columns-repeated="2" office:value-type="float" office:value="-1.59704" calcext:value-type="float">
            <text:p>-1.59704</text:p>
          </table:table-cell>
          <table:table-cell office:value-type="float" office:value="-0.0226072" calcext:value-type="float">
            <text:p>-0.0226072</text:p>
          </table:table-cell>
          <table:table-cell office:value-type="float" office:value="1.77105" calcext:value-type="float">
            <text:p>1.77105</text:p>
          </table:table-cell>
          <table:table-cell office:value-type="float" office:value="1548109060079742" calcext:value-type="float">
            <text:p>1548109060079742</text:p>
          </table:table-cell>
          <table:table-cell table:formula="of:=([.E82]-[.$E$9])/1000000" office:value-type="float" office:value="1.229291" calcext:value-type="float">
            <text:p>1.229291</text:p>
          </table:table-cell>
          <table:table-cell table:formula="of:=SQRT([.C82]*[.C82]+[.D82]*[.D82])" office:value-type="float" office:value="1.77119428296047" calcext:value-type="float">
            <text:p>1.771194283</text:p>
          </table:table-cell>
        </table:table-row>
        <table:table-row table:style-name="ro1">
          <table:table-cell table:number-columns-repeated="2" office:value-type="float" office:value="-1.59513" calcext:value-type="float">
            <text:p>-1.59513</text:p>
          </table:table-cell>
          <table:table-cell office:value-type="float" office:value="0.0486453" calcext:value-type="float">
            <text:p>0.0486453</text:p>
          </table:table-cell>
          <table:table-cell office:value-type="float" office:value="2.20975" calcext:value-type="float">
            <text:p>2.20975</text:p>
          </table:table-cell>
          <table:table-cell office:value-type="float" office:value="1548109060096546" calcext:value-type="float">
            <text:p>1548109060096546</text:p>
          </table:table-cell>
          <table:table-cell table:formula="of:=([.E83]-[.$E$9])/1000000" office:value-type="float" office:value="1.246095" calcext:value-type="float">
            <text:p>1.246095</text:p>
          </table:table-cell>
          <table:table-cell table:formula="of:=SQRT([.C83]*[.C83]+[.D83]*[.D83])" office:value-type="float" office:value="2.21028537246033" calcext:value-type="float">
            <text:p>2.2102853725</text:p>
          </table:table-cell>
        </table:table-row>
        <table:table-row table:style-name="ro1">
          <table:table-cell table:number-columns-repeated="2" office:value-type="float" office:value="-1.59433" calcext:value-type="float">
            <text:p>-1.59433</text:p>
          </table:table-cell>
          <table:table-cell office:value-type="float" office:value="0.0476671" calcext:value-type="float">
            <text:p>0.0476671</text:p>
          </table:table-cell>
          <table:table-cell office:value-type="float" office:value="1.90994" calcext:value-type="float">
            <text:p>1.90994</text:p>
          </table:table-cell>
          <table:table-cell office:value-type="float" office:value="1548109060113300" calcext:value-type="float">
            <text:p>1548109060113300</text:p>
          </table:table-cell>
          <table:table-cell table:formula="of:=([.E84]-[.$E$9])/1000000" office:value-type="float" office:value="1.262849" calcext:value-type="float">
            <text:p>1.262849</text:p>
          </table:table-cell>
          <table:table-cell table:formula="of:=SQRT([.C84]*[.C84]+[.D84]*[.D84])" office:value-type="float" office:value="1.91053473038896" calcext:value-type="float">
            <text:p>1.9105347304</text:p>
          </table:table-cell>
        </table:table-row>
        <table:table-row table:style-name="ro1">
          <table:table-cell table:number-columns-repeated="2" office:value-type="float" office:value="-1.59264" calcext:value-type="float">
            <text:p>-1.59264</text:p>
          </table:table-cell>
          <table:table-cell office:value-type="float" office:value="0.0962163" calcext:value-type="float">
            <text:p>0.0962163</text:p>
          </table:table-cell>
          <table:table-cell office:value-type="float" office:value="1.63406" calcext:value-type="float">
            <text:p>1.63406</text:p>
          </table:table-cell>
          <table:table-cell office:value-type="float" office:value="1548109060130033" calcext:value-type="float">
            <text:p>1548109060130033</text:p>
          </table:table-cell>
          <table:table-cell table:formula="of:=([.E85]-[.$E$9])/1000000" office:value-type="float" office:value="1.279582" calcext:value-type="float">
            <text:p>1.279582</text:p>
          </table:table-cell>
          <table:table-cell table:formula="of:=SQRT([.C85]*[.C85]+[.D85]*[.D85])" office:value-type="float" office:value="1.63689024066542" calcext:value-type="float">
            <text:p>1.6368902407</text:p>
          </table:table-cell>
        </table:table-row>
        <table:table-row table:style-name="ro1">
          <table:table-cell table:number-columns-repeated="2" office:value-type="float" office:value="-1.59225" calcext:value-type="float">
            <text:p>-1.59225</text:p>
          </table:table-cell>
          <table:table-cell office:value-type="float" office:value="0.0600288" calcext:value-type="float">
            <text:p>0.0600288</text:p>
          </table:table-cell>
          <table:table-cell office:value-type="float" office:value="1.80805" calcext:value-type="float">
            <text:p>1.80805</text:p>
          </table:table-cell>
          <table:table-cell office:value-type="float" office:value="1548109060146805" calcext:value-type="float">
            <text:p>1548109060146805</text:p>
          </table:table-cell>
          <table:table-cell table:formula="of:=([.E86]-[.$E$9])/1000000" office:value-type="float" office:value="1.296354" calcext:value-type="float">
            <text:p>1.296354</text:p>
          </table:table-cell>
          <table:table-cell table:formula="of:=SQRT([.C86]*[.C86]+[.D86]*[.D86])" office:value-type="float" office:value="1.80904622918527" calcext:value-type="float">
            <text:p>1.8090462292</text:p>
          </table:table-cell>
        </table:table-row>
        <table:table-row table:style-name="ro1">
          <table:table-cell table:number-columns-repeated="2" office:value-type="float" office:value="-1.59487" calcext:value-type="float">
            <text:p>-1.59487</text:p>
          </table:table-cell>
          <table:table-cell office:value-type="float" office:value="-0.033965" calcext:value-type="float">
            <text:p>-0.033965</text:p>
          </table:table-cell>
          <table:table-cell office:value-type="float" office:value="1.7144" calcext:value-type="float">
            <text:p>1.7144</text:p>
          </table:table-cell>
          <table:table-cell office:value-type="float" office:value="1548109060163593" calcext:value-type="float">
            <text:p>1548109060163593</text:p>
          </table:table-cell>
          <table:table-cell table:formula="of:=([.E87]-[.$E$9])/1000000" office:value-type="float" office:value="1.313142" calcext:value-type="float">
            <text:p>1.313142</text:p>
          </table:table-cell>
          <table:table-cell table:formula="of:=SQRT([.C87]*[.C87]+[.D87]*[.D87])" office:value-type="float" office:value="1.7147364174196" calcext:value-type="float">
            <text:p>1.7147364174</text:p>
          </table:table-cell>
        </table:table-row>
        <table:table-row table:style-name="ro1">
          <table:table-cell table:number-columns-repeated="2" office:value-type="float" office:value="-1.5888" calcext:value-type="float">
            <text:p>-1.5888</text:p>
          </table:table-cell>
          <table:table-cell office:value-type="float" office:value="0.189548" calcext:value-type="float">
            <text:p>0.189548</text:p>
          </table:table-cell>
          <table:table-cell office:value-type="float" office:value="1.47838" calcext:value-type="float">
            <text:p>1.47838</text:p>
          </table:table-cell>
          <table:table-cell office:value-type="float" office:value="1548109060180333" calcext:value-type="float">
            <text:p>1548109060180333</text:p>
          </table:table-cell>
          <table:table-cell table:formula="of:=([.E88]-[.$E$9])/1000000" office:value-type="float" office:value="1.329882" calcext:value-type="float">
            <text:p>1.329882</text:p>
          </table:table-cell>
          <table:table-cell table:formula="of:=SQRT([.C88]*[.C88]+[.D88]*[.D88])" office:value-type="float" office:value="1.490481757253" calcext:value-type="float">
            <text:p>1.4904817573</text:p>
          </table:table-cell>
        </table:table-row>
        <table:table-row table:style-name="ro1">
          <table:table-cell table:number-columns-repeated="2" office:value-type="float" office:value="-1.5894" calcext:value-type="float">
            <text:p>-1.5894</text:p>
          </table:table-cell>
          <table:table-cell office:value-type="float" office:value="0.074712" calcext:value-type="float">
            <text:p>0.074712</text:p>
          </table:table-cell>
          <table:table-cell office:value-type="float" office:value="1.77131" calcext:value-type="float">
            <text:p>1.77131</text:p>
          </table:table-cell>
          <table:table-cell office:value-type="float" office:value="1548109060197065" calcext:value-type="float">
            <text:p>1548109060197065</text:p>
          </table:table-cell>
          <table:table-cell table:formula="of:=([.E89]-[.$E$9])/1000000" office:value-type="float" office:value="1.346614" calcext:value-type="float">
            <text:p>1.346614</text:p>
          </table:table-cell>
          <table:table-cell table:formula="of:=SQRT([.C89]*[.C89]+[.D89]*[.D89])" office:value-type="float" office:value="1.77288493677509" calcext:value-type="float">
            <text:p>1.7728849368</text:p>
          </table:table-cell>
        </table:table-row>
        <table:table-row table:style-name="ro1">
          <table:table-cell table:number-columns-repeated="2" office:value-type="float" office:value="-1.58899" calcext:value-type="float">
            <text:p>-1.58899</text:p>
          </table:table-cell>
          <table:table-cell office:value-type="float" office:value="0.0678541" calcext:value-type="float">
            <text:p>0.0678541</text:p>
          </table:table-cell>
          <table:table-cell office:value-type="float" office:value="1.64556" calcext:value-type="float">
            <text:p>1.64556</text:p>
          </table:table-cell>
          <table:table-cell office:value-type="float" office:value="1548109060213815" calcext:value-type="float">
            <text:p>1548109060213815</text:p>
          </table:table-cell>
          <table:table-cell table:formula="of:=([.E90]-[.$E$9])/1000000" office:value-type="float" office:value="1.363364" calcext:value-type="float">
            <text:p>1.363364</text:p>
          </table:table-cell>
          <table:table-cell table:formula="of:=SQRT([.C90]*[.C90]+[.D90]*[.D90])" office:value-type="float" office:value="1.64695837606383" calcext:value-type="float">
            <text:p>1.6469583761</text:p>
          </table:table-cell>
        </table:table-row>
        <table:table-row table:style-name="ro1">
          <table:table-cell table:number-columns-repeated="2" office:value-type="float" office:value="-1.58793" calcext:value-type="float">
            <text:p>-1.58793</text:p>
          </table:table-cell>
          <table:table-cell office:value-type="float" office:value="0.073956" calcext:value-type="float">
            <text:p>0.073956</text:p>
          </table:table-cell>
          <table:table-cell office:value-type="float" office:value="2.12988" calcext:value-type="float">
            <text:p>2.12988</text:p>
          </table:table-cell>
          <table:table-cell office:value-type="float" office:value="1548109060230939" calcext:value-type="float">
            <text:p>1548109060230939</text:p>
          </table:table-cell>
          <table:table-cell table:formula="of:=([.E91]-[.$E$9])/1000000" office:value-type="float" office:value="1.380488" calcext:value-type="float">
            <text:p>1.380488</text:p>
          </table:table-cell>
          <table:table-cell table:formula="of:=SQRT([.C91]*[.C91]+[.D91]*[.D91])" office:value-type="float" office:value="2.13116360337164" calcext:value-type="float">
            <text:p>2.1311636034</text:p>
          </table:table-cell>
        </table:table-row>
        <table:table-row table:style-name="ro1">
          <table:table-cell table:number-columns-repeated="2" office:value-type="float" office:value="-1.58873" calcext:value-type="float">
            <text:p>-1.58873</text:p>
          </table:table-cell>
          <table:table-cell office:value-type="float" office:value="0.0162403" calcext:value-type="float">
            <text:p>0.0162403</text:p>
          </table:table-cell>
          <table:table-cell office:value-type="float" office:value="1.86818" calcext:value-type="float">
            <text:p>1.86818</text:p>
          </table:table-cell>
          <table:table-cell office:value-type="float" office:value="1548109060247714" calcext:value-type="float">
            <text:p>1548109060247714</text:p>
          </table:table-cell>
          <table:table-cell table:formula="of:=([.E92]-[.$E$9])/1000000" office:value-type="float" office:value="1.397263" calcext:value-type="float">
            <text:p>1.397263</text:p>
          </table:table-cell>
          <table:table-cell table:formula="of:=SQRT([.C92]*[.C92]+[.D92]*[.D92])" office:value-type="float" office:value="1.86825058804864" calcext:value-type="float">
            <text:p>1.868250588</text:p>
          </table:table-cell>
        </table:table-row>
        <table:table-row table:style-name="ro1">
          <table:table-cell table:number-columns-repeated="2" office:value-type="float" office:value="-1.58505" calcext:value-type="float">
            <text:p>-1.58505</text:p>
          </table:table-cell>
          <table:table-cell office:value-type="float" office:value="0.134908" calcext:value-type="float">
            <text:p>0.134908</text:p>
          </table:table-cell>
          <table:table-cell office:value-type="float" office:value="1.52076" calcext:value-type="float">
            <text:p>1.52076</text:p>
          </table:table-cell>
          <table:table-cell office:value-type="float" office:value="1548109060264743" calcext:value-type="float">
            <text:p>1548109060264743</text:p>
          </table:table-cell>
          <table:table-cell table:formula="of:=([.E93]-[.$E$9])/1000000" office:value-type="float" office:value="1.414292" calcext:value-type="float">
            <text:p>1.414292</text:p>
          </table:table-cell>
          <table:table-cell table:formula="of:=SQRT([.C93]*[.C93]+[.D93]*[.D93])" office:value-type="float" office:value="1.5267321788919" calcext:value-type="float">
            <text:p>1.5267321789</text:p>
          </table:table-cell>
        </table:table-row>
        <table:table-row table:style-name="ro1">
          <table:table-cell table:number-columns-repeated="2" office:value-type="float" office:value="-1.58397" calcext:value-type="float">
            <text:p>-1.58397</text:p>
          </table:table-cell>
          <table:table-cell office:value-type="float" office:value="0.0901322" calcext:value-type="float">
            <text:p>0.0901322</text:p>
          </table:table-cell>
          <table:table-cell office:value-type="float" office:value="1.72849" calcext:value-type="float">
            <text:p>1.72849</text:p>
          </table:table-cell>
          <table:table-cell office:value-type="float" office:value="1548109060281469" calcext:value-type="float">
            <text:p>1548109060281469</text:p>
          </table:table-cell>
          <table:table-cell table:formula="of:=([.E94]-[.$E$9])/1000000" office:value-type="float" office:value="1.431018" calcext:value-type="float">
            <text:p>1.431018</text:p>
          </table:table-cell>
          <table:table-cell table:formula="of:=SQRT([.C94]*[.C94]+[.D94]*[.D94])" office:value-type="float" office:value="1.73083837881439" calcext:value-type="float">
            <text:p>1.7308383788</text:p>
          </table:table-cell>
        </table:table-row>
        <table:table-row table:style-name="ro1">
          <table:table-cell table:number-columns-repeated="2" office:value-type="float" office:value="-1.58341" calcext:value-type="float">
            <text:p>-1.58341</text:p>
          </table:table-cell>
          <table:table-cell office:value-type="float" office:value="0.0572533" calcext:value-type="float">
            <text:p>0.0572533</text:p>
          </table:table-cell>
          <table:table-cell office:value-type="float" office:value="1.67814" calcext:value-type="float">
            <text:p>1.67814</text:p>
          </table:table-cell>
          <table:table-cell office:value-type="float" office:value="1548109060298273" calcext:value-type="float">
            <text:p>1548109060298273</text:p>
          </table:table-cell>
          <table:table-cell table:formula="of:=([.E95]-[.$E$9])/1000000" office:value-type="float" office:value="1.447822" calcext:value-type="float">
            <text:p>1.447822</text:p>
          </table:table-cell>
          <table:table-cell table:formula="of:=SQRT([.C95]*[.C95]+[.D95]*[.D95])" office:value-type="float" office:value="1.67911637475218" calcext:value-type="float">
            <text:p>1.6791163748</text:p>
          </table:table-cell>
        </table:table-row>
        <table:table-row table:style-name="ro1">
          <table:table-cell table:number-columns-repeated="2" office:value-type="float" office:value="-1.58303" calcext:value-type="float">
            <text:p>-1.58303</text:p>
          </table:table-cell>
          <table:table-cell office:value-type="float" office:value="0.0509153" calcext:value-type="float">
            <text:p>0.0509153</text:p>
          </table:table-cell>
          <table:table-cell office:value-type="float" office:value="1.51318" calcext:value-type="float">
            <text:p>1.51318</text:p>
          </table:table-cell>
          <table:table-cell office:value-type="float" office:value="1548109060315088" calcext:value-type="float">
            <text:p>1548109060315088</text:p>
          </table:table-cell>
          <table:table-cell table:formula="of:=([.E96]-[.$E$9])/1000000" office:value-type="float" office:value="1.464637" calcext:value-type="float">
            <text:p>1.464637</text:p>
          </table:table-cell>
          <table:table-cell table:formula="of:=SQRT([.C96]*[.C96]+[.D96]*[.D96])" office:value-type="float" office:value="1.5140363536501" calcext:value-type="float">
            <text:p>1.5140363537</text:p>
          </table:table-cell>
        </table:table-row>
        <table:table-row table:style-name="ro1">
          <table:table-cell table:number-columns-repeated="2" office:value-type="float" office:value="-1.58236" calcext:value-type="float">
            <text:p>-1.58236</text:p>
          </table:table-cell>
          <table:table-cell office:value-type="float" office:value="0.0411608" calcext:value-type="float">
            <text:p>0.0411608</text:p>
          </table:table-cell>
          <table:table-cell office:value-type="float" office:value="1.71231" calcext:value-type="float">
            <text:p>1.71231</text:p>
          </table:table-cell>
          <table:table-cell office:value-type="float" office:value="1548109060331876" calcext:value-type="float">
            <text:p>1548109060331876</text:p>
          </table:table-cell>
          <table:table-cell table:formula="of:=([.E97]-[.$E$9])/1000000" office:value-type="float" office:value="1.481425" calcext:value-type="float">
            <text:p>1.481425</text:p>
          </table:table-cell>
          <table:table-cell table:formula="of:=SQRT([.C97]*[.C97]+[.D97]*[.D97])" office:value-type="float" office:value="1.71280464372229" calcext:value-type="float">
            <text:p>1.7128046437</text:p>
          </table:table-cell>
        </table:table-row>
        <table:table-row table:style-name="ro1">
          <table:table-cell table:number-columns-repeated="2" office:value-type="float" office:value="-1.58349" calcext:value-type="float">
            <text:p>-1.58349</text:p>
          </table:table-cell>
          <table:table-cell office:value-type="float" office:value="-0.0100872" calcext:value-type="float">
            <text:p>-0.0100872</text:p>
          </table:table-cell>
          <table:table-cell office:value-type="float" office:value="1.71739" calcext:value-type="float">
            <text:p>1.71739</text:p>
          </table:table-cell>
          <table:table-cell office:value-type="float" office:value="1548109060348656" calcext:value-type="float">
            <text:p>1548109060348656</text:p>
          </table:table-cell>
          <table:table-cell table:formula="of:=([.E98]-[.$E$9])/1000000" office:value-type="float" office:value="1.498205" calcext:value-type="float">
            <text:p>1.498205</text:p>
          </table:table-cell>
          <table:table-cell table:formula="of:=SQRT([.C98]*[.C98]+[.D98]*[.D98])" office:value-type="float" office:value="1.71741962365167" calcext:value-type="float">
            <text:p>1.7174196237</text:p>
          </table:table-cell>
        </table:table-row>
        <table:table-row table:style-name="ro1">
          <table:table-cell table:number-columns-repeated="2" office:value-type="float" office:value="-1.58045" calcext:value-type="float">
            <text:p>-1.58045</text:p>
          </table:table-cell>
          <table:table-cell office:value-type="float" office:value="0.0959204" calcext:value-type="float">
            <text:p>0.0959204</text:p>
          </table:table-cell>
          <table:table-cell office:value-type="float" office:value="1.70508" calcext:value-type="float">
            <text:p>1.70508</text:p>
          </table:table-cell>
          <table:table-cell office:value-type="float" office:value="1548109060365434" calcext:value-type="float">
            <text:p>1548109060365434</text:p>
          </table:table-cell>
          <table:table-cell table:formula="of:=([.E99]-[.$E$9])/1000000" office:value-type="float" office:value="1.514983" calcext:value-type="float">
            <text:p>1.514983</text:p>
          </table:table-cell>
          <table:table-cell table:formula="of:=SQRT([.C99]*[.C99]+[.D99]*[.D99])" office:value-type="float" office:value="1.70777590143911" calcext:value-type="float">
            <text:p>1.7077759014</text:p>
          </table:table-cell>
        </table:table-row>
        <table:table-row table:style-name="ro1">
          <table:table-cell table:number-columns-repeated="2" office:value-type="float" office:value="-1.57708" calcext:value-type="float">
            <text:p>-1.57708</text:p>
          </table:table-cell>
          <table:table-cell office:value-type="float" office:value="0.136042" calcext:value-type="float">
            <text:p>0.136042</text:p>
          </table:table-cell>
          <table:table-cell office:value-type="float" office:value="1.79175" calcext:value-type="float">
            <text:p>1.79175</text:p>
          </table:table-cell>
          <table:table-cell office:value-type="float" office:value="1548109060382164" calcext:value-type="float">
            <text:p>1548109060382164</text:p>
          </table:table-cell>
          <table:table-cell table:formula="of:=([.E100]-[.$E$9])/1000000" office:value-type="float" office:value="1.531713" calcext:value-type="float">
            <text:p>1.531713</text:p>
          </table:table-cell>
          <table:table-cell table:formula="of:=SQRT([.C100]*[.C100]+[.D100]*[.D100])" office:value-type="float" office:value="1.79690720079363" calcext:value-type="float">
            <text:p>1.7969072008</text:p>
          </table:table-cell>
        </table:table-row>
        <table:table-row table:style-name="ro1">
          <table:table-cell table:number-columns-repeated="2" office:value-type="float" office:value="-1.57571" calcext:value-type="float">
            <text:p>-1.57571</text:p>
          </table:table-cell>
          <table:table-cell office:value-type="float" office:value="0.100443" calcext:value-type="float">
            <text:p>0.100443</text:p>
          </table:table-cell>
          <table:table-cell office:value-type="float" office:value="1.55891" calcext:value-type="float">
            <text:p>1.55891</text:p>
          </table:table-cell>
          <table:table-cell office:value-type="float" office:value="1548109060398948" calcext:value-type="float">
            <text:p>1548109060398948</text:p>
          </table:table-cell>
          <table:table-cell table:formula="of:=([.E101]-[.$E$9])/1000000" office:value-type="float" office:value="1.548497" calcext:value-type="float">
            <text:p>1.548497</text:p>
          </table:table-cell>
          <table:table-cell table:formula="of:=SQRT([.C101]*[.C101]+[.D101]*[.D101])" office:value-type="float" office:value="1.56214249809324" calcext:value-type="float">
            <text:p>1.5621424981</text:p>
          </table:table-cell>
        </table:table-row>
        <table:table-row table:style-name="ro1">
          <table:table-cell table:number-columns-repeated="2" office:value-type="float" office:value="-1.57449" calcext:value-type="float">
            <text:p>-1.57449</text:p>
          </table:table-cell>
          <table:table-cell office:value-type="float" office:value="0.10776" calcext:value-type="float">
            <text:p>0.10776</text:p>
          </table:table-cell>
          <table:table-cell office:value-type="float" office:value="1.49227" calcext:value-type="float">
            <text:p>1.49227</text:p>
          </table:table-cell>
          <table:table-cell office:value-type="float" office:value="1548109060415725" calcext:value-type="float">
            <text:p>1548109060415725</text:p>
          </table:table-cell>
          <table:table-cell table:formula="of:=([.E102]-[.$E$9])/1000000" office:value-type="float" office:value="1.565274" calcext:value-type="float">
            <text:p>1.565274</text:p>
          </table:table-cell>
          <table:table-cell table:formula="of:=SQRT([.C102]*[.C102]+[.D102]*[.D102])" office:value-type="float" office:value="1.49615573069784" calcext:value-type="float">
            <text:p>1.4961557307</text:p>
          </table:table-cell>
        </table:table-row>
        <table:table-row table:style-name="ro1">
          <table:table-cell table:number-columns-repeated="2" office:value-type="float" office:value="-1.57155" calcext:value-type="float">
            <text:p>-1.57155</text:p>
          </table:table-cell>
          <table:table-cell office:value-type="float" office:value="0.129656" calcext:value-type="float">
            <text:p>0.129656</text:p>
          </table:table-cell>
          <table:table-cell office:value-type="float" office:value="1.76765" calcext:value-type="float">
            <text:p>1.76765</text:p>
          </table:table-cell>
          <table:table-cell office:value-type="float" office:value="1548109060432459" calcext:value-type="float">
            <text:p>1548109060432459</text:p>
          </table:table-cell>
          <table:table-cell table:formula="of:=([.E103]-[.$E$9])/1000000" office:value-type="float" office:value="1.582008" calcext:value-type="float">
            <text:p>1.582008</text:p>
          </table:table-cell>
          <table:table-cell table:formula="of:=SQRT([.C103]*[.C103]+[.D103]*[.D103])" office:value-type="float" office:value="1.77239871384404" calcext:value-type="float">
            <text:p>1.7723987138</text:p>
          </table:table-cell>
        </table:table-row>
        <table:table-row table:style-name="ro1">
          <table:table-cell table:number-columns-repeated="2" office:value-type="float" office:value="-1.57311" calcext:value-type="float">
            <text:p>-1.57311</text:p>
          </table:table-cell>
          <table:table-cell office:value-type="float" office:value="0.0276968" calcext:value-type="float">
            <text:p>0.0276968</text:p>
          </table:table-cell>
          <table:table-cell office:value-type="float" office:value="1.68686" calcext:value-type="float">
            <text:p>1.68686</text:p>
          </table:table-cell>
          <table:table-cell office:value-type="float" office:value="1548109060449166" calcext:value-type="float">
            <text:p>1548109060449166</text:p>
          </table:table-cell>
          <table:table-cell table:formula="of:=([.E104]-[.$E$9])/1000000" office:value-type="float" office:value="1.598715" calcext:value-type="float">
            <text:p>1.598715</text:p>
          </table:table-cell>
          <table:table-cell table:formula="of:=SQRT([.C104]*[.C104]+[.D104]*[.D104])" office:value-type="float" office:value="1.68708736357375" calcext:value-type="float">
            <text:p>1.6870873636</text:p>
          </table:table-cell>
        </table:table-row>
        <table:table-row table:style-name="ro1">
          <table:table-cell table:number-columns-repeated="2" office:value-type="float" office:value="-1.57255" calcext:value-type="float">
            <text:p>-1.57255</text:p>
          </table:table-cell>
          <table:table-cell office:value-type="float" office:value="0.0276968" calcext:value-type="float">
            <text:p>0.0276968</text:p>
          </table:table-cell>
          <table:table-cell office:value-type="float" office:value="1.68686" calcext:value-type="float">
            <text:p>1.68686</text:p>
          </table:table-cell>
          <table:table-cell office:value-type="float" office:value="1548109060465994" calcext:value-type="float">
            <text:p>1548109060465994</text:p>
          </table:table-cell>
          <table:table-cell table:formula="of:=([.E105]-[.$E$9])/1000000" office:value-type="float" office:value="1.615543" calcext:value-type="float">
            <text:p>1.615543</text:p>
          </table:table-cell>
          <table:table-cell table:formula="of:=SQRT([.C105]*[.C105]+[.D105]*[.D105])" office:value-type="float" office:value="1.68708736357375" calcext:value-type="float">
            <text:p>1.6870873636</text:p>
          </table:table-cell>
        </table:table-row>
        <table:table-row table:style-name="ro1">
          <table:table-cell table:number-columns-repeated="2" office:value-type="float" office:value="-1.57008" calcext:value-type="float">
            <text:p>-1.57008</text:p>
          </table:table-cell>
          <table:table-cell office:value-type="float" office:value="0.0763233" calcext:value-type="float">
            <text:p>0.0763233</text:p>
          </table:table-cell>
          <table:table-cell office:value-type="float" office:value="1.3686" calcext:value-type="float">
            <text:p>1.3686</text:p>
          </table:table-cell>
          <table:table-cell office:value-type="float" office:value="1548109060482737" calcext:value-type="float">
            <text:p>1548109060482737</text:p>
          </table:table-cell>
          <table:table-cell table:formula="of:=([.E106]-[.$E$9])/1000000" office:value-type="float" office:value="1.632286" calcext:value-type="float">
            <text:p>1.632286</text:p>
          </table:table-cell>
          <table:table-cell table:formula="of:=SQRT([.C106]*[.C106]+[.D106]*[.D106])" office:value-type="float" office:value="1.37072652492132" calcext:value-type="float">
            <text:p>1.3707265249</text:p>
          </table:table-cell>
        </table:table-row>
        <table:table-row table:style-name="ro1">
          <table:table-cell table:number-columns-repeated="2" office:value-type="float" office:value="-1.56916" calcext:value-type="float">
            <text:p>-1.56916</text:p>
          </table:table-cell>
          <table:table-cell office:value-type="float" office:value="0.0818236" calcext:value-type="float">
            <text:p>0.0818236</text:p>
          </table:table-cell>
          <table:table-cell office:value-type="float" office:value="1.52046" calcext:value-type="float">
            <text:p>1.52046</text:p>
          </table:table-cell>
          <table:table-cell office:value-type="float" office:value="1548109060499461" calcext:value-type="float">
            <text:p>1548109060499461</text:p>
          </table:table-cell>
          <table:table-cell table:formula="of:=([.E107]-[.$E$9])/1000000" office:value-type="float" office:value="1.64901" calcext:value-type="float">
            <text:p>1.64901</text:p>
          </table:table-cell>
          <table:table-cell table:formula="of:=SQRT([.C107]*[.C107]+[.D107]*[.D107])" office:value-type="float" office:value="1.52266007799409" calcext:value-type="float">
            <text:p>1.522660078</text:p>
          </table:table-cell>
        </table:table-row>
        <table:table-row table:style-name="ro1">
          <table:table-cell table:number-columns-repeated="2" office:value-type="float" office:value="-1.5666" calcext:value-type="float">
            <text:p>-1.5666</text:p>
          </table:table-cell>
          <table:table-cell office:value-type="float" office:value="0.107666" calcext:value-type="float">
            <text:p>0.107666</text:p>
          </table:table-cell>
          <table:table-cell office:value-type="float" office:value="1.88313" calcext:value-type="float">
            <text:p>1.88313</text:p>
          </table:table-cell>
          <table:table-cell office:value-type="float" office:value="1548109060516269" calcext:value-type="float">
            <text:p>1548109060516269</text:p>
          </table:table-cell>
          <table:table-cell table:formula="of:=([.E108]-[.$E$9])/1000000" office:value-type="float" office:value="1.665818" calcext:value-type="float">
            <text:p>1.665818</text:p>
          </table:table-cell>
          <table:table-cell table:formula="of:=SQRT([.C108]*[.C108]+[.D108]*[.D108])" office:value-type="float" office:value="1.88620533464838" calcext:value-type="float">
            <text:p>1.8862053346</text:p>
          </table:table-cell>
        </table:table-row>
        <table:table-row table:style-name="ro1">
          <table:table-cell table:number-columns-repeated="2" office:value-type="float" office:value="-1.56668" calcext:value-type="float">
            <text:p>-1.56668</text:p>
          </table:table-cell>
          <table:table-cell office:value-type="float" office:value="0.0664291" calcext:value-type="float">
            <text:p>0.0664291</text:p>
          </table:table-cell>
          <table:table-cell office:value-type="float" office:value="1.79834" calcext:value-type="float">
            <text:p>1.79834</text:p>
          </table:table-cell>
          <table:table-cell office:value-type="float" office:value="1548109060533047" calcext:value-type="float">
            <text:p>1548109060533047</text:p>
          </table:table-cell>
          <table:table-cell table:formula="of:=([.E109]-[.$E$9])/1000000" office:value-type="float" office:value="1.682596" calcext:value-type="float">
            <text:p>1.682596</text:p>
          </table:table-cell>
          <table:table-cell table:formula="of:=SQRT([.C109]*[.C109]+[.D109]*[.D109])" office:value-type="float" office:value="1.79956649805635" calcext:value-type="float">
            <text:p>1.7995664981</text:p>
          </table:table-cell>
        </table:table-row>
        <table:table-row table:style-name="ro1">
          <table:table-cell table:number-columns-repeated="2" office:value-type="float" office:value="-1.56583" calcext:value-type="float">
            <text:p>-1.56583</text:p>
          </table:table-cell>
          <table:table-cell office:value-type="float" office:value="0.0532666" calcext:value-type="float">
            <text:p>0.0532666</text:p>
          </table:table-cell>
          <table:table-cell office:value-type="float" office:value="2.02527" calcext:value-type="float">
            <text:p>2.02527</text:p>
          </table:table-cell>
          <table:table-cell office:value-type="float" office:value="1548109060549783" calcext:value-type="float">
            <text:p>1548109060549783</text:p>
          </table:table-cell>
          <table:table-cell table:formula="of:=([.E110]-[.$E$9])/1000000" office:value-type="float" office:value="1.699332" calcext:value-type="float">
            <text:p>1.699332</text:p>
          </table:table-cell>
          <table:table-cell table:formula="of:=SQRT([.C110]*[.C110]+[.D110]*[.D110])" office:value-type="float" office:value="2.02597036098151" calcext:value-type="float">
            <text:p>2.025970361</text:p>
          </table:table-cell>
        </table:table-row>
        <table:table-row table:style-name="ro1">
          <table:table-cell table:number-columns-repeated="2" office:value-type="float" office:value="-1.56392" calcext:value-type="float">
            <text:p>-1.56392</text:p>
          </table:table-cell>
          <table:table-cell office:value-type="float" office:value="0.0752672" calcext:value-type="float">
            <text:p>0.0752672</text:p>
          </table:table-cell>
          <table:table-cell office:value-type="float" office:value="1.74896" calcext:value-type="float">
            <text:p>1.74896</text:p>
          </table:table-cell>
          <table:table-cell office:value-type="float" office:value="1548109060566517" calcext:value-type="float">
            <text:p>1548109060566517</text:p>
          </table:table-cell>
          <table:table-cell table:formula="of:=([.E111]-[.$E$9])/1000000" office:value-type="float" office:value="1.716066" calcext:value-type="float">
            <text:p>1.716066</text:p>
          </table:table-cell>
          <table:table-cell table:formula="of:=SQRT([.C111]*[.C111]+[.D111]*[.D111])" office:value-type="float" office:value="1.75057882798686" calcext:value-type="float">
            <text:p>1.750578828</text:p>
          </table:table-cell>
        </table:table-row>
        <table:table-row table:style-name="ro1">
          <table:table-cell table:number-columns-repeated="2" office:value-type="float" office:value="-1.56172" calcext:value-type="float">
            <text:p>-1.56172</text:p>
          </table:table-cell>
          <table:table-cell office:value-type="float" office:value="0.109146" calcext:value-type="float">
            <text:p>0.109146</text:p>
          </table:table-cell>
          <table:table-cell office:value-type="float" office:value="1.61246" calcext:value-type="float">
            <text:p>1.61246</text:p>
          </table:table-cell>
          <table:table-cell office:value-type="float" office:value="1548109060583295" calcext:value-type="float">
            <text:p>1548109060583295</text:p>
          </table:table-cell>
          <table:table-cell table:formula="of:=([.E112]-[.$E$9])/1000000" office:value-type="float" office:value="1.732844" calcext:value-type="float">
            <text:p>1.732844</text:p>
          </table:table-cell>
          <table:table-cell table:formula="of:=SQRT([.C112]*[.C112]+[.D112]*[.D112])" office:value-type="float" office:value="1.61614977675833" calcext:value-type="float">
            <text:p>1.6161497768</text:p>
          </table:table-cell>
        </table:table-row>
        <table:table-row table:style-name="ro1">
          <table:table-cell table:number-columns-repeated="2" office:value-type="float" office:value="-1.55922" calcext:value-type="float">
            <text:p>-1.55922</text:p>
          </table:table-cell>
          <table:table-cell office:value-type="float" office:value="0.10834" calcext:value-type="float">
            <text:p>0.10834</text:p>
          </table:table-cell>
          <table:table-cell office:value-type="float" office:value="1.90623" calcext:value-type="float">
            <text:p>1.90623</text:p>
          </table:table-cell>
          <table:table-cell office:value-type="float" office:value="1548109060600079" calcext:value-type="float">
            <text:p>1548109060600079</text:p>
          </table:table-cell>
          <table:table-cell table:formula="of:=([.E113]-[.$E$9])/1000000" office:value-type="float" office:value="1.749628" calcext:value-type="float">
            <text:p>1.749628</text:p>
          </table:table-cell>
          <table:table-cell table:formula="of:=SQRT([.C113]*[.C113]+[.D113]*[.D113])" office:value-type="float" office:value="1.90930625319774" calcext:value-type="float">
            <text:p>1.9093062532</text:p>
          </table:table-cell>
        </table:table-row>
        <table:table-row table:style-name="ro1">
          <table:table-cell table:number-columns-repeated="2" office:value-type="float" office:value="-1.55737" calcext:value-type="float">
            <text:p>-1.55737</text:p>
          </table:table-cell>
          <table:table-cell office:value-type="float" office:value="0.0999006" calcext:value-type="float">
            <text:p>0.0999006</text:p>
          </table:table-cell>
          <table:table-cell office:value-type="float" office:value="1.76651" calcext:value-type="float">
            <text:p>1.76651</text:p>
          </table:table-cell>
          <table:table-cell office:value-type="float" office:value="1548109060616859" calcext:value-type="float">
            <text:p>1548109060616859</text:p>
          </table:table-cell>
          <table:table-cell table:formula="of:=([.E114]-[.$E$9])/1000000" office:value-type="float" office:value="1.766408" calcext:value-type="float">
            <text:p>1.766408</text:p>
          </table:table-cell>
          <table:table-cell table:formula="of:=SQRT([.C114]*[.C114]+[.D114]*[.D114])" office:value-type="float" office:value="1.76933256059463" calcext:value-type="float">
            <text:p>1.7693325606</text:p>
          </table:table-cell>
        </table:table-row>
        <table:table-row table:style-name="ro1">
          <table:table-cell table:number-columns-repeated="2" office:value-type="float" office:value="-1.55854" calcext:value-type="float">
            <text:p>-1.55854</text:p>
          </table:table-cell>
          <table:table-cell office:value-type="float" office:value="0.0267336" calcext:value-type="float">
            <text:p>0.0267336</text:p>
          </table:table-cell>
          <table:table-cell office:value-type="float" office:value="1.59051" calcext:value-type="float">
            <text:p>1.59051</text:p>
          </table:table-cell>
          <table:table-cell office:value-type="float" office:value="1548109060633598" calcext:value-type="float">
            <text:p>1548109060633598</text:p>
          </table:table-cell>
          <table:table-cell table:formula="of:=([.E115]-[.$E$9])/1000000" office:value-type="float" office:value="1.783147" calcext:value-type="float">
            <text:p>1.783147</text:p>
          </table:table-cell>
          <table:table-cell table:formula="of:=SQRT([.C115]*[.C115]+[.D115]*[.D115])" office:value-type="float" office:value="1.59073465589612" calcext:value-type="float">
            <text:p>1.5907346559</text:p>
          </table:table-cell>
        </table:table-row>
        <table:table-row table:style-name="ro1">
          <table:table-cell table:number-columns-repeated="2" office:value-type="float" office:value="-1.5581" calcext:value-type="float">
            <text:p>-1.5581</text:p>
          </table:table-cell>
          <table:table-cell office:value-type="float" office:value="0.0242146" calcext:value-type="float">
            <text:p>0.0242146</text:p>
          </table:table-cell>
          <table:table-cell office:value-type="float" office:value="1.79495" calcext:value-type="float">
            <text:p>1.79495</text:p>
          </table:table-cell>
          <table:table-cell office:value-type="float" office:value="1548109060650431" calcext:value-type="float">
            <text:p>1548109060650431</text:p>
          </table:table-cell>
          <table:table-cell table:formula="of:=([.E116]-[.$E$9])/1000000" office:value-type="float" office:value="1.79998" calcext:value-type="float">
            <text:p>1.79998</text:p>
          </table:table-cell>
          <table:table-cell table:formula="of:=SQRT([.C116]*[.C116]+[.D116]*[.D116])" office:value-type="float" office:value="1.79511332493332" calcext:value-type="float">
            <text:p>1.7951133249</text:p>
          </table:table-cell>
        </table:table-row>
        <table:table-row table:style-name="ro1">
          <table:table-cell table:number-columns-repeated="2" office:value-type="float" office:value="-1.5554" calcext:value-type="float">
            <text:p>-1.5554</text:p>
          </table:table-cell>
          <table:table-cell office:value-type="float" office:value="0.0822456" calcext:value-type="float">
            <text:p>0.0822456</text:p>
          </table:table-cell>
          <table:table-cell office:value-type="float" office:value="1.74124" calcext:value-type="float">
            <text:p>1.74124</text:p>
          </table:table-cell>
          <table:table-cell office:value-type="float" office:value="1548109060667273" calcext:value-type="float">
            <text:p>1548109060667273</text:p>
          </table:table-cell>
          <table:table-cell table:formula="of:=([.E117]-[.$E$9])/1000000" office:value-type="float" office:value="1.816822" calcext:value-type="float">
            <text:p>1.816822</text:p>
          </table:table-cell>
          <table:table-cell table:formula="of:=SQRT([.C117]*[.C117]+[.D117]*[.D117])" office:value-type="float" office:value="1.74318130907813" calcext:value-type="float">
            <text:p>1.7431813091</text:p>
          </table:table-cell>
        </table:table-row>
        <table:table-row table:style-name="ro1">
          <table:table-cell table:number-columns-repeated="2" office:value-type="float" office:value="-1.55134" calcext:value-type="float">
            <text:p>-1.55134</text:p>
          </table:table-cell>
          <table:table-cell office:value-type="float" office:value="0.0693033" calcext:value-type="float">
            <text:p>0.0693033</text:p>
          </table:table-cell>
          <table:table-cell office:value-type="float" office:value="1.57414" calcext:value-type="float">
            <text:p>1.57414</text:p>
          </table:table-cell>
          <table:table-cell office:value-type="float" office:value="1548109060684023" calcext:value-type="float">
            <text:p>1548109060684023</text:p>
          </table:table-cell>
          <table:table-cell table:formula="of:=([.E118]-[.$E$9])/1000000" office:value-type="float" office:value="1.833572" calcext:value-type="float">
            <text:p>1.833572</text:p>
          </table:table-cell>
          <table:table-cell table:formula="of:=SQRT([.C118]*[.C118]+[.D118]*[.D118])" office:value-type="float" office:value="1.5756648396759" calcext:value-type="float">
            <text:p>1.5756648397</text:p>
          </table:table-cell>
        </table:table-row>
        <table:table-row table:style-name="ro1">
          <table:table-cell table:number-columns-repeated="2" office:value-type="float" office:value="-1.55063" calcext:value-type="float">
            <text:p>-1.55063</text:p>
          </table:table-cell>
          <table:table-cell office:value-type="float" office:value="0.130722" calcext:value-type="float">
            <text:p>0.130722</text:p>
          </table:table-cell>
          <table:table-cell office:value-type="float" office:value="1.46231" calcext:value-type="float">
            <text:p>1.46231</text:p>
          </table:table-cell>
          <table:table-cell office:value-type="float" office:value="1548109060701039" calcext:value-type="float">
            <text:p>1548109060701039</text:p>
          </table:table-cell>
          <table:table-cell table:formula="of:=([.E119]-[.$E$9])/1000000" office:value-type="float" office:value="1.850588" calcext:value-type="float">
            <text:p>1.850588</text:p>
          </table:table-cell>
          <table:table-cell table:formula="of:=SQRT([.C119]*[.C119]+[.D119]*[.D119])" office:value-type="float" office:value="1.46814126615391" calcext:value-type="float">
            <text:p>1.4681412662</text:p>
          </table:table-cell>
        </table:table-row>
        <table:table-row table:style-name="ro1">
          <table:table-cell table:number-columns-repeated="2" office:value-type="float" office:value="-1.55038" calcext:value-type="float">
            <text:p>-1.55038</text:p>
          </table:table-cell>
          <table:table-cell office:value-type="float" office:value="0.0343265" calcext:value-type="float">
            <text:p>0.0343265</text:p>
          </table:table-cell>
          <table:table-cell office:value-type="float" office:value="1.72141" calcext:value-type="float">
            <text:p>1.72141</text:p>
          </table:table-cell>
          <table:table-cell office:value-type="float" office:value="1548109060717802" calcext:value-type="float">
            <text:p>1548109060717802</text:p>
          </table:table-cell>
          <table:table-cell table:formula="of:=([.E120]-[.$E$9])/1000000" office:value-type="float" office:value="1.867351" calcext:value-type="float">
            <text:p>1.867351</text:p>
          </table:table-cell>
          <table:table-cell table:formula="of:=SQRT([.C120]*[.C120]+[.D120]*[.D120])" office:value-type="float" office:value="1.72175221698776" calcext:value-type="float">
            <text:p>1.721752217</text:p>
          </table:table-cell>
        </table:table-row>
        <table:table-row table:style-name="ro1">
          <table:table-cell table:number-columns-repeated="2" office:value-type="float" office:value="-1.54944" calcext:value-type="float">
            <text:p>-1.54944</text:p>
          </table:table-cell>
          <table:table-cell office:value-type="float" office:value="0.0694987" calcext:value-type="float">
            <text:p>0.0694987</text:p>
          </table:table-cell>
          <table:table-cell office:value-type="float" office:value="1.57274" calcext:value-type="float">
            <text:p>1.57274</text:p>
          </table:table-cell>
          <table:table-cell office:value-type="float" office:value="1548109060734650" calcext:value-type="float">
            <text:p>1548109060734650</text:p>
          </table:table-cell>
          <table:table-cell table:formula="of:=([.E121]-[.$E$9])/1000000" office:value-type="float" office:value="1.884199" calcext:value-type="float">
            <text:p>1.884199</text:p>
          </table:table-cell>
          <table:table-cell table:formula="of:=SQRT([.C121]*[.C121]+[.D121]*[.D121])" office:value-type="float" office:value="1.57427480984156" calcext:value-type="float">
            <text:p>1.5742748098</text:p>
          </table:table-cell>
        </table:table-row>
        <table:table-row table:style-name="ro1">
          <table:table-cell table:number-columns-repeated="2" office:value-type="float" office:value="-1.54608" calcext:value-type="float">
            <text:p>-1.54608</text:p>
          </table:table-cell>
          <table:table-cell office:value-type="float" office:value="0.126736" calcext:value-type="float">
            <text:p>0.126736</text:p>
          </table:table-cell>
          <table:table-cell office:value-type="float" office:value="1.90554" calcext:value-type="float">
            <text:p>1.90554</text:p>
          </table:table-cell>
          <table:table-cell office:value-type="float" office:value="1548109060751328" calcext:value-type="float">
            <text:p>1548109060751328</text:p>
          </table:table-cell>
          <table:table-cell table:formula="of:=([.E122]-[.$E$9])/1000000" office:value-type="float" office:value="1.900877" calcext:value-type="float">
            <text:p>1.900877</text:p>
          </table:table-cell>
          <table:table-cell table:formula="of:=SQRT([.C122]*[.C122]+[.D122]*[.D122])" office:value-type="float" office:value="1.90974990647886" calcext:value-type="float">
            <text:p>1.9097499065</text:p>
          </table:table-cell>
        </table:table-row>
        <table:table-row table:style-name="ro1">
          <table:table-cell table:number-columns-repeated="2" office:value-type="float" office:value="-1.54459" calcext:value-type="float">
            <text:p>-1.54459</text:p>
          </table:table-cell>
          <table:table-cell office:value-type="float" office:value="0.134653" calcext:value-type="float">
            <text:p>0.134653</text:p>
          </table:table-cell>
          <table:table-cell office:value-type="float" office:value="1.71423" calcext:value-type="float">
            <text:p>1.71423</text:p>
          </table:table-cell>
          <table:table-cell office:value-type="float" office:value="1548109060768112" calcext:value-type="float">
            <text:p>1548109060768112</text:p>
          </table:table-cell>
          <table:table-cell table:formula="of:=([.E123]-[.$E$9])/1000000" office:value-type="float" office:value="1.917661" calcext:value-type="float">
            <text:p>1.917661</text:p>
          </table:table-cell>
          <table:table-cell table:formula="of:=SQRT([.C123]*[.C123]+[.D123]*[.D123])" office:value-type="float" office:value="1.71951037313213" calcext:value-type="float">
            <text:p>1.7195103731</text:p>
          </table:table-cell>
        </table:table-row>
        <table:table-row table:style-name="ro1">
          <table:table-cell table:number-columns-repeated="2" office:value-type="float" office:value="-1.54159" calcext:value-type="float">
            <text:p>-1.54159</text:p>
          </table:table-cell>
          <table:table-cell office:value-type="float" office:value="0.143173" calcext:value-type="float">
            <text:p>0.143173</text:p>
          </table:table-cell>
          <table:table-cell office:value-type="float" office:value="1.81983" calcext:value-type="float">
            <text:p>1.81983</text:p>
          </table:table-cell>
          <table:table-cell office:value-type="float" office:value="1548109060784891" calcext:value-type="float">
            <text:p>1548109060784891</text:p>
          </table:table-cell>
          <table:table-cell table:formula="of:=([.E124]-[.$E$9])/1000000" office:value-type="float" office:value="1.93444" calcext:value-type="float">
            <text:p>1.93444</text:p>
          </table:table-cell>
          <table:table-cell table:formula="of:=SQRT([.C124]*[.C124]+[.D124]*[.D124])" office:value-type="float" office:value="1.82545329626069" calcext:value-type="float">
            <text:p>1.8254532963</text:p>
          </table:table-cell>
        </table:table-row>
        <table:table-row table:style-name="ro1">
          <table:table-cell table:number-columns-repeated="2" office:value-type="float" office:value="-1.5411" calcext:value-type="float">
            <text:p>-1.5411</text:p>
          </table:table-cell>
          <table:table-cell office:value-type="float" office:value="0.0811631" calcext:value-type="float">
            <text:p>0.0811631</text:p>
          </table:table-cell>
          <table:table-cell office:value-type="float" office:value="1.74972" calcext:value-type="float">
            <text:p>1.74972</text:p>
          </table:table-cell>
          <table:table-cell office:value-type="float" office:value="1548109060801665" calcext:value-type="float">
            <text:p>1548109060801665</text:p>
          </table:table-cell>
          <table:table-cell table:formula="of:=([.E125]-[.$E$9])/1000000" office:value-type="float" office:value="1.951214" calcext:value-type="float">
            <text:p>1.951214</text:p>
          </table:table-cell>
          <table:table-cell table:formula="of:=SQRT([.C125]*[.C125]+[.D125]*[.D125])" office:value-type="float" office:value="1.75160141790352" calcext:value-type="float">
            <text:p>1.7516014179</text:p>
          </table:table-cell>
        </table:table-row>
        <table:table-row table:style-name="ro1">
          <table:table-cell table:number-columns-repeated="2" office:value-type="float" office:value="-1.54098" calcext:value-type="float">
            <text:p>-1.54098</text:p>
          </table:table-cell>
          <table:table-cell office:value-type="float" office:value="0.0577317" calcext:value-type="float">
            <text:p>0.0577317</text:p>
          </table:table-cell>
          <table:table-cell office:value-type="float" office:value="1.48993" calcext:value-type="float">
            <text:p>1.48993</text:p>
          </table:table-cell>
          <table:table-cell office:value-type="float" office:value="1548109060818449" calcext:value-type="float">
            <text:p>1548109060818449</text:p>
          </table:table-cell>
          <table:table-cell table:formula="of:=([.E126]-[.$E$9])/1000000" office:value-type="float" office:value="1.967998" calcext:value-type="float">
            <text:p>1.967998</text:p>
          </table:table-cell>
          <table:table-cell table:formula="of:=SQRT([.C126]*[.C126]+[.D126]*[.D126])" office:value-type="float" office:value="1.4910480723588" calcext:value-type="float">
            <text:p>1.4910480724</text:p>
          </table:table-cell>
        </table:table-row>
        <table:table-row table:style-name="ro1">
          <table:table-cell table:number-columns-repeated="2" office:value-type="float" office:value="-1.54162" calcext:value-type="float">
            <text:p>-1.54162</text:p>
          </table:table-cell>
          <table:table-cell office:value-type="float" office:value="0.00806564" calcext:value-type="float">
            <text:p>0.00806564</text:p>
          </table:table-cell>
          <table:table-cell office:value-type="float" office:value="1.7598" calcext:value-type="float">
            <text:p>1.7598</text:p>
          </table:table-cell>
          <table:table-cell office:value-type="float" office:value="1548109060836394" calcext:value-type="float">
            <text:p>1548109060836394</text:p>
          </table:table-cell>
          <table:table-cell table:formula="of:=([.E127]-[.$E$9])/1000000" office:value-type="float" office:value="1.985943" calcext:value-type="float">
            <text:p>1.985943</text:p>
          </table:table-cell>
          <table:table-cell table:formula="of:=SQRT([.C127]*[.C127]+[.D127]*[.D127])" office:value-type="float" office:value="1.75981848340919" calcext:value-type="float">
            <text:p>1.7598184834</text:p>
          </table:table-cell>
        </table:table-row>
        <table:table-row table:style-name="ro1">
          <table:table-cell table:number-columns-repeated="2" office:value-type="float" office:value="-1.54034" calcext:value-type="float">
            <text:p>-1.54034</text:p>
          </table:table-cell>
          <table:table-cell office:value-type="float" office:value="0.0374547" calcext:value-type="float">
            <text:p>0.0374547</text:p>
          </table:table-cell>
          <table:table-cell office:value-type="float" office:value="1.60066" calcext:value-type="float">
            <text:p>1.60066</text:p>
          </table:table-cell>
          <table:table-cell office:value-type="float" office:value="1548109060853243" calcext:value-type="float">
            <text:p>1548109060853243</text:p>
          </table:table-cell>
          <table:table-cell table:formula="of:=([.E128]-[.$E$9])/1000000" office:value-type="float" office:value="2.002792" calcext:value-type="float">
            <text:p>2.002792</text:p>
          </table:table-cell>
          <table:table-cell table:formula="of:=SQRT([.C128]*[.C128]+[.D128]*[.D128])" office:value-type="float" office:value="1.60109815131743" calcext:value-type="float">
            <text:p>1.6010981513</text:p>
          </table:table-cell>
        </table:table-row>
        <table:table-row table:style-name="ro1">
          <table:table-cell table:number-columns-repeated="2" office:value-type="float" office:value="-1.53751" calcext:value-type="float">
            <text:p>-1.53751</text:p>
          </table:table-cell>
          <table:table-cell office:value-type="float" office:value="0.120405" calcext:value-type="float">
            <text:p>0.120405</text:p>
          </table:table-cell>
          <table:table-cell office:value-type="float" office:value="1.42732" calcext:value-type="float">
            <text:p>1.42732</text:p>
          </table:table-cell>
          <table:table-cell office:value-type="float" office:value="1548109060870053" calcext:value-type="float">
            <text:p>1548109060870053</text:p>
          </table:table-cell>
          <table:table-cell table:formula="of:=([.E129]-[.$E$9])/1000000" office:value-type="float" office:value="2.019602" calcext:value-type="float">
            <text:p>2.019602</text:p>
          </table:table-cell>
          <table:table-cell table:formula="of:=SQRT([.C129]*[.C129]+[.D129]*[.D129])" office:value-type="float" office:value="1.43238952328792" calcext:value-type="float">
            <text:p>1.4323895233</text:p>
          </table:table-cell>
        </table:table-row>
        <table:table-row table:style-name="ro1">
          <table:table-cell table:number-columns-repeated="2" office:value-type="float" office:value="-1.53237" calcext:value-type="float">
            <text:p>-1.53237</text:p>
          </table:table-cell>
          <table:table-cell office:value-type="float" office:value="0.195972" calcext:value-type="float">
            <text:p>0.195972</text:p>
          </table:table-cell>
          <table:table-cell office:value-type="float" office:value="1.69549" calcext:value-type="float">
            <text:p>1.69549</text:p>
          </table:table-cell>
          <table:table-cell office:value-type="float" office:value="1548109060886800" calcext:value-type="float">
            <text:p>1548109060886800</text:p>
          </table:table-cell>
          <table:table-cell table:formula="of:=([.E130]-[.$E$9])/1000000" office:value-type="float" office:value="2.036349" calcext:value-type="float">
            <text:p>2.036349</text:p>
          </table:table-cell>
          <table:table-cell table:formula="of:=SQRT([.C130]*[.C130]+[.D130]*[.D130])" office:value-type="float" office:value="1.70677806550354" calcext:value-type="float">
            <text:p>1.7067780655</text:p>
          </table:table-cell>
        </table:table-row>
        <table:table-row table:style-name="ro1">
          <table:table-cell table:number-columns-repeated="2" office:value-type="float" office:value="-1.53095" calcext:value-type="float">
            <text:p>-1.53095</text:p>
          </table:table-cell>
          <table:table-cell office:value-type="float" office:value="0.130192" calcext:value-type="float">
            <text:p>0.130192</text:p>
          </table:table-cell>
          <table:table-cell office:value-type="float" office:value="1.66925" calcext:value-type="float">
            <text:p>1.66925</text:p>
          </table:table-cell>
          <table:table-cell office:value-type="float" office:value="1548109060903519" calcext:value-type="float">
            <text:p>1548109060903519</text:p>
          </table:table-cell>
          <table:table-cell table:formula="of:=([.E131]-[.$E$9])/1000000" office:value-type="float" office:value="2.053068" calcext:value-type="float">
            <text:p>2.053068</text:p>
          </table:table-cell>
          <table:table-cell table:formula="of:=SQRT([.C131]*[.C131]+[.D131]*[.D131])" office:value-type="float" office:value="1.67431941975359" calcext:value-type="float">
            <text:p>1.6743194198</text:p>
          </table:table-cell>
        </table:table-row>
        <table:table-row table:style-name="ro1">
          <table:table-cell table:number-columns-repeated="2" office:value-type="float" office:value="-1.52853" calcext:value-type="float">
            <text:p>-1.52853</text:p>
          </table:table-cell>
          <table:table-cell office:value-type="float" office:value="0.168026" calcext:value-type="float">
            <text:p>0.168026</text:p>
          </table:table-cell>
          <table:table-cell office:value-type="float" office:value="1.50121" calcext:value-type="float">
            <text:p>1.50121</text:p>
          </table:table-cell>
          <table:table-cell office:value-type="float" office:value="1548109060920278" calcext:value-type="float">
            <text:p>1548109060920278</text:p>
          </table:table-cell>
          <table:table-cell table:formula="of:=([.E132]-[.$E$9])/1000000" office:value-type="float" office:value="2.069827" calcext:value-type="float">
            <text:p>2.069827</text:p>
          </table:table-cell>
          <table:table-cell table:formula="of:=SQRT([.C132]*[.C132]+[.D132]*[.D132])" office:value-type="float" office:value="1.51058405948693" calcext:value-type="float">
            <text:p>1.5105840595</text:p>
          </table:table-cell>
        </table:table-row>
        <table:table-row table:style-name="ro1">
          <table:table-cell table:number-columns-repeated="2" office:value-type="float" office:value="-1.52222" calcext:value-type="float">
            <text:p>-1.52222</text:p>
          </table:table-cell>
          <table:table-cell office:value-type="float" office:value="0.151511" calcext:value-type="float">
            <text:p>0.151511</text:p>
          </table:table-cell>
          <table:table-cell office:value-type="float" office:value="1.62224" calcext:value-type="float">
            <text:p>1.62224</text:p>
          </table:table-cell>
          <table:table-cell office:value-type="float" office:value="1548109060937018" calcext:value-type="float">
            <text:p>1548109060937018</text:p>
          </table:table-cell>
          <table:table-cell table:formula="of:=([.E133]-[.$E$9])/1000000" office:value-type="float" office:value="2.086567" calcext:value-type="float">
            <text:p>2.086567</text:p>
          </table:table-cell>
          <table:table-cell table:formula="of:=SQRT([.C133]*[.C133]+[.D133]*[.D133])" office:value-type="float" office:value="1.62929991122598" calcext:value-type="float">
            <text:p>1.6292999112</text:p>
          </table:table-cell>
        </table:table-row>
        <table:table-row table:style-name="ro1">
          <table:table-cell table:number-columns-repeated="2" office:value-type="float" office:value="-1.51608" calcext:value-type="float">
            <text:p>-1.51608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1.53018" calcext:value-type="float">
            <text:p>1.53018</text:p>
          </table:table-cell>
          <table:table-cell office:value-type="float" office:value="1548109060953742" calcext:value-type="float">
            <text:p>1548109060953742</text:p>
          </table:table-cell>
          <table:table-cell table:formula="of:=([.E134]-[.$E$9])/1000000" office:value-type="float" office:value="2.103291" calcext:value-type="float">
            <text:p>2.103291</text:p>
          </table:table-cell>
          <table:table-cell table:formula="of:=SQRT([.C134]*[.C134]+[.D134]*[.D134])" office:value-type="float" office:value="1.5368323027071" calcext:value-type="float">
            <text:p>1.5368323027</text:p>
          </table:table-cell>
        </table:table-row>
        <table:table-row table:style-name="ro1">
          <table:table-cell table:number-columns-repeated="2" office:value-type="float" office:value="-1.51702" calcext:value-type="float">
            <text:p>-1.51702</text:p>
          </table:table-cell>
          <table:table-cell office:value-type="float" office:value="0.0155356" calcext:value-type="float">
            <text:p>0.0155356</text:p>
          </table:table-cell>
          <table:table-cell office:value-type="float" office:value="1.36575" calcext:value-type="float">
            <text:p>1.36575</text:p>
          </table:table-cell>
          <table:table-cell office:value-type="float" office:value="1548109060970484" calcext:value-type="float">
            <text:p>1548109060970484</text:p>
          </table:table-cell>
          <table:table-cell table:formula="of:=([.E135]-[.$E$9])/1000000" office:value-type="float" office:value="2.120033" calcext:value-type="float">
            <text:p>2.120033</text:p>
          </table:table-cell>
          <table:table-cell table:formula="of:=SQRT([.C135]*[.C135]+[.D135]*[.D135])" office:value-type="float" office:value="1.36583835696885" calcext:value-type="float">
            <text:p>1.365838357</text:p>
          </table:table-cell>
        </table:table-row>
        <table:table-row table:style-name="ro1">
          <table:table-cell table:number-columns-repeated="2" office:value-type="float" office:value="-1.51156" calcext:value-type="float">
            <text:p>-1.51156</text:p>
          </table:table-cell>
          <table:table-cell office:value-type="float" office:value="0.141345" calcext:value-type="float">
            <text:p>0.141345</text:p>
          </table:table-cell>
          <table:table-cell office:value-type="float" office:value="1.58075" calcext:value-type="float">
            <text:p>1.58075</text:p>
          </table:table-cell>
          <table:table-cell office:value-type="float" office:value="1548109060987249" calcext:value-type="float">
            <text:p>1548109060987249</text:p>
          </table:table-cell>
          <table:table-cell table:formula="of:=([.E136]-[.$E$9])/1000000" office:value-type="float" office:value="2.136798" calcext:value-type="float">
            <text:p>2.136798</text:p>
          </table:table-cell>
          <table:table-cell table:formula="of:=SQRT([.C136]*[.C136]+[.D136]*[.D136])" office:value-type="float" office:value="1.58705670079081" calcext:value-type="float">
            <text:p>1.5870567008</text:p>
          </table:table-cell>
        </table:table-row>
        <table:table-row table:style-name="ro1">
          <table:table-cell table:number-columns-repeated="2" office:value-type="float" office:value="-1.50978" calcext:value-type="float">
            <text:p>-1.50978</text:p>
          </table:table-cell>
          <table:table-cell office:value-type="float" office:value="0.107234" calcext:value-type="float">
            <text:p>0.107234</text:p>
          </table:table-cell>
          <table:table-cell office:value-type="float" office:value="1.50495" calcext:value-type="float">
            <text:p>1.50495</text:p>
          </table:table-cell>
          <table:table-cell office:value-type="float" office:value="1548109061003979" calcext:value-type="float">
            <text:p>1548109061003979</text:p>
          </table:table-cell>
          <table:table-cell table:formula="of:=([.E137]-[.$E$9])/1000000" office:value-type="float" office:value="2.153528" calcext:value-type="float">
            <text:p>2.153528</text:p>
          </table:table-cell>
          <table:table-cell table:formula="of:=SQRT([.C137]*[.C137]+[.D137]*[.D137])" office:value-type="float" office:value="1.5087655991757" calcext:value-type="float">
            <text:p>1.5087655992</text:p>
          </table:table-cell>
        </table:table-row>
        <table:table-row table:style-name="ro1">
          <table:table-cell table:number-columns-repeated="2" office:value-type="float" office:value="-1.50795" calcext:value-type="float">
            <text:p>-1.50795</text:p>
          </table:table-cell>
          <table:table-cell office:value-type="float" office:value="0.121265" calcext:value-type="float">
            <text:p>0.121265</text:p>
          </table:table-cell>
          <table:table-cell office:value-type="float" office:value="1.40928" calcext:value-type="float">
            <text:p>1.40928</text:p>
          </table:table-cell>
          <table:table-cell office:value-type="float" office:value="1548109061020722" calcext:value-type="float">
            <text:p>1548109061020722</text:p>
          </table:table-cell>
          <table:table-cell table:formula="of:=([.E138]-[.$E$9])/1000000" office:value-type="float" office:value="2.170271" calcext:value-type="float">
            <text:p>2.170271</text:p>
          </table:table-cell>
          <table:table-cell table:formula="of:=SQRT([.C138]*[.C138]+[.D138]*[.D138])" office:value-type="float" office:value="1.41448765234095" calcext:value-type="float">
            <text:p>1.4144876523</text:p>
          </table:table-cell>
        </table:table-row>
        <table:table-row table:style-name="ro1">
          <table:table-cell table:number-columns-repeated="2" office:value-type="float" office:value="-1.50692" calcext:value-type="float">
            <text:p>-1.50692</text:p>
          </table:table-cell>
          <table:table-cell office:value-type="float" office:value="0.0852963" calcext:value-type="float">
            <text:p>0.0852963</text:p>
          </table:table-cell>
          <table:table-cell office:value-type="float" office:value="1.63119" calcext:value-type="float">
            <text:p>1.63119</text:p>
          </table:table-cell>
          <table:table-cell office:value-type="float" office:value="1548109061037495" calcext:value-type="float">
            <text:p>1548109061037495</text:p>
          </table:table-cell>
          <table:table-cell table:formula="of:=([.E139]-[.$E$9])/1000000" office:value-type="float" office:value="2.187044" calcext:value-type="float">
            <text:p>2.187044</text:p>
          </table:table-cell>
          <table:table-cell table:formula="of:=SQRT([.C139]*[.C139]+[.D139]*[.D139])" office:value-type="float" office:value="1.63341858532762" calcext:value-type="float">
            <text:p>1.6334185853</text:p>
          </table:table-cell>
        </table:table-row>
        <table:table-row table:style-name="ro1">
          <table:table-cell table:number-columns-repeated="2" office:value-type="float" office:value="-1.50713" calcext:value-type="float">
            <text:p>-1.50713</text:p>
          </table:table-cell>
          <table:table-cell office:value-type="float" office:value="0.0356488" calcext:value-type="float">
            <text:p>0.0356488</text:p>
          </table:table-cell>
          <table:table-cell office:value-type="float" office:value="1.53264" calcext:value-type="float">
            <text:p>1.53264</text:p>
          </table:table-cell>
          <table:table-cell office:value-type="float" office:value="1548109061054632" calcext:value-type="float">
            <text:p>1548109061054632</text:p>
          </table:table-cell>
          <table:table-cell table:formula="of:=([.E140]-[.$E$9])/1000000" office:value-type="float" office:value="2.204181" calcext:value-type="float">
            <text:p>2.204181</text:p>
          </table:table-cell>
          <table:table-cell table:formula="of:=SQRT([.C140]*[.C140]+[.D140]*[.D140])" office:value-type="float" office:value="1.5330545347578" calcext:value-type="float">
            <text:p>1.5330545348</text:p>
          </table:table-cell>
        </table:table-row>
        <table:table-row table:style-name="ro1">
          <table:table-cell table:number-columns-repeated="2" office:value-type="float" office:value="-1.50939" calcext:value-type="float">
            <text:p>-1.50939</text:p>
          </table:table-cell>
          <table:table-cell office:value-type="float" office:value="-0.0548452" calcext:value-type="float">
            <text:p>-0.0548452</text:p>
          </table:table-cell>
          <table:table-cell office:value-type="float" office:value="1.44923" calcext:value-type="float">
            <text:p>1.44923</text:p>
          </table:table-cell>
          <table:table-cell office:value-type="float" office:value="1548109061071397" calcext:value-type="float">
            <text:p>1548109061071397</text:p>
          </table:table-cell>
          <table:table-cell table:formula="of:=([.E141]-[.$E$9])/1000000" office:value-type="float" office:value="2.220946" calcext:value-type="float">
            <text:p>2.220946</text:p>
          </table:table-cell>
          <table:table-cell table:formula="of:=SQRT([.C141]*[.C141]+[.D141]*[.D141])" office:value-type="float" office:value="1.45026741977576" calcext:value-type="float">
            <text:p>1.4502674198</text:p>
          </table:table-cell>
        </table:table-row>
        <table:table-row table:style-name="ro1">
          <table:table-cell table:number-columns-repeated="2" office:value-type="float" office:value="-1.50621" calcext:value-type="float">
            <text:p>-1.50621</text:p>
          </table:table-cell>
          <table:table-cell office:value-type="float" office:value="0.0625391" calcext:value-type="float">
            <text:p>0.0625391</text:p>
          </table:table-cell>
          <table:table-cell office:value-type="float" office:value="1.71767" calcext:value-type="float">
            <text:p>1.71767</text:p>
          </table:table-cell>
          <table:table-cell office:value-type="float" office:value="1548109061088158" calcext:value-type="float">
            <text:p>1548109061088158</text:p>
          </table:table-cell>
          <table:table-cell table:formula="of:=([.E142]-[.$E$9])/1000000" office:value-type="float" office:value="2.237707" calcext:value-type="float">
            <text:p>2.237707</text:p>
          </table:table-cell>
          <table:table-cell table:formula="of:=SQRT([.C142]*[.C142]+[.D142]*[.D142])" office:value-type="float" office:value="1.71880812423284" calcext:value-type="float">
            <text:p>1.7188081242</text:p>
          </table:table-cell>
        </table:table-row>
        <table:table-row table:style-name="ro1">
          <table:table-cell table:number-columns-repeated="2" office:value-type="float" office:value="-1.49942" calcext:value-type="float">
            <text:p>-1.49942</text:p>
          </table:table-cell>
          <table:table-cell office:value-type="float" office:value="0.207907" calcext:value-type="float">
            <text:p>0.207907</text:p>
          </table:table-cell>
          <table:table-cell office:value-type="float" office:value="1.4696" calcext:value-type="float">
            <text:p>1.4696</text:p>
          </table:table-cell>
          <table:table-cell office:value-type="float" office:value="1548109061104918" calcext:value-type="float">
            <text:p>1548109061104918</text:p>
          </table:table-cell>
          <table:table-cell table:formula="of:=([.E143]-[.$E$9])/1000000" office:value-type="float" office:value="2.254467" calcext:value-type="float">
            <text:p>2.254467</text:p>
          </table:table-cell>
          <table:table-cell table:formula="of:=SQRT([.C143]*[.C143]+[.D143]*[.D143])" office:value-type="float" office:value="1.48423363411863" calcext:value-type="float">
            <text:p>1.4842336341</text:p>
          </table:table-cell>
        </table:table-row>
        <table:table-row table:style-name="ro1">
          <table:table-cell table:number-columns-repeated="2" office:value-type="float" office:value="-1.502" calcext:value-type="float">
            <text:p>-1.502</text:p>
          </table:table-cell>
          <table:table-cell office:value-type="float" office:value="0.0503828" calcext:value-type="float">
            <text:p>0.0503828</text:p>
          </table:table-cell>
          <table:table-cell office:value-type="float" office:value="1.42623" calcext:value-type="float">
            <text:p>1.42623</text:p>
          </table:table-cell>
          <table:table-cell office:value-type="float" office:value="1548109061121693" calcext:value-type="float">
            <text:p>1548109061121693</text:p>
          </table:table-cell>
          <table:table-cell table:formula="of:=([.E144]-[.$E$9])/1000000" office:value-type="float" office:value="2.271242" calcext:value-type="float">
            <text:p>2.271242</text:p>
          </table:table-cell>
          <table:table-cell table:formula="of:=SQRT([.C144]*[.C144]+[.D144]*[.D144])" office:value-type="float" office:value="1.42711963038697" calcext:value-type="float">
            <text:p>1.4271196304</text:p>
          </table:table-cell>
        </table:table-row>
        <table:table-row table:style-name="ro1">
          <table:table-cell table:number-columns-repeated="2" office:value-type="float" office:value="-1.49579" calcext:value-type="float">
            <text:p>-1.49579</text:p>
          </table:table-cell>
          <table:table-cell office:value-type="float" office:value="0.194241" calcext:value-type="float">
            <text:p>0.194241</text:p>
          </table:table-cell>
          <table:table-cell office:value-type="float" office:value="1.64353" calcext:value-type="float">
            <text:p>1.64353</text:p>
          </table:table-cell>
          <table:table-cell office:value-type="float" office:value="1548109061138423" calcext:value-type="float">
            <text:p>1548109061138423</text:p>
          </table:table-cell>
          <table:table-cell table:formula="of:=([.E145]-[.$E$9])/1000000" office:value-type="float" office:value="2.287972" calcext:value-type="float">
            <text:p>2.287972</text:p>
          </table:table-cell>
          <table:table-cell table:formula="of:=SQRT([.C145]*[.C145]+[.D145]*[.D145])" office:value-type="float" office:value="1.65496840664135" calcext:value-type="float">
            <text:p>1.6549684066</text:p>
          </table:table-cell>
        </table:table-row>
        <table:table-row table:style-name="ro1">
          <table:table-cell table:number-columns-repeated="2" office:value-type="float" office:value="-1.49399" calcext:value-type="float">
            <text:p>-1.49399</text:p>
          </table:table-cell>
          <table:table-cell office:value-type="float" office:value="0.189426" calcext:value-type="float">
            <text:p>0.189426</text:p>
          </table:table-cell>
          <table:table-cell office:value-type="float" office:value="1.465" calcext:value-type="float">
            <text:p>1.465</text:p>
          </table:table-cell>
          <table:table-cell office:value-type="float" office:value="1548109061155216" calcext:value-type="float">
            <text:p>1548109061155216</text:p>
          </table:table-cell>
          <table:table-cell table:formula="of:=([.E146]-[.$E$9])/1000000" office:value-type="float" office:value="2.304765" calcext:value-type="float">
            <text:p>2.304765</text:p>
          </table:table-cell>
          <table:table-cell table:formula="of:=SQRT([.C146]*[.C146]+[.D146]*[.D146])" office:value-type="float" office:value="1.47719572483676" calcext:value-type="float">
            <text:p>1.4771957248</text:p>
          </table:table-cell>
        </table:table-row>
        <table:table-row table:style-name="ro1">
          <table:table-cell table:number-columns-repeated="2" office:value-type="float" office:value="-1.49273" calcext:value-type="float">
            <text:p>-1.49273</text:p>
          </table:table-cell>
          <table:table-cell office:value-type="float" office:value="0.0748976" calcext:value-type="float">
            <text:p>0.0748976</text:p>
          </table:table-cell>
          <table:table-cell office:value-type="float" office:value="2.02489" calcext:value-type="float">
            <text:p>2.02489</text:p>
          </table:table-cell>
          <table:table-cell office:value-type="float" office:value="1548109061172025" calcext:value-type="float">
            <text:p>1548109061172025</text:p>
          </table:table-cell>
          <table:table-cell table:formula="of:=([.E147]-[.$E$9])/1000000" office:value-type="float" office:value="2.321574" calcext:value-type="float">
            <text:p>2.321574</text:p>
          </table:table-cell>
          <table:table-cell table:formula="of:=SQRT([.C147]*[.C147]+[.D147]*[.D147])" office:value-type="float" office:value="2.02627470067258" calcext:value-type="float">
            <text:p>2.0262747007</text:p>
          </table:table-cell>
        </table:table-row>
        <table:table-row table:style-name="ro1">
          <table:table-cell table:number-columns-repeated="2" office:value-type="float" office:value="-1.49413" calcext:value-type="float">
            <text:p>-1.49413</text:p>
          </table:table-cell>
          <table:table-cell office:value-type="float" office:value="-0.00180732" calcext:value-type="float">
            <text:p>-0.00180732</text:p>
          </table:table-cell>
          <table:table-cell office:value-type="float" office:value="1.73678" calcext:value-type="float">
            <text:p>1.73678</text:p>
          </table:table-cell>
          <table:table-cell office:value-type="float" office:value="1548109061188903" calcext:value-type="float">
            <text:p>1548109061188903</text:p>
          </table:table-cell>
          <table:table-cell table:formula="of:=([.E148]-[.$E$9])/1000000" office:value-type="float" office:value="2.338452" calcext:value-type="float">
            <text:p>2.338452</text:p>
          </table:table-cell>
          <table:table-cell table:formula="of:=SQRT([.C148]*[.C148]+[.D148]*[.D148])" office:value-type="float" office:value="1.73678094036225" calcext:value-type="float">
            <text:p>1.7367809404</text:p>
          </table:table-cell>
        </table:table-row>
        <table:table-row table:style-name="ro1">
          <table:table-cell table:number-columns-repeated="2" office:value-type="float" office:value="-1.49308" calcext:value-type="float">
            <text:p>-1.49308</text:p>
          </table:table-cell>
          <table:table-cell office:value-type="float" office:value="0.0344107" calcext:value-type="float">
            <text:p>0.0344107</text:p>
          </table:table-cell>
          <table:table-cell office:value-type="float" office:value="1.38002" calcext:value-type="float">
            <text:p>1.38002</text:p>
          </table:table-cell>
          <table:table-cell office:value-type="float" office:value="1548109061205741" calcext:value-type="float">
            <text:p>1548109061205741</text:p>
          </table:table-cell>
          <table:table-cell table:formula="of:=([.E149]-[.$E$9])/1000000" office:value-type="float" office:value="2.35529" calcext:value-type="float">
            <text:p>2.35529</text:p>
          </table:table-cell>
          <table:table-cell table:formula="of:=SQRT([.C149]*[.C149]+[.D149]*[.D149])" office:value-type="float" office:value="1.38044894750747" calcext:value-type="float">
            <text:p>1.3804489475</text:p>
          </table:table-cell>
        </table:table-row>
        <table:table-row table:style-name="ro1">
          <table:table-cell table:number-columns-repeated="2" office:value-type="float" office:value="-1.48853" calcext:value-type="float">
            <text:p>-1.48853</text:p>
          </table:table-cell>
          <table:table-cell office:value-type="float" office:value="0.141013" calcext:value-type="float">
            <text:p>0.141013</text:p>
          </table:table-cell>
          <table:table-cell office:value-type="float" office:value="1.5114" calcext:value-type="float">
            <text:p>1.5114</text:p>
          </table:table-cell>
          <table:table-cell office:value-type="float" office:value="1548109061222547" calcext:value-type="float">
            <text:p>1548109061222547</text:p>
          </table:table-cell>
          <table:table-cell table:formula="of:=([.E150]-[.$E$9])/1000000" office:value-type="float" office:value="2.372096" calcext:value-type="float">
            <text:p>2.372096</text:p>
          </table:table-cell>
          <table:table-cell table:formula="of:=SQRT([.C150]*[.C150]+[.D150]*[.D150])" office:value-type="float" office:value="1.51796397393647" calcext:value-type="float">
            <text:p>1.5179639739</text:p>
          </table:table-cell>
        </table:table-row>
        <table:table-row table:style-name="ro1">
          <table:table-cell table:number-columns-repeated="2" office:value-type="float" office:value="-1.48283" calcext:value-type="float">
            <text:p>-1.48283</text:p>
          </table:table-cell>
          <table:table-cell office:value-type="float" office:value="0.216768" calcext:value-type="float">
            <text:p>0.216768</text:p>
          </table:table-cell>
          <table:table-cell office:value-type="float" office:value="1.46898" calcext:value-type="float">
            <text:p>1.46898</text:p>
          </table:table-cell>
          <table:table-cell office:value-type="float" office:value="1548109061239336" calcext:value-type="float">
            <text:p>1548109061239336</text:p>
          </table:table-cell>
          <table:table-cell table:formula="of:=([.E151]-[.$E$9])/1000000" office:value-type="float" office:value="2.388885" calcext:value-type="float">
            <text:p>2.388885</text:p>
          </table:table-cell>
          <table:table-cell table:formula="of:=SQRT([.C151]*[.C151]+[.D151]*[.D151])" office:value-type="float" office:value="1.48488740523448" calcext:value-type="float">
            <text:p>1.4848874052</text:p>
          </table:table-cell>
        </table:table-row>
        <table:table-row table:style-name="ro1">
          <table:table-cell table:number-columns-repeated="2" office:value-type="float" office:value="-1.48492" calcext:value-type="float">
            <text:p>-1.48492</text:p>
          </table:table-cell>
          <table:table-cell office:value-type="float" office:value="0.0728797" calcext:value-type="float">
            <text:p>0.0728797</text:p>
          </table:table-cell>
          <table:table-cell office:value-type="float" office:value="1.2658" calcext:value-type="float">
            <text:p>1.2658</text:p>
          </table:table-cell>
          <table:table-cell office:value-type="float" office:value="1548109061256156" calcext:value-type="float">
            <text:p>1548109061256156</text:p>
          </table:table-cell>
          <table:table-cell table:formula="of:=([.E152]-[.$E$9])/1000000" office:value-type="float" office:value="2.405705" calcext:value-type="float">
            <text:p>2.405705</text:p>
          </table:table-cell>
          <table:table-cell table:formula="of:=SQRT([.C152]*[.C152]+[.D152]*[.D152])" office:value-type="float" office:value="1.26789632489099" calcext:value-type="float">
            <text:p>1.2678963249</text:p>
          </table:table-cell>
        </table:table-row>
        <table:table-row table:style-name="ro1">
          <table:table-cell table:number-columns-repeated="2" office:value-type="float" office:value="-1.48213" calcext:value-type="float">
            <text:p>-1.48213</text:p>
          </table:table-cell>
          <table:table-cell office:value-type="float" office:value="0.109938" calcext:value-type="float">
            <text:p>0.109938</text:p>
          </table:table-cell>
          <table:table-cell office:value-type="float" office:value="1.56857" calcext:value-type="float">
            <text:p>1.56857</text:p>
          </table:table-cell>
          <table:table-cell office:value-type="float" office:value="1548109061272887" calcext:value-type="float">
            <text:p>1548109061272887</text:p>
          </table:table-cell>
          <table:table-cell table:formula="of:=([.E153]-[.$E$9])/1000000" office:value-type="float" office:value="2.422436" calcext:value-type="float">
            <text:p>2.422436</text:p>
          </table:table-cell>
          <table:table-cell table:formula="of:=SQRT([.C153]*[.C153]+[.D153]*[.D153])" office:value-type="float" office:value="1.57241794976527" calcext:value-type="float">
            <text:p>1.5724179498</text:p>
          </table:table-cell>
        </table:table-row>
        <table:table-row table:style-name="ro1">
          <table:table-cell table:number-columns-repeated="2" office:value-type="float" office:value="-1.48266" calcext:value-type="float">
            <text:p>-1.48266</text:p>
          </table:table-cell>
          <table:table-cell office:value-type="float" office:value="0.0378983" calcext:value-type="float">
            <text:p>0.0378983</text:p>
          </table:table-cell>
          <table:table-cell office:value-type="float" office:value="1.45548" calcext:value-type="float">
            <text:p>1.45548</text:p>
          </table:table-cell>
          <table:table-cell office:value-type="float" office:value="1548109061289663" calcext:value-type="float">
            <text:p>1548109061289663</text:p>
          </table:table-cell>
          <table:table-cell table:formula="of:=([.E154]-[.$E$9])/1000000" office:value-type="float" office:value="2.439212" calcext:value-type="float">
            <text:p>2.439212</text:p>
          </table:table-cell>
          <table:table-cell table:formula="of:=SQRT([.C154]*[.C154]+[.D154]*[.D154])" office:value-type="float" office:value="1.45597332102717" calcext:value-type="float">
            <text:p>1.455973321</text:p>
          </table:table-cell>
        </table:table-row>
        <table:table-row table:style-name="ro1">
          <table:table-cell table:number-columns-repeated="2" office:value-type="float" office:value="-1.48237" calcext:value-type="float">
            <text:p>-1.48237</text:p>
          </table:table-cell>
          <table:table-cell office:value-type="float" office:value="0.0349047" calcext:value-type="float">
            <text:p>0.0349047</text:p>
          </table:table-cell>
          <table:table-cell office:value-type="float" office:value="1.33326" calcext:value-type="float">
            <text:p>1.33326</text:p>
          </table:table-cell>
          <table:table-cell office:value-type="float" office:value="1548109061306435" calcext:value-type="float">
            <text:p>1548109061306435</text:p>
          </table:table-cell>
          <table:table-cell table:formula="of:=([.E155]-[.$E$9])/1000000" office:value-type="float" office:value="2.455984" calcext:value-type="float">
            <text:p>2.455984</text:p>
          </table:table-cell>
          <table:table-cell table:formula="of:=SQRT([.C155]*[.C155]+[.D155]*[.D155])" office:value-type="float" office:value="1.33371682364814" calcext:value-type="float">
            <text:p>1.3337168236</text:p>
          </table:table-cell>
        </table:table-row>
        <table:table-row table:style-name="ro1">
          <table:table-cell table:number-columns-repeated="2" office:value-type="float" office:value="-1.48201" calcext:value-type="float">
            <text:p>-1.48201</text:p>
          </table:table-cell>
          <table:table-cell office:value-type="float" office:value="0.0255689" calcext:value-type="float">
            <text:p>0.0255689</text:p>
          </table:table-cell>
          <table:table-cell office:value-type="float" office:value="1.55684" calcext:value-type="float">
            <text:p>1.55684</text:p>
          </table:table-cell>
          <table:table-cell office:value-type="float" office:value="1548109061323189" calcext:value-type="float">
            <text:p>1548109061323189</text:p>
          </table:table-cell>
          <table:table-cell table:formula="of:=([.E156]-[.$E$9])/1000000" office:value-type="float" office:value="2.472738" calcext:value-type="float">
            <text:p>2.472738</text:p>
          </table:table-cell>
          <table:table-cell table:formula="of:=SQRT([.C156]*[.C156]+[.D156]*[.D156])" office:value-type="float" office:value="1.55704995239305" calcext:value-type="float">
            <text:p>1.5570499524</text:p>
          </table:table-cell>
        </table:table-row>
        <table:table-row table:style-name="ro1">
          <table:table-cell table:number-columns-repeated="2" office:value-type="float" office:value="-1.47667" calcext:value-type="float">
            <text:p>-1.47667</text:p>
          </table:table-cell>
          <table:table-cell office:value-type="float" office:value="0.152804" calcext:value-type="float">
            <text:p>0.152804</text:p>
          </table:table-cell>
          <table:table-cell office:value-type="float" office:value="1.48768" calcext:value-type="float">
            <text:p>1.48768</text:p>
          </table:table-cell>
          <table:table-cell office:value-type="float" office:value="1548109061341373" calcext:value-type="float">
            <text:p>1548109061341373</text:p>
          </table:table-cell>
          <table:table-cell table:formula="of:=([.E157]-[.$E$9])/1000000" office:value-type="float" office:value="2.490922" calcext:value-type="float">
            <text:p>2.490922</text:p>
          </table:table-cell>
          <table:table-cell table:formula="of:=SQRT([.C157]*[.C157]+[.D157]*[.D157])" office:value-type="float" office:value="1.4955068855796" calcext:value-type="float">
            <text:p>1.4955068856</text:p>
          </table:table-cell>
        </table:table-row>
        <table:table-row table:style-name="ro1">
          <table:table-cell table:number-columns-repeated="2" office:value-type="float" office:value="-1.47607" calcext:value-type="float">
            <text:p>-1.47607</text:p>
          </table:table-cell>
          <table:table-cell office:value-type="float" office:value="0.121352" calcext:value-type="float">
            <text:p>0.121352</text:p>
          </table:table-cell>
          <table:table-cell office:value-type="float" office:value="1.33898" calcext:value-type="float">
            <text:p>1.33898</text:p>
          </table:table-cell>
          <table:table-cell office:value-type="float" office:value="1548109061358145" calcext:value-type="float">
            <text:p>1548109061358145</text:p>
          </table:table-cell>
          <table:table-cell table:formula="of:=([.E158]-[.$E$9])/1000000" office:value-type="float" office:value="2.507694" calcext:value-type="float">
            <text:p>2.507694</text:p>
          </table:table-cell>
          <table:table-cell table:formula="of:=SQRT([.C158]*[.C158]+[.D158]*[.D158])" office:value-type="float" office:value="1.34446783089221" calcext:value-type="float">
            <text:p>1.3444678309</text:p>
          </table:table-cell>
        </table:table-row>
        <table:table-row table:style-name="ro1">
          <table:table-cell table:number-columns-repeated="2" office:value-type="float" office:value="-1.47511" calcext:value-type="float">
            <text:p>-1.47511</text:p>
          </table:table-cell>
          <table:table-cell office:value-type="float" office:value="0.0806242" calcext:value-type="float">
            <text:p>0.0806242</text:p>
          </table:table-cell>
          <table:table-cell office:value-type="float" office:value="1.6162" calcext:value-type="float">
            <text:p>1.6162</text:p>
          </table:table-cell>
          <table:table-cell office:value-type="float" office:value="1548109061374915" calcext:value-type="float">
            <text:p>1548109061374915</text:p>
          </table:table-cell>
          <table:table-cell table:formula="of:=([.E159]-[.$E$9])/1000000" office:value-type="float" office:value="2.524464" calcext:value-type="float">
            <text:p>2.524464</text:p>
          </table:table-cell>
          <table:table-cell table:formula="of:=SQRT([.C159]*[.C159]+[.D159]*[.D159])" office:value-type="float" office:value="1.6182097211504" calcext:value-type="float">
            <text:p>1.6182097212</text:p>
          </table:table-cell>
        </table:table-row>
        <table:table-row table:style-name="ro1">
          <table:table-cell table:number-columns-repeated="2" office:value-type="float" office:value="-1.47478" calcext:value-type="float">
            <text:p>-1.47478</text:p>
          </table:table-cell>
          <table:table-cell office:value-type="float" office:value="0.0469114" calcext:value-type="float">
            <text:p>0.0469114</text:p>
          </table:table-cell>
          <table:table-cell office:value-type="float" office:value="1.4599" calcext:value-type="float">
            <text:p>1.4599</text:p>
          </table:table-cell>
          <table:table-cell office:value-type="float" office:value="1548109061391733" calcext:value-type="float">
            <text:p>1548109061391733</text:p>
          </table:table-cell>
          <table:table-cell table:formula="of:=([.E160]-[.$E$9])/1000000" office:value-type="float" office:value="2.541282" calcext:value-type="float">
            <text:p>2.541282</text:p>
          </table:table-cell>
          <table:table-cell table:formula="of:=SQRT([.C160]*[.C160]+[.D160]*[.D160])" office:value-type="float" office:value="1.46065351450984" calcext:value-type="float">
            <text:p>1.4606535145</text:p>
          </table:table-cell>
        </table:table-row>
        <table:table-row table:style-name="ro1">
          <table:table-cell table:number-columns-repeated="2" office:value-type="float" office:value="-1.47505" calcext:value-type="float">
            <text:p>-1.47505</text:p>
          </table:table-cell>
          <table:table-cell office:value-type="float" office:value="0.0221425" calcext:value-type="float">
            <text:p>0.0221425</text:p>
          </table:table-cell>
          <table:table-cell office:value-type="float" office:value="1.25047" calcext:value-type="float">
            <text:p>1.25047</text:p>
          </table:table-cell>
          <table:table-cell office:value-type="float" office:value="1548109061408488" calcext:value-type="float">
            <text:p>1548109061408488</text:p>
          </table:table-cell>
          <table:table-cell table:formula="of:=([.E161]-[.$E$9])/1000000" office:value-type="float" office:value="2.558037" calcext:value-type="float">
            <text:p>2.558037</text:p>
          </table:table-cell>
          <table:table-cell table:formula="of:=SQRT([.C161]*[.C161]+[.D161]*[.D161])" office:value-type="float" office:value="1.25066602704569" calcext:value-type="float">
            <text:p>1.250666027</text:p>
          </table:table-cell>
        </table:table-row>
        <table:table-row table:style-name="ro1">
          <table:table-cell table:number-columns-repeated="2" office:value-type="float" office:value="-1.47415" calcext:value-type="float">
            <text:p>-1.47415</text:p>
          </table:table-cell>
          <table:table-cell office:value-type="float" office:value="0.0347808" calcext:value-type="float">
            <text:p>0.0347808</text:p>
          </table:table-cell>
          <table:table-cell office:value-type="float" office:value="1.49073" calcext:value-type="float">
            <text:p>1.49073</text:p>
          </table:table-cell>
          <table:table-cell office:value-type="float" office:value="1548109061425323" calcext:value-type="float">
            <text:p>1548109061425323</text:p>
          </table:table-cell>
          <table:table-cell table:formula="of:=([.E162]-[.$E$9])/1000000" office:value-type="float" office:value="2.574872" calcext:value-type="float">
            <text:p>2.574872</text:p>
          </table:table-cell>
          <table:table-cell table:formula="of:=SQRT([.C162]*[.C162]+[.D162]*[.D162])" office:value-type="float" office:value="1.4911356869677" calcext:value-type="float">
            <text:p>1.491135687</text:p>
          </table:table-cell>
        </table:table-row>
        <table:table-row table:style-name="ro1">
          <table:table-cell table:number-columns-repeated="2" office:value-type="float" office:value="-1.46958" calcext:value-type="float">
            <text:p>-1.46958</text:p>
          </table:table-cell>
          <table:table-cell office:value-type="float" office:value="0.136743" calcext:value-type="float">
            <text:p>0.136743</text:p>
          </table:table-cell>
          <table:table-cell office:value-type="float" office:value="1.46791" calcext:value-type="float">
            <text:p>1.46791</text:p>
          </table:table-cell>
          <table:table-cell office:value-type="float" office:value="1548109061442067" calcext:value-type="float">
            <text:p>1548109061442067</text:p>
          </table:table-cell>
          <table:table-cell table:formula="of:=([.E163]-[.$E$9])/1000000" office:value-type="float" office:value="2.591616" calcext:value-type="float">
            <text:p>2.591616</text:p>
          </table:table-cell>
          <table:table-cell table:formula="of:=SQRT([.C163]*[.C163]+[.D163]*[.D163])" office:value-type="float" office:value="1.47426538185939" calcext:value-type="float">
            <text:p>1.4742653819</text:p>
          </table:table-cell>
        </table:table-row>
        <table:table-row table:style-name="ro1">
          <table:table-cell table:number-columns-repeated="2" office:value-type="float" office:value="-1.4701" calcext:value-type="float">
            <text:p>-1.4701</text:p>
          </table:table-cell>
          <table:table-cell office:value-type="float" office:value="0.072854" calcext:value-type="float">
            <text:p>0.072854</text:p>
          </table:table-cell>
          <table:table-cell office:value-type="float" office:value="1.26624" calcext:value-type="float">
            <text:p>1.26624</text:p>
          </table:table-cell>
          <table:table-cell office:value-type="float" office:value="1548109061458809" calcext:value-type="float">
            <text:p>1548109061458809</text:p>
          </table:table-cell>
          <table:table-cell table:formula="of:=([.E164]-[.$E$9])/1000000" office:value-type="float" office:value="2.608358" calcext:value-type="float">
            <text:p>2.608358</text:p>
          </table:table-cell>
          <table:table-cell table:formula="of:=SQRT([.C164]*[.C164]+[.D164]*[.D164])" office:value-type="float" office:value="1.26833412116682" calcext:value-type="float">
            <text:p>1.2683341212</text:p>
          </table:table-cell>
        </table:table-row>
        <table:table-row table:style-name="ro1">
          <table:table-cell table:number-columns-repeated="2" office:value-type="float" office:value="-1.46864" calcext:value-type="float">
            <text:p>-1.46864</text:p>
          </table:table-cell>
          <table:table-cell office:value-type="float" office:value="0.072854" calcext:value-type="float">
            <text:p>0.072854</text:p>
          </table:table-cell>
          <table:table-cell office:value-type="float" office:value="1.26624" calcext:value-type="float">
            <text:p>1.26624</text:p>
          </table:table-cell>
          <table:table-cell office:value-type="float" office:value="1548109061475542" calcext:value-type="float">
            <text:p>1548109061475542</text:p>
          </table:table-cell>
          <table:table-cell table:formula="of:=([.E165]-[.$E$9])/1000000" office:value-type="float" office:value="2.625091" calcext:value-type="float">
            <text:p>2.625091</text:p>
          </table:table-cell>
          <table:table-cell table:formula="of:=SQRT([.C165]*[.C165]+[.D165]*[.D165])" office:value-type="float" office:value="1.26833412116682" calcext:value-type="float">
            <text:p>1.2683341212</text:p>
          </table:table-cell>
        </table:table-row>
        <table:table-row table:style-name="ro1">
          <table:table-cell table:number-columns-repeated="2" office:value-type="float" office:value="-1.46851" calcext:value-type="float">
            <text:p>-1.46851</text:p>
          </table:table-cell>
          <table:table-cell office:value-type="float" office:value="0.0632955" calcext:value-type="float">
            <text:p>0.0632955</text:p>
          </table:table-cell>
          <table:table-cell office:value-type="float" office:value="1.22345" calcext:value-type="float">
            <text:p>1.22345</text:p>
          </table:table-cell>
          <table:table-cell office:value-type="float" office:value="1548109061492299" calcext:value-type="float">
            <text:p>1548109061492299</text:p>
          </table:table-cell>
          <table:table-cell table:formula="of:=([.E166]-[.$E$9])/1000000" office:value-type="float" office:value="2.641848" calcext:value-type="float">
            <text:p>2.641848</text:p>
          </table:table-cell>
          <table:table-cell table:formula="of:=SQRT([.C166]*[.C166]+[.D166]*[.D166])" office:value-type="float" office:value="1.22508621036246" calcext:value-type="float">
            <text:p>1.2250862104</text:p>
          </table:table-cell>
        </table:table-row>
        <table:table-row table:style-name="ro1">
          <table:table-cell table:number-columns-repeated="2" office:value-type="float" office:value="-1.4671" calcext:value-type="float">
            <text:p>-1.4671</text:p>
          </table:table-cell>
          <table:table-cell office:value-type="float" office:value="0.0909767" calcext:value-type="float">
            <text:p>0.0909767</text:p>
          </table:table-cell>
          <table:table-cell office:value-type="float" office:value="1.2973" calcext:value-type="float">
            <text:p>1.2973</text:p>
          </table:table-cell>
          <table:table-cell office:value-type="float" office:value="1548109061509078" calcext:value-type="float">
            <text:p>1548109061509078</text:p>
          </table:table-cell>
          <table:table-cell table:formula="of:=([.E167]-[.$E$9])/1000000" office:value-type="float" office:value="2.658627" calcext:value-type="float">
            <text:p>2.658627</text:p>
          </table:table-cell>
          <table:table-cell table:formula="of:=SQRT([.C167]*[.C167]+[.D167]*[.D167])" office:value-type="float" office:value="1.30048608217962" calcext:value-type="float">
            <text:p>1.3004860822</text:p>
          </table:table-cell>
        </table:table-row>
        <table:table-row table:style-name="ro1">
          <table:table-cell table:number-columns-repeated="2" office:value-type="float" office:value="-1.46495" calcext:value-type="float">
            <text:p>-1.46495</text:p>
          </table:table-cell>
          <table:table-cell office:value-type="float" office:value="0.100367" calcext:value-type="float">
            <text:p>0.100367</text:p>
          </table:table-cell>
          <table:table-cell office:value-type="float" office:value="1.63121" calcext:value-type="float">
            <text:p>1.63121</text:p>
          </table:table-cell>
          <table:table-cell office:value-type="float" office:value="1548109061526008" calcext:value-type="float">
            <text:p>1548109061526008</text:p>
          </table:table-cell>
          <table:table-cell table:formula="of:=([.E168]-[.$E$9])/1000000" office:value-type="float" office:value="2.675557" calcext:value-type="float">
            <text:p>2.675557</text:p>
          </table:table-cell>
          <table:table-cell table:formula="of:=SQRT([.C168]*[.C168]+[.D168]*[.D168])" office:value-type="float" office:value="1.6342948322714" calcext:value-type="float">
            <text:p>1.6342948323</text:p>
          </table:table-cell>
        </table:table-row>
        <table:table-row table:style-name="ro1">
          <table:table-cell table:number-columns-repeated="2" office:value-type="float" office:value="-1.4641" calcext:value-type="float">
            <text:p>-1.4641</text:p>
          </table:table-cell>
          <table:table-cell office:value-type="float" office:value="0.0949149" calcext:value-type="float">
            <text:p>0.0949149</text:p>
          </table:table-cell>
          <table:table-cell office:value-type="float" office:value="1.58237" calcext:value-type="float">
            <text:p>1.58237</text:p>
          </table:table-cell>
          <table:table-cell office:value-type="float" office:value="1548109061542717" calcext:value-type="float">
            <text:p>1548109061542717</text:p>
          </table:table-cell>
          <table:table-cell table:formula="of:=([.E169]-[.$E$9])/1000000" office:value-type="float" office:value="2.692266" calcext:value-type="float">
            <text:p>2.692266</text:p>
          </table:table-cell>
          <table:table-cell table:formula="of:=SQRT([.C169]*[.C169]+[.D169]*[.D169])" office:value-type="float" office:value="1.58521407233913" calcext:value-type="float">
            <text:p>1.5852140723</text:p>
          </table:table-cell>
        </table:table-row>
        <table:table-row table:style-name="ro1">
          <table:table-cell table:number-columns-repeated="2" office:value-type="float" office:value="-1.46187" calcext:value-type="float">
            <text:p>-1.46187</text:p>
          </table:table-cell>
          <table:table-cell office:value-type="float" office:value="0.10407" calcext:value-type="float">
            <text:p>0.10407</text:p>
          </table:table-cell>
          <table:table-cell office:value-type="float" office:value="1.59657" calcext:value-type="float">
            <text:p>1.59657</text:p>
          </table:table-cell>
          <table:table-cell office:value-type="float" office:value="1548109061559458" calcext:value-type="float">
            <text:p>1548109061559458</text:p>
          </table:table-cell>
          <table:table-cell table:formula="of:=([.E170]-[.$E$9])/1000000" office:value-type="float" office:value="2.709007" calcext:value-type="float">
            <text:p>2.709007</text:p>
          </table:table-cell>
          <table:table-cell table:formula="of:=SQRT([.C170]*[.C170]+[.D170]*[.D170])" office:value-type="float" office:value="1.59995822751721" calcext:value-type="float">
            <text:p>1.5999582275</text:p>
          </table:table-cell>
        </table:table-row>
        <table:table-row table:style-name="ro1">
          <table:table-cell table:number-columns-repeated="2" office:value-type="float" office:value="-1.46503" calcext:value-type="float">
            <text:p>-1.46503</text:p>
          </table:table-cell>
          <table:table-cell office:value-type="float" office:value="-0.0335087" calcext:value-type="float">
            <text:p>-0.0335087</text:p>
          </table:table-cell>
          <table:table-cell office:value-type="float" office:value="1.38593" calcext:value-type="float">
            <text:p>1.38593</text:p>
          </table:table-cell>
          <table:table-cell office:value-type="float" office:value="1548109061576185" calcext:value-type="float">
            <text:p>1548109061576185</text:p>
          </table:table-cell>
          <table:table-cell table:formula="of:=([.E171]-[.$E$9])/1000000" office:value-type="float" office:value="2.725734" calcext:value-type="float">
            <text:p>2.725734</text:p>
          </table:table-cell>
          <table:table-cell table:formula="of:=SQRT([.C171]*[.C171]+[.D171]*[.D171])" office:value-type="float" office:value="1.38633502367779" calcext:value-type="float">
            <text:p>1.3863350237</text:p>
          </table:table-cell>
        </table:table-row>
        <table:table-row table:style-name="ro1">
          <table:table-cell table:number-columns-repeated="2" office:value-type="float" office:value="-1.46406" calcext:value-type="float">
            <text:p>-1.46406</text:p>
          </table:table-cell>
          <table:table-cell office:value-type="float" office:value="0.010549" calcext:value-type="float">
            <text:p>0.010549</text:p>
          </table:table-cell>
          <table:table-cell office:value-type="float" office:value="1.23025" calcext:value-type="float">
            <text:p>1.23025</text:p>
          </table:table-cell>
          <table:table-cell office:value-type="float" office:value="1548109061592928" calcext:value-type="float">
            <text:p>1548109061592928</text:p>
          </table:table-cell>
          <table:table-cell table:formula="of:=([.E172]-[.$E$9])/1000000" office:value-type="float" office:value="2.742477" calcext:value-type="float">
            <text:p>2.742477</text:p>
          </table:table-cell>
          <table:table-cell table:formula="of:=SQRT([.C172]*[.C172]+[.D172]*[.D172])" office:value-type="float" office:value="1.23029522631806" calcext:value-type="float">
            <text:p>1.2302952263</text:p>
          </table:table-cell>
        </table:table-row>
        <table:table-row table:style-name="ro1">
          <table:table-cell table:number-columns-repeated="2" office:value-type="float" office:value="-1.46207" calcext:value-type="float">
            <text:p>-1.46207</text:p>
          </table:table-cell>
          <table:table-cell office:value-type="float" office:value="0.0598493" calcext:value-type="float">
            <text:p>0.0598493</text:p>
          </table:table-cell>
          <table:table-cell office:value-type="float" office:value="1.44207" calcext:value-type="float">
            <text:p>1.44207</text:p>
          </table:table-cell>
          <table:table-cell office:value-type="float" office:value="1548109061609701" calcext:value-type="float">
            <text:p>1548109061609701</text:p>
          </table:table-cell>
          <table:table-cell table:formula="of:=([.E173]-[.$E$9])/1000000" office:value-type="float" office:value="2.75925" calcext:value-type="float">
            <text:p>2.75925</text:p>
          </table:table-cell>
          <table:table-cell table:formula="of:=SQRT([.C173]*[.C173]+[.D173]*[.D173])" office:value-type="float" office:value="1.44331140909039" calcext:value-type="float">
            <text:p>1.4433114091</text:p>
          </table:table-cell>
        </table:table-row>
        <table:table-row table:style-name="ro1">
          <table:table-cell table:number-columns-repeated="2" office:value-type="float" office:value="-1.45956" calcext:value-type="float">
            <text:p>-1.45956</text:p>
          </table:table-cell>
          <table:table-cell office:value-type="float" office:value="0.128363" calcext:value-type="float">
            <text:p>0.128363</text:p>
          </table:table-cell>
          <table:table-cell office:value-type="float" office:value="1.43808" calcext:value-type="float">
            <text:p>1.43808</text:p>
          </table:table-cell>
          <table:table-cell office:value-type="float" office:value="1548109061626504" calcext:value-type="float">
            <text:p>1548109061626504</text:p>
          </table:table-cell>
          <table:table-cell table:formula="of:=([.E174]-[.$E$9])/1000000" office:value-type="float" office:value="2.776053" calcext:value-type="float">
            <text:p>2.776053</text:p>
          </table:table-cell>
          <table:table-cell table:formula="of:=SQRT([.C174]*[.C174]+[.D174]*[.D174])" office:value-type="float" office:value="1.44379747408319" calcext:value-type="float">
            <text:p>1.4437974741</text:p>
          </table:table-cell>
        </table:table-row>
        <table:table-row table:style-name="ro1">
          <table:table-cell table:number-columns-repeated="2" office:value-type="float" office:value="-1.45779" calcext:value-type="float">
            <text:p>-1.45779</text:p>
          </table:table-cell>
          <table:table-cell office:value-type="float" office:value="0.106011" calcext:value-type="float">
            <text:p>0.106011</text:p>
          </table:table-cell>
          <table:table-cell office:value-type="float" office:value="1.67488" calcext:value-type="float">
            <text:p>1.67488</text:p>
          </table:table-cell>
          <table:table-cell office:value-type="float" office:value="1548109061643243" calcext:value-type="float">
            <text:p>1548109061643243</text:p>
          </table:table-cell>
          <table:table-cell table:formula="of:=([.E175]-[.$E$9])/1000000" office:value-type="float" office:value="2.792792" calcext:value-type="float">
            <text:p>2.792792</text:p>
          </table:table-cell>
          <table:table-cell table:formula="of:=SQRT([.C175]*[.C175]+[.D175]*[.D175])" office:value-type="float" office:value="1.67823161289525" calcext:value-type="float">
            <text:p>1.6782316129</text:p>
          </table:table-cell>
        </table:table-row>
        <table:table-row table:style-name="ro1">
          <table:table-cell table:number-columns-repeated="2" office:value-type="float" office:value="-1.45436" calcext:value-type="float">
            <text:p>-1.45436</text:p>
          </table:table-cell>
          <table:table-cell office:value-type="float" office:value="0.11152" calcext:value-type="float">
            <text:p>0.11152</text:p>
          </table:table-cell>
          <table:table-cell office:value-type="float" office:value="1.717" calcext:value-type="float">
            <text:p>1.717</text:p>
          </table:table-cell>
          <table:table-cell office:value-type="float" office:value="1548109061660029" calcext:value-type="float">
            <text:p>1548109061660029</text:p>
          </table:table-cell>
          <table:table-cell table:formula="of:=([.E176]-[.$E$9])/1000000" office:value-type="float" office:value="2.809578" calcext:value-type="float">
            <text:p>2.809578</text:p>
          </table:table-cell>
          <table:table-cell table:formula="of:=SQRT([.C176]*[.C176]+[.D176]*[.D176])" office:value-type="float" office:value="1.7206178281071" calcext:value-type="float">
            <text:p>1.7206178281</text:p>
          </table:table-cell>
        </table:table-row>
        <table:table-row table:style-name="ro1">
          <table:table-cell table:number-columns-repeated="2" office:value-type="float" office:value="-1.45339" calcext:value-type="float">
            <text:p>-1.45339</text:p>
          </table:table-cell>
          <table:table-cell office:value-type="float" office:value="0.0783468" calcext:value-type="float">
            <text:p>0.0783468</text:p>
          </table:table-cell>
          <table:table-cell office:value-type="float" office:value="1.4289" calcext:value-type="float">
            <text:p>1.4289</text:p>
          </table:table-cell>
          <table:table-cell office:value-type="float" office:value="1548109061678307" calcext:value-type="float">
            <text:p>1548109061678307</text:p>
          </table:table-cell>
          <table:table-cell table:formula="of:=([.E177]-[.$E$9])/1000000" office:value-type="float" office:value="2.827856" calcext:value-type="float">
            <text:p>2.827856</text:p>
          </table:table-cell>
          <table:table-cell table:formula="of:=SQRT([.C177]*[.C177]+[.D177]*[.D177])" office:value-type="float" office:value="1.43104627146373" calcext:value-type="float">
            <text:p>1.4310462715</text:p>
          </table:table-cell>
        </table:table-row>
        <table:table-row table:style-name="ro1">
          <table:table-cell table:number-columns-repeated="2" office:value-type="float" office:value="-1.45497" calcext:value-type="float">
            <text:p>-1.45497</text:p>
          </table:table-cell>
          <table:table-cell office:value-type="float" office:value="-0.00147265" calcext:value-type="float">
            <text:p>-0.00147265</text:p>
          </table:table-cell>
          <table:table-cell office:value-type="float" office:value="1.14338" calcext:value-type="float">
            <text:p>1.14338</text:p>
          </table:table-cell>
          <table:table-cell office:value-type="float" office:value="1548109061695082" calcext:value-type="float">
            <text:p>1548109061695082</text:p>
          </table:table-cell>
          <table:table-cell table:formula="of:=([.E178]-[.$E$9])/1000000" office:value-type="float" office:value="2.844631" calcext:value-type="float">
            <text:p>2.844631</text:p>
          </table:table-cell>
          <table:table-cell table:formula="of:=SQRT([.C178]*[.C178]+[.D178]*[.D178])" office:value-type="float" office:value="1.14338094837111" calcext:value-type="float">
            <text:p>1.1433809484</text:p>
          </table:table-cell>
        </table:table-row>
        <table:table-row table:style-name="ro1">
          <table:table-cell table:number-columns-repeated="2" office:value-type="float" office:value="-1.4561" calcext:value-type="float">
            <text:p>-1.4561</text:p>
          </table:table-cell>
          <table:table-cell office:value-type="float" office:value="-0.0317917" calcext:value-type="float">
            <text:p>-0.0317917</text:p>
          </table:table-cell>
          <table:table-cell office:value-type="float" office:value="1.41969" calcext:value-type="float">
            <text:p>1.41969</text:p>
          </table:table-cell>
          <table:table-cell office:value-type="float" office:value="1548109061711828" calcext:value-type="float">
            <text:p>1548109061711828</text:p>
          </table:table-cell>
          <table:table-cell table:formula="of:=([.E179]-[.$E$9])/1000000" office:value-type="float" office:value="2.861377" calcext:value-type="float">
            <text:p>2.861377</text:p>
          </table:table-cell>
          <table:table-cell table:formula="of:=SQRT([.C179]*[.C179]+[.D179]*[.D179])" office:value-type="float" office:value="1.42004591766918" calcext:value-type="float">
            <text:p>1.4200459177</text:p>
          </table:table-cell>
        </table:table-row>
        <table:table-row table:style-name="ro1">
          <table:table-cell table:number-columns-repeated="2" office:value-type="float" office:value="-1.45302" calcext:value-type="float">
            <text:p>-1.45302</text:p>
          </table:table-cell>
          <table:table-cell office:value-type="float" office:value="0.0659294" calcext:value-type="float">
            <text:p>0.0659294</text:p>
          </table:table-cell>
          <table:table-cell office:value-type="float" office:value="1.45299" calcext:value-type="float">
            <text:p>1.45299</text:p>
          </table:table-cell>
          <table:table-cell office:value-type="float" office:value="1548109061728540" calcext:value-type="float">
            <text:p>1548109061728540</text:p>
          </table:table-cell>
          <table:table-cell table:formula="of:=([.E180]-[.$E$9])/1000000" office:value-type="float" office:value="2.878089" calcext:value-type="float">
            <text:p>2.878089</text:p>
          </table:table-cell>
          <table:table-cell table:formula="of:=SQRT([.C180]*[.C180]+[.D180]*[.D180])" office:value-type="float" office:value="1.45448500366431" calcext:value-type="float">
            <text:p>1.4544850037</text:p>
          </table:table-cell>
        </table:table-row>
        <table:table-row table:style-name="ro1">
          <table:table-cell table:number-columns-repeated="2" office:value-type="float" office:value="-1.45073" calcext:value-type="float">
            <text:p>-1.45073</text:p>
          </table:table-cell>
          <table:table-cell office:value-type="float" office:value="0.120875" calcext:value-type="float">
            <text:p>0.120875</text:p>
          </table:table-cell>
          <table:table-cell office:value-type="float" office:value="1.30263" calcext:value-type="float">
            <text:p>1.30263</text:p>
          </table:table-cell>
          <table:table-cell office:value-type="float" office:value="1548109061745364" calcext:value-type="float">
            <text:p>1548109061745364</text:p>
          </table:table-cell>
          <table:table-cell table:formula="of:=([.E181]-[.$E$9])/1000000" office:value-type="float" office:value="2.894913" calcext:value-type="float">
            <text:p>2.894913</text:p>
          </table:table-cell>
          <table:table-cell table:formula="of:=SQRT([.C181]*[.C181]+[.D181]*[.D181])" office:value-type="float" office:value="1.30822615878334" calcext:value-type="float">
            <text:p>1.3082261588</text:p>
          </table:table-cell>
        </table:table-row>
        <table:table-row table:style-name="ro1">
          <table:table-cell table:number-columns-repeated="2" office:value-type="float" office:value="-1.44971" calcext:value-type="float">
            <text:p>-1.44971</text:p>
          </table:table-cell>
          <table:table-cell office:value-type="float" office:value="0.0823384" calcext:value-type="float">
            <text:p>0.0823384</text:p>
          </table:table-cell>
          <table:table-cell office:value-type="float" office:value="1.53655" calcext:value-type="float">
            <text:p>1.53655</text:p>
          </table:table-cell>
          <table:table-cell office:value-type="float" office:value="1548109061762084" calcext:value-type="float">
            <text:p>1548109061762084</text:p>
          </table:table-cell>
          <table:table-cell table:formula="of:=([.E182]-[.$E$9])/1000000" office:value-type="float" office:value="2.911633" calcext:value-type="float">
            <text:p>2.911633</text:p>
          </table:table-cell>
          <table:table-cell table:formula="of:=SQRT([.C182]*[.C182]+[.D182]*[.D182])" office:value-type="float" office:value="1.53875453358051" calcext:value-type="float">
            <text:p>1.5387545336</text:p>
          </table:table-cell>
        </table:table-row>
        <table:table-row table:style-name="ro1">
          <table:table-cell table:number-columns-repeated="2" office:value-type="float" office:value="-1.44949" calcext:value-type="float">
            <text:p>-1.44949</text:p>
          </table:table-cell>
          <table:table-cell office:value-type="float" office:value="0.0608244" calcext:value-type="float">
            <text:p>0.0608244</text:p>
          </table:table-cell>
          <table:table-cell office:value-type="float" office:value="1.25031" calcext:value-type="float">
            <text:p>1.25031</text:p>
          </table:table-cell>
          <table:table-cell office:value-type="float" office:value="1548109061778869" calcext:value-type="float">
            <text:p>1548109061778869</text:p>
          </table:table-cell>
          <table:table-cell table:formula="of:=([.E183]-[.$E$9])/1000000" office:value-type="float" office:value="2.928418" calcext:value-type="float">
            <text:p>2.928418</text:p>
          </table:table-cell>
          <table:table-cell table:formula="of:=SQRT([.C183]*[.C183]+[.D183]*[.D183])" office:value-type="float" office:value="1.25178860185551" calcext:value-type="float">
            <text:p>1.2517886019</text:p>
          </table:table-cell>
        </table:table-row>
        <table:table-row table:style-name="ro1">
          <table:table-cell table:number-columns-repeated="2" office:value-type="float" office:value="-1.44823" calcext:value-type="float">
            <text:p>-1.44823</text:p>
          </table:table-cell>
          <table:table-cell office:value-type="float" office:value="0.0620574" calcext:value-type="float">
            <text:p>0.0620574</text:p>
          </table:table-cell>
          <table:table-cell office:value-type="float" office:value="1.46616" calcext:value-type="float">
            <text:p>1.46616</text:p>
          </table:table-cell>
          <table:table-cell office:value-type="float" office:value="1548109061795612" calcext:value-type="float">
            <text:p>1548109061795612</text:p>
          </table:table-cell>
          <table:table-cell table:formula="of:=([.E184]-[.$E$9])/1000000" office:value-type="float" office:value="2.945161" calcext:value-type="float">
            <text:p>2.945161</text:p>
          </table:table-cell>
          <table:table-cell table:formula="of:=SQRT([.C184]*[.C184]+[.D184]*[.D184])" office:value-type="float" office:value="1.46747274812678" calcext:value-type="float">
            <text:p>1.4674727481</text:p>
          </table:table-cell>
        </table:table-row>
        <table:table-row table:style-name="ro1">
          <table:table-cell table:number-columns-repeated="2" office:value-type="float" office:value="-1.44533" calcext:value-type="float">
            <text:p>-1.44533</text:p>
          </table:table-cell>
          <table:table-cell office:value-type="float" office:value="0.105544" calcext:value-type="float">
            <text:p>0.105544</text:p>
          </table:table-cell>
          <table:table-cell office:value-type="float" office:value="1.46952" calcext:value-type="float">
            <text:p>1.46952</text:p>
          </table:table-cell>
          <table:table-cell office:value-type="float" office:value="1548109061812320" calcext:value-type="float">
            <text:p>1548109061812320</text:p>
          </table:table-cell>
          <table:table-cell table:formula="of:=([.E185]-[.$E$9])/1000000" office:value-type="float" office:value="2.961869" calcext:value-type="float">
            <text:p>2.961869</text:p>
          </table:table-cell>
          <table:table-cell table:formula="of:=SQRT([.C185]*[.C185]+[.D185]*[.D185])" office:value-type="float" office:value="1.47330532013429" calcext:value-type="float">
            <text:p>1.4733053201</text:p>
          </table:table-cell>
        </table:table-row>
        <table:table-row table:style-name="ro1">
          <table:table-cell table:number-columns-repeated="2" office:value-type="float" office:value="-1.44626" calcext:value-type="float">
            <text:p>-1.44626</text:p>
          </table:table-cell>
          <table:table-cell office:value-type="float" office:value="0.0383002" calcext:value-type="float">
            <text:p>0.0383002</text:p>
          </table:table-cell>
          <table:table-cell office:value-type="float" office:value="1.32123" calcext:value-type="float">
            <text:p>1.32123</text:p>
          </table:table-cell>
          <table:table-cell office:value-type="float" office:value="1548109061829109" calcext:value-type="float">
            <text:p>1548109061829109</text:p>
          </table:table-cell>
          <table:table-cell table:formula="of:=([.E186]-[.$E$9])/1000000" office:value-type="float" office:value="2.978658" calcext:value-type="float">
            <text:p>2.978658</text:p>
          </table:table-cell>
          <table:table-cell table:formula="of:=SQRT([.C186]*[.C186]+[.D186]*[.D186])" office:value-type="float" office:value="1.32178501210297" calcext:value-type="float">
            <text:p>1.3217850121</text:p>
          </table:table-cell>
        </table:table-row>
        <table:table-row table:style-name="ro1">
          <table:table-cell table:number-columns-repeated="2" office:value-type="float" office:value="-1.44474" calcext:value-type="float">
            <text:p>-1.44474</text:p>
          </table:table-cell>
          <table:table-cell office:value-type="float" office:value="0.0593544" calcext:value-type="float">
            <text:p>0.0593544</text:p>
          </table:table-cell>
          <table:table-cell office:value-type="float" office:value="1.41926" calcext:value-type="float">
            <text:p>1.41926</text:p>
          </table:table-cell>
          <table:table-cell office:value-type="float" office:value="1548109061845881" calcext:value-type="float">
            <text:p>1548109061845881</text:p>
          </table:table-cell>
          <table:table-cell table:formula="of:=([.E187]-[.$E$9])/1000000" office:value-type="float" office:value="2.99543" calcext:value-type="float">
            <text:p>2.99543</text:p>
          </table:table-cell>
          <table:table-cell table:formula="of:=SQRT([.C187]*[.C187]+[.D187]*[.D187])" office:value-type="float" office:value="1.42050057810596" calcext:value-type="float">
            <text:p>1.4205005781</text:p>
          </table:table-cell>
        </table:table-row>
        <table:table-row table:style-name="ro1">
          <table:table-cell table:number-columns-repeated="2" office:value-type="float" office:value="-1.44448" calcext:value-type="float">
            <text:p>-1.44448</text:p>
          </table:table-cell>
          <table:table-cell office:value-type="float" office:value="0.0473816" calcext:value-type="float">
            <text:p>0.0473816</text:p>
          </table:table-cell>
          <table:table-cell office:value-type="float" office:value="1.36276" calcext:value-type="float">
            <text:p>1.36276</text:p>
          </table:table-cell>
          <table:table-cell office:value-type="float" office:value="1548109061862706" calcext:value-type="float">
            <text:p>1548109061862706</text:p>
          </table:table-cell>
          <table:table-cell table:formula="of:=([.E188]-[.$E$9])/1000000" office:value-type="float" office:value="3.012255" calcext:value-type="float">
            <text:p>3.012255</text:p>
          </table:table-cell>
          <table:table-cell table:formula="of:=SQRT([.C188]*[.C188]+[.D188]*[.D188])" office:value-type="float" office:value="1.3635834531185" calcext:value-type="float">
            <text:p>1.3635834531</text:p>
          </table:table-cell>
        </table:table-row>
        <table:table-row table:style-name="ro1">
          <table:table-cell table:number-columns-repeated="2" office:value-type="float" office:value="-1.44137" calcext:value-type="float">
            <text:p>-1.44137</text:p>
          </table:table-cell>
          <table:table-cell office:value-type="float" office:value="0.10774" calcext:value-type="float">
            <text:p>0.10774</text:p>
          </table:table-cell>
          <table:table-cell office:value-type="float" office:value="1.57607" calcext:value-type="float">
            <text:p>1.57607</text:p>
          </table:table-cell>
          <table:table-cell office:value-type="float" office:value="1548109061879522" calcext:value-type="float">
            <text:p>1548109061879522</text:p>
          </table:table-cell>
          <table:table-cell table:formula="of:=([.E189]-[.$E$9])/1000000" office:value-type="float" office:value="3.029071" calcext:value-type="float">
            <text:p>3.029071</text:p>
          </table:table-cell>
          <table:table-cell table:formula="of:=SQRT([.C189]*[.C189]+[.D189]*[.D189])" office:value-type="float" office:value="1.57974825605221" calcext:value-type="float">
            <text:p>1.5797482561</text:p>
          </table:table-cell>
        </table:table-row>
        <table:table-row table:style-name="ro1">
          <table:table-cell table:number-columns-repeated="2" office:value-type="float" office:value="-1.44176" calcext:value-type="float">
            <text:p>-1.44176</text:p>
          </table:table-cell>
          <table:table-cell office:value-type="float" office:value="0.0409088" calcext:value-type="float">
            <text:p>0.0409088</text:p>
          </table:table-cell>
          <table:table-cell office:value-type="float" office:value="1.49618" calcext:value-type="float">
            <text:p>1.49618</text:p>
          </table:table-cell>
          <table:table-cell office:value-type="float" office:value="1548109061896286" calcext:value-type="float">
            <text:p>1548109061896286</text:p>
          </table:table-cell>
          <table:table-cell table:formula="of:=([.E190]-[.$E$9])/1000000" office:value-type="float" office:value="3.045835" calcext:value-type="float">
            <text:p>3.045835</text:p>
          </table:table-cell>
          <table:table-cell table:formula="of:=SQRT([.C190]*[.C190]+[.D190]*[.D190])" office:value-type="float" office:value="1.49673916308669" calcext:value-type="float">
            <text:p>1.4967391631</text:p>
          </table:table-cell>
        </table:table-row>
        <table:table-row table:style-name="ro1">
          <table:table-cell table:number-columns-repeated="2" office:value-type="float" office:value="-1.44148" calcext:value-type="float">
            <text:p>-1.44148</text:p>
          </table:table-cell>
          <table:table-cell office:value-type="float" office:value="0.0365855" calcext:value-type="float">
            <text:p>0.0365855</text:p>
          </table:table-cell>
          <table:table-cell office:value-type="float" office:value="1.13198" calcext:value-type="float">
            <text:p>1.13198</text:p>
          </table:table-cell>
          <table:table-cell office:value-type="float" office:value="1548109061913044" calcext:value-type="float">
            <text:p>1548109061913044</text:p>
          </table:table-cell>
          <table:table-cell table:formula="of:=([.E191]-[.$E$9])/1000000" office:value-type="float" office:value="3.062593" calcext:value-type="float">
            <text:p>3.062593</text:p>
          </table:table-cell>
          <table:table-cell table:formula="of:=SQRT([.C191]*[.C191]+[.D191]*[.D191])" office:value-type="float" office:value="1.13257106585426" calcext:value-type="float">
            <text:p>1.1325710659</text:p>
          </table:table-cell>
        </table:table-row>
        <table:table-row table:style-name="ro1">
          <table:table-cell table:number-columns-repeated="2" office:value-type="float" office:value="-1.43902" calcext:value-type="float">
            <text:p>-1.43902</text:p>
          </table:table-cell>
          <table:table-cell office:value-type="float" office:value="0.0845149" calcext:value-type="float">
            <text:p>0.0845149</text:p>
          </table:table-cell>
          <table:table-cell office:value-type="float" office:value="1.41182" calcext:value-type="float">
            <text:p>1.41182</text:p>
          </table:table-cell>
          <table:table-cell office:value-type="float" office:value="1548109061929813" calcext:value-type="float">
            <text:p>1548109061929813</text:p>
          </table:table-cell>
          <table:table-cell table:formula="of:=([.E192]-[.$E$9])/1000000" office:value-type="float" office:value="3.079362" calcext:value-type="float">
            <text:p>3.079362</text:p>
          </table:table-cell>
          <table:table-cell table:formula="of:=SQRT([.C192]*[.C192]+[.D192]*[.D192])" office:value-type="float" office:value="1.41434736918552" calcext:value-type="float">
            <text:p>1.4143473692</text:p>
          </table:table-cell>
        </table:table-row>
        <table:table-row table:style-name="ro1">
          <table:table-cell table:number-columns-repeated="2" office:value-type="float" office:value="-1.43978" calcext:value-type="float">
            <text:p>-1.43978</text:p>
          </table:table-cell>
          <table:table-cell office:value-type="float" office:value="0.0198017" calcext:value-type="float">
            <text:p>0.0198017</text:p>
          </table:table-cell>
          <table:table-cell office:value-type="float" office:value="1.403" calcext:value-type="float">
            <text:p>1.403</text:p>
          </table:table-cell>
          <table:table-cell office:value-type="float" office:value="1548109061947173" calcext:value-type="float">
            <text:p>1548109061947173</text:p>
          </table:table-cell>
          <table:table-cell table:formula="of:=([.E193]-[.$E$9])/1000000" office:value-type="float" office:value="3.096722" calcext:value-type="float">
            <text:p>3.096722</text:p>
          </table:table-cell>
          <table:table-cell table:formula="of:=SQRT([.C193]*[.C193]+[.D193]*[.D193])" office:value-type="float" office:value="1.40313973193082" calcext:value-type="float">
            <text:p>1.4031397319</text:p>
          </table:table-cell>
        </table:table-row>
        <table:table-row table:style-name="ro1">
          <table:table-cell table:number-columns-repeated="2" office:value-type="float" office:value="-1.4385" calcext:value-type="float">
            <text:p>-1.4385</text:p>
          </table:table-cell>
          <table:table-cell office:value-type="float" office:value="0.056543" calcext:value-type="float">
            <text:p>0.056543</text:p>
          </table:table-cell>
          <table:table-cell office:value-type="float" office:value="1.08228" calcext:value-type="float">
            <text:p>1.08228</text:p>
          </table:table-cell>
          <table:table-cell office:value-type="float" office:value="1548109061963948" calcext:value-type="float">
            <text:p>1548109061963948</text:p>
          </table:table-cell>
          <table:table-cell table:formula="of:=([.E194]-[.$E$9])/1000000" office:value-type="float" office:value="3.113497" calcext:value-type="float">
            <text:p>3.113497</text:p>
          </table:table-cell>
          <table:table-cell table:formula="of:=SQRT([.C194]*[.C194]+[.D194]*[.D194])" office:value-type="float" office:value="1.08375601924465" calcext:value-type="float">
            <text:p>1.0837560192</text:p>
          </table:table-cell>
        </table:table-row>
        <table:table-row table:style-name="ro1">
          <table:table-cell table:number-columns-repeated="2" office:value-type="float" office:value="-1.43407" calcext:value-type="float">
            <text:p>-1.43407</text:p>
          </table:table-cell>
          <table:table-cell office:value-type="float" office:value="0.14782" calcext:value-type="float">
            <text:p>0.14782</text:p>
          </table:table-cell>
          <table:table-cell office:value-type="float" office:value="1.37841" calcext:value-type="float">
            <text:p>1.37841</text:p>
          </table:table-cell>
          <table:table-cell office:value-type="float" office:value="1548109061980765" calcext:value-type="float">
            <text:p>1548109061980765</text:p>
          </table:table-cell>
          <table:table-cell table:formula="of:=([.E195]-[.$E$9])/1000000" office:value-type="float" office:value="3.130314" calcext:value-type="float">
            <text:p>3.130314</text:p>
          </table:table-cell>
          <table:table-cell table:formula="of:=SQRT([.C195]*[.C195]+[.D195]*[.D195])" office:value-type="float" office:value="1.38631341351803" calcext:value-type="float">
            <text:p>1.3863134135</text:p>
          </table:table-cell>
        </table:table-row>
        <table:table-row table:style-name="ro1">
          <table:table-cell table:number-columns-repeated="2" office:value-type="float" office:value="-1.43213" calcext:value-type="float">
            <text:p>-1.43213</text:p>
          </table:table-cell>
          <table:table-cell office:value-type="float" office:value="0.121101" calcext:value-type="float">
            <text:p>0.121101</text:p>
          </table:table-cell>
          <table:table-cell office:value-type="float" office:value="1.36145" calcext:value-type="float">
            <text:p>1.36145</text:p>
          </table:table-cell>
          <table:table-cell office:value-type="float" office:value="1548109061997656" calcext:value-type="float">
            <text:p>1548109061997656</text:p>
          </table:table-cell>
          <table:table-cell table:formula="of:=([.E196]-[.$E$9])/1000000" office:value-type="float" office:value="3.147205" calcext:value-type="float">
            <text:p>3.147205</text:p>
          </table:table-cell>
          <table:table-cell table:formula="of:=SQRT([.C196]*[.C196]+[.D196]*[.D196])" office:value-type="float" office:value="1.36682535632794" calcext:value-type="float">
            <text:p>1.3668253563</text:p>
          </table:table-cell>
        </table:table-row>
        <table:table-row table:style-name="ro1">
          <table:table-cell table:number-columns-repeated="2" office:value-type="float" office:value="-1.43426" calcext:value-type="float">
            <text:p>-1.43426</text:p>
          </table:table-cell>
          <table:table-cell office:value-type="float" office:value="0.00820469" calcext:value-type="float">
            <text:p>0.00820469</text:p>
          </table:table-cell>
          <table:table-cell office:value-type="float" office:value="1.27177" calcext:value-type="float">
            <text:p>1.27177</text:p>
          </table:table-cell>
          <table:table-cell office:value-type="float" office:value="1548109062014250" calcext:value-type="float">
            <text:p>1548109062014250</text:p>
          </table:table-cell>
          <table:table-cell table:formula="of:=([.E197]-[.$E$9])/1000000" office:value-type="float" office:value="3.163799" calcext:value-type="float">
            <text:p>3.163799</text:p>
          </table:table-cell>
          <table:table-cell table:formula="of:=SQRT([.C197]*[.C197]+[.D197]*[.D197])" office:value-type="float" office:value="1.27179646557065" calcext:value-type="float">
            <text:p>1.2717964656</text:p>
          </table:table-cell>
        </table:table-row>
        <table:table-row table:style-name="ro1">
          <table:table-cell table:number-columns-repeated="2" office:value-type="float" office:value="-1.43247" calcext:value-type="float">
            <text:p>-1.43247</text:p>
          </table:table-cell>
          <table:table-cell office:value-type="float" office:value="0.0531588" calcext:value-type="float">
            <text:p>0.0531588</text:p>
          </table:table-cell>
          <table:table-cell office:value-type="float" office:value="1.40984" calcext:value-type="float">
            <text:p>1.40984</text:p>
          </table:table-cell>
          <table:table-cell office:value-type="float" office:value="1548109062031021" calcext:value-type="float">
            <text:p>1548109062031021</text:p>
          </table:table-cell>
          <table:table-cell table:formula="of:=([.E198]-[.$E$9])/1000000" office:value-type="float" office:value="3.18057" calcext:value-type="float">
            <text:p>3.18057</text:p>
          </table:table-cell>
          <table:table-cell table:formula="of:=SQRT([.C198]*[.C198]+[.D198]*[.D198])" office:value-type="float" office:value="1.41084183508196" calcext:value-type="float">
            <text:p>1.4108418351</text:p>
          </table:table-cell>
        </table:table-row>
        <table:table-row table:style-name="ro1">
          <table:table-cell table:number-columns-repeated="2" office:value-type="float" office:value="-1.42824" calcext:value-type="float">
            <text:p>-1.42824</text:p>
          </table:table-cell>
          <table:table-cell office:value-type="float" office:value="0.185012" calcext:value-type="float">
            <text:p>0.185012</text:p>
          </table:table-cell>
          <table:table-cell office:value-type="float" office:value="1.2733" calcext:value-type="float">
            <text:p>1.2733</text:p>
          </table:table-cell>
          <table:table-cell office:value-type="float" office:value="1548109062047762" calcext:value-type="float">
            <text:p>1548109062047762</text:p>
          </table:table-cell>
          <table:table-cell table:formula="of:=([.E199]-[.$E$9])/1000000" office:value-type="float" office:value="3.197311" calcext:value-type="float">
            <text:p>3.197311</text:p>
          </table:table-cell>
          <table:table-cell table:formula="of:=SQRT([.C199]*[.C199]+[.D199]*[.D199])" office:value-type="float" office:value="1.28667102638709" calcext:value-type="float">
            <text:p>1.2866710264</text:p>
          </table:table-cell>
        </table:table-row>
        <table:table-row table:style-name="ro1">
          <table:table-cell table:number-columns-repeated="2" office:value-type="float" office:value="-1.42817" calcext:value-type="float">
            <text:p>-1.42817</text:p>
          </table:table-cell>
          <table:table-cell office:value-type="float" office:value="0.0838696" calcext:value-type="float">
            <text:p>0.0838696</text:p>
          </table:table-cell>
          <table:table-cell office:value-type="float" office:value="1.40257" calcext:value-type="float">
            <text:p>1.40257</text:p>
          </table:table-cell>
          <table:table-cell office:value-type="float" office:value="1548109062064538" calcext:value-type="float">
            <text:p>1548109062064538</text:p>
          </table:table-cell>
          <table:table-cell table:formula="of:=([.E200]-[.$E$9])/1000000" office:value-type="float" office:value="3.214087" calcext:value-type="float">
            <text:p>3.214087</text:p>
          </table:table-cell>
          <table:table-cell table:formula="of:=SQRT([.C200]*[.C200]+[.D200]*[.D200])" office:value-type="float" office:value="1.40507534129105" calcext:value-type="float">
            <text:p>1.4050753413</text:p>
          </table:table-cell>
        </table:table-row>
        <table:table-row table:style-name="ro1">
          <table:table-cell table:number-columns-repeated="2" office:value-type="float" office:value="-1.43026" calcext:value-type="float">
            <text:p>-1.43026</text:p>
          </table:table-cell>
          <table:table-cell office:value-type="float" office:value="-0.0149778" calcext:value-type="float">
            <text:p>-0.0149778</text:p>
          </table:table-cell>
          <table:table-cell office:value-type="float" office:value="1.47109" calcext:value-type="float">
            <text:p>1.47109</text:p>
          </table:table-cell>
          <table:table-cell office:value-type="float" office:value="1548109062081263" calcext:value-type="float">
            <text:p>1548109062081263</text:p>
          </table:table-cell>
          <table:table-cell table:formula="of:=([.E201]-[.$E$9])/1000000" office:value-type="float" office:value="3.230812" calcext:value-type="float">
            <text:p>3.230812</text:p>
          </table:table-cell>
          <table:table-cell table:formula="of:=SQRT([.C201]*[.C201]+[.D201]*[.D201])" office:value-type="float" office:value="1.47116624573596" calcext:value-type="float">
            <text:p>1.4711662457</text:p>
          </table:table-cell>
        </table:table-row>
        <table:table-row table:style-name="ro1">
          <table:table-cell table:number-columns-repeated="2" office:value-type="float" office:value="-1.4306" calcext:value-type="float">
            <text:p>-1.4306</text:p>
          </table:table-cell>
          <table:table-cell office:value-type="float" office:value="-0.0215078" calcext:value-type="float">
            <text:p>-0.0215078</text:p>
          </table:table-cell>
          <table:table-cell office:value-type="float" office:value="1.32988" calcext:value-type="float">
            <text:p>1.32988</text:p>
          </table:table-cell>
          <table:table-cell office:value-type="float" office:value="1548109062097995" calcext:value-type="float">
            <text:p>1548109062097995</text:p>
          </table:table-cell>
          <table:table-cell table:formula="of:=([.E202]-[.$E$9])/1000000" office:value-type="float" office:value="3.247544" calcext:value-type="float">
            <text:p>3.247544</text:p>
          </table:table-cell>
          <table:table-cell table:formula="of:=SQRT([.C202]*[.C202]+[.D202]*[.D202])" office:value-type="float" office:value="1.33005390862959" calcext:value-type="float">
            <text:p>1.3300539086</text:p>
          </table:table-cell>
        </table:table-row>
        <table:table-row table:style-name="ro1">
          <table:table-cell table:number-columns-repeated="2" office:value-type="float" office:value="-1.41802" calcext:value-type="float">
            <text:p>-1.41802</text:p>
          </table:table-cell>
          <table:table-cell office:value-type="float" office:value="0.305473" calcext:value-type="float">
            <text:p>0.305473</text:p>
          </table:table-cell>
          <table:table-cell office:value-type="float" office:value="1.69344" calcext:value-type="float">
            <text:p>1.69344</text:p>
          </table:table-cell>
          <table:table-cell office:value-type="float" office:value="1548109062114767" calcext:value-type="float">
            <text:p>1548109062114767</text:p>
          </table:table-cell>
          <table:table-cell table:formula="of:=([.E203]-[.$E$9])/1000000" office:value-type="float" office:value="3.264316" calcext:value-type="float">
            <text:p>3.264316</text:p>
          </table:table-cell>
          <table:table-cell table:formula="of:=SQRT([.C203]*[.C203]+[.D203]*[.D203])" office:value-type="float" office:value="1.72077098631079" calcext:value-type="float">
            <text:p>1.7207709863</text:p>
          </table:table-cell>
        </table:table-row>
        <table:table-row table:style-name="ro1">
          <table:table-cell table:number-columns-repeated="2" office:value-type="float" office:value="-1.4238" calcext:value-type="float">
            <text:p>-1.4238</text:p>
          </table:table-cell>
          <table:table-cell office:value-type="float" office:value="-0.0118979" calcext:value-type="float">
            <text:p>-0.0118979</text:p>
          </table:table-cell>
          <table:table-cell office:value-type="float" office:value="1.40223" calcext:value-type="float">
            <text:p>1.40223</text:p>
          </table:table-cell>
          <table:table-cell office:value-type="float" office:value="1548109062131501" calcext:value-type="float">
            <text:p>1548109062131501</text:p>
          </table:table-cell>
          <table:table-cell table:formula="of:=([.E204]-[.$E$9])/1000000" office:value-type="float" office:value="3.28105" calcext:value-type="float">
            <text:p>3.28105</text:p>
          </table:table-cell>
          <table:table-cell table:formula="of:=SQRT([.C204]*[.C204]+[.D204]*[.D204])" office:value-type="float" office:value="1.40228047584084" calcext:value-type="float">
            <text:p>1.4022804758</text:p>
          </table:table-cell>
        </table:table-row>
        <table:table-row table:style-name="ro1">
          <table:table-cell table:number-columns-repeated="2" office:value-type="float" office:value="-1.42227" calcext:value-type="float">
            <text:p>-1.42227</text:p>
          </table:table-cell>
          <table:table-cell office:value-type="float" office:value="0.0371558" calcext:value-type="float">
            <text:p>0.0371558</text:p>
          </table:table-cell>
          <table:table-cell office:value-type="float" office:value="1.576" calcext:value-type="float">
            <text:p>1.576</text:p>
          </table:table-cell>
          <table:table-cell office:value-type="float" office:value="1548109062148314" calcext:value-type="float">
            <text:p>1548109062148314</text:p>
          </table:table-cell>
          <table:table-cell table:formula="of:=([.E205]-[.$E$9])/1000000" office:value-type="float" office:value="3.297863" calcext:value-type="float">
            <text:p>3.297863</text:p>
          </table:table-cell>
          <table:table-cell table:formula="of:=SQRT([.C205]*[.C205]+[.D205]*[.D205])" office:value-type="float" office:value="1.57643793200799" calcext:value-type="float">
            <text:p>1.576437932</text:p>
          </table:table-cell>
        </table:table-row>
        <table:table-row table:style-name="ro1">
          <table:table-cell table:number-columns-repeated="2" office:value-type="float" office:value="-1.42187" calcext:value-type="float">
            <text:p>-1.42187</text:p>
          </table:table-cell>
          <table:table-cell office:value-type="float" office:value="0.0281125" calcext:value-type="float">
            <text:p>0.0281125</text:p>
          </table:table-cell>
          <table:table-cell office:value-type="float" office:value="1.43073" calcext:value-type="float">
            <text:p>1.43073</text:p>
          </table:table-cell>
          <table:table-cell office:value-type="float" office:value="1548109062165053" calcext:value-type="float">
            <text:p>1548109062165053</text:p>
          </table:table-cell>
          <table:table-cell table:formula="of:=([.E206]-[.$E$9])/1000000" office:value-type="float" office:value="3.314602" calcext:value-type="float">
            <text:p>3.314602</text:p>
          </table:table-cell>
          <table:table-cell table:formula="of:=SQRT([.C206]*[.C206]+[.D206]*[.D206])" office:value-type="float" office:value="1.43100616545012" calcext:value-type="float">
            <text:p>1.4310061655</text:p>
          </table:table-cell>
        </table:table-row>
        <table:table-row table:style-name="ro1">
          <table:table-cell table:number-columns-repeated="2" office:value-type="float" office:value="-1.42353" calcext:value-type="float">
            <text:p>-1.42353</text:p>
          </table:table-cell>
          <table:table-cell office:value-type="float" office:value="-0.0373162" calcext:value-type="float">
            <text:p>-0.0373162</text:p>
          </table:table-cell>
          <table:table-cell office:value-type="float" office:value="1.17772" calcext:value-type="float">
            <text:p>1.17772</text:p>
          </table:table-cell>
          <table:table-cell office:value-type="float" office:value="1548109062181880" calcext:value-type="float">
            <text:p>1548109062181880</text:p>
          </table:table-cell>
          <table:table-cell table:formula="of:=([.E207]-[.$E$9])/1000000" office:value-type="float" office:value="3.331429" calcext:value-type="float">
            <text:p>3.331429</text:p>
          </table:table-cell>
          <table:table-cell table:formula="of:=SQRT([.C207]*[.C207]+[.D207]*[.D207])" office:value-type="float" office:value="1.17831103584005" calcext:value-type="float">
            <text:p>1.1783110358</text:p>
          </table:table-cell>
        </table:table-row>
        <table:table-row table:style-name="ro1">
          <table:table-cell table:number-columns-repeated="2" office:value-type="float" office:value="-1.42704" calcext:value-type="float">
            <text:p>-1.42704</text:p>
          </table:table-cell>
          <table:table-cell office:value-type="float" office:value="-0.113819" calcext:value-type="float">
            <text:p>-0.113819</text:p>
          </table:table-cell>
          <table:table-cell office:value-type="float" office:value="1.37585" calcext:value-type="float">
            <text:p>1.37585</text:p>
          </table:table-cell>
          <table:table-cell office:value-type="float" office:value="1548109062198640" calcext:value-type="float">
            <text:p>1548109062198640</text:p>
          </table:table-cell>
          <table:table-cell table:formula="of:=([.E208]-[.$E$9])/1000000" office:value-type="float" office:value="3.348189" calcext:value-type="float">
            <text:p>3.348189</text:p>
          </table:table-cell>
          <table:table-cell table:formula="of:=SQRT([.C208]*[.C208]+[.D208]*[.D208])" office:value-type="float" office:value="1.38054988582847" calcext:value-type="float">
            <text:p>1.3805498858</text:p>
          </table:table-cell>
        </table:table-row>
        <table:table-row table:style-name="ro1">
          <table:table-cell table:number-columns-repeated="2" office:value-type="float" office:value="-1.42071" calcext:value-type="float">
            <text:p>-1.42071</text:p>
          </table:table-cell>
          <table:table-cell office:value-type="float" office:value="0.112561" calcext:value-type="float">
            <text:p>0.112561</text:p>
          </table:table-cell>
          <table:table-cell office:value-type="float" office:value="1.21781" calcext:value-type="float">
            <text:p>1.21781</text:p>
          </table:table-cell>
          <table:table-cell office:value-type="float" office:value="1548109062215382" calcext:value-type="float">
            <text:p>1548109062215382</text:p>
          </table:table-cell>
          <table:table-cell table:formula="of:=([.E209]-[.$E$9])/1000000" office:value-type="float" office:value="3.364931" calcext:value-type="float">
            <text:p>3.364931</text:p>
          </table:table-cell>
          <table:table-cell table:formula="of:=SQRT([.C209]*[.C209]+[.D209]*[.D209])" office:value-type="float" office:value="1.22300088913336" calcext:value-type="float">
            <text:p>1.2230008891</text:p>
          </table:table-cell>
        </table:table-row>
        <table:table-row table:style-name="ro1">
          <table:table-cell table:number-columns-repeated="2" office:value-type="float" office:value="-1.41901" calcext:value-type="float">
            <text:p>-1.41901</text:p>
          </table:table-cell>
          <table:table-cell office:value-type="float" office:value="0.132" calcext:value-type="float">
            <text:p>0.132</text:p>
          </table:table-cell>
          <table:table-cell office:value-type="float" office:value="1.17" calcext:value-type="float">
            <text:p>1.17</text:p>
          </table:table-cell>
          <table:table-cell office:value-type="float" office:value="1548109062232153" calcext:value-type="float">
            <text:p>1548109062232153</text:p>
          </table:table-cell>
          <table:table-cell table:formula="of:=([.E210]-[.$E$9])/1000000" office:value-type="float" office:value="3.381702" calcext:value-type="float">
            <text:p>3.381702</text:p>
          </table:table-cell>
          <table:table-cell table:formula="of:=SQRT([.C210]*[.C210]+[.D210]*[.D210])" office:value-type="float" office:value="1.17742260892171" calcext:value-type="float">
            <text:p>1.1774226089</text:p>
          </table:table-cell>
        </table:table-row>
        <table:table-row table:style-name="ro1">
          <table:table-cell table:number-columns-repeated="2" office:value-type="float" office:value="-1.41488" calcext:value-type="float">
            <text:p>-1.41488</text:p>
          </table:table-cell>
          <table:table-cell office:value-type="float" office:value="0.173375" calcext:value-type="float">
            <text:p>0.173375</text:p>
          </table:table-cell>
          <table:table-cell office:value-type="float" office:value="1.35289" calcext:value-type="float">
            <text:p>1.35289</text:p>
          </table:table-cell>
          <table:table-cell office:value-type="float" office:value="1548109062248920" calcext:value-type="float">
            <text:p>1548109062248920</text:p>
          </table:table-cell>
          <table:table-cell table:formula="of:=([.E211]-[.$E$9])/1000000" office:value-type="float" office:value="3.398469" calcext:value-type="float">
            <text:p>3.398469</text:p>
          </table:table-cell>
          <table:table-cell table:formula="of:=SQRT([.C211]*[.C211]+[.D211]*[.D211])" office:value-type="float" office:value="1.36395390051314" calcext:value-type="float">
            <text:p>1.3639539005</text:p>
          </table:table-cell>
        </table:table-row>
        <table:table-row table:style-name="ro1">
          <table:table-cell table:number-columns-repeated="2" office:value-type="float" office:value="-1.41218" calcext:value-type="float">
            <text:p>-1.41218</text:p>
          </table:table-cell>
          <table:table-cell office:value-type="float" office:value="0.153013" calcext:value-type="float">
            <text:p>0.153013</text:p>
          </table:table-cell>
          <table:table-cell office:value-type="float" office:value="1.32013" calcext:value-type="float">
            <text:p>1.32013</text:p>
          </table:table-cell>
          <table:table-cell office:value-type="float" office:value="1548109062265639" calcext:value-type="float">
            <text:p>1548109062265639</text:p>
          </table:table-cell>
          <table:table-cell table:formula="of:=([.E212]-[.$E$9])/1000000" office:value-type="float" office:value="3.415188" calcext:value-type="float">
            <text:p>3.415188</text:p>
          </table:table-cell>
          <table:table-cell table:formula="of:=SQRT([.C212]*[.C212]+[.D212]*[.D212])" office:value-type="float" office:value="1.32896809407487" calcext:value-type="float">
            <text:p>1.3289680941</text:p>
          </table:table-cell>
        </table:table-row>
        <table:table-row table:style-name="ro1">
          <table:table-cell table:number-columns-repeated="2" office:value-type="float" office:value="-1.41359" calcext:value-type="float">
            <text:p>-1.41359</text:p>
          </table:table-cell>
          <table:table-cell office:value-type="float" office:value="0.0538872" calcext:value-type="float">
            <text:p>0.0538872</text:p>
          </table:table-cell>
          <table:table-cell office:value-type="float" office:value="1.14633" calcext:value-type="float">
            <text:p>1.14633</text:p>
          </table:table-cell>
          <table:table-cell office:value-type="float" office:value="1548109062282431" calcext:value-type="float">
            <text:p>1548109062282431</text:p>
          </table:table-cell>
          <table:table-cell table:formula="of:=([.E213]-[.$E$9])/1000000" office:value-type="float" office:value="3.43198" calcext:value-type="float">
            <text:p>3.43198</text:p>
          </table:table-cell>
          <table:table-cell table:formula="of:=SQRT([.C213]*[.C213]+[.D213]*[.D213])" office:value-type="float" office:value="1.14759587800926" calcext:value-type="float">
            <text:p>1.147595878</text:p>
          </table:table-cell>
        </table:table-row>
        <table:table-row table:style-name="ro1">
          <table:table-cell table:number-columns-repeated="2" office:value-type="float" office:value="-1.41422" calcext:value-type="float">
            <text:p>-1.41422</text:p>
          </table:table-cell>
          <table:table-cell office:value-type="float" office:value="0.00653806" calcext:value-type="float">
            <text:p>0.00653806</text:p>
          </table:table-cell>
          <table:table-cell office:value-type="float" office:value="1.32878" calcext:value-type="float">
            <text:p>1.32878</text:p>
          </table:table-cell>
          <table:table-cell office:value-type="float" office:value="1548109062299209" calcext:value-type="float">
            <text:p>1548109062299209</text:p>
          </table:table-cell>
          <table:table-cell table:formula="of:=([.E214]-[.$E$9])/1000000" office:value-type="float" office:value="3.448758" calcext:value-type="float">
            <text:p>3.448758</text:p>
          </table:table-cell>
          <table:table-cell table:formula="of:=SQRT([.C214]*[.C214]+[.D214]*[.D214])" office:value-type="float" office:value="1.32879608466783" calcext:value-type="float">
            <text:p>1.3287960847</text:p>
          </table:table-cell>
        </table:table-row>
        <table:table-row table:style-name="ro1">
          <table:table-cell table:number-columns-repeated="2" office:value-type="float" office:value="-1.41149" calcext:value-type="float">
            <text:p>-1.41149</text:p>
          </table:table-cell>
          <table:table-cell office:value-type="float" office:value="0.101838" calcext:value-type="float">
            <text:p>0.101838</text:p>
          </table:table-cell>
          <table:table-cell office:value-type="float" office:value="1.11297" calcext:value-type="float">
            <text:p>1.11297</text:p>
          </table:table-cell>
          <table:table-cell office:value-type="float" office:value="1548109062315998" calcext:value-type="float">
            <text:p>1548109062315998</text:p>
          </table:table-cell>
          <table:table-cell table:formula="of:=([.E215]-[.$E$9])/1000000" office:value-type="float" office:value="3.465547" calcext:value-type="float">
            <text:p>3.465547</text:p>
          </table:table-cell>
          <table:table-cell table:formula="of:=SQRT([.C215]*[.C215]+[.D215]*[.D215])" office:value-type="float" office:value="1.11761943395057" calcext:value-type="float">
            <text:p>1.117619434</text:p>
          </table:table-cell>
        </table:table-row>
        <table:table-row table:style-name="ro1">
          <table:table-cell table:number-columns-repeated="2" office:value-type="float" office:value="-1.41464" calcext:value-type="float">
            <text:p>-1.41464</text:p>
          </table:table-cell>
          <table:table-cell office:value-type="float" office:value="-0.0430785" calcext:value-type="float">
            <text:p>-0.0430785</text:p>
          </table:table-cell>
          <table:table-cell office:value-type="float" office:value="1.57094" calcext:value-type="float">
            <text:p>1.57094</text:p>
          </table:table-cell>
          <table:table-cell office:value-type="float" office:value="1548109062332732" calcext:value-type="float">
            <text:p>1548109062332732</text:p>
          </table:table-cell>
          <table:table-cell table:formula="of:=([.E216]-[.$E$9])/1000000" office:value-type="float" office:value="3.482281" calcext:value-type="float">
            <text:p>3.482281</text:p>
          </table:table-cell>
          <table:table-cell table:formula="of:=SQRT([.C216]*[.C216]+[.D216]*[.D216])" office:value-type="float" office:value="1.57153054083026" calcext:value-type="float">
            <text:p>1.5715305408</text:p>
          </table:table-cell>
        </table:table-row>
        <table:table-row table:style-name="ro1">
          <table:table-cell table:number-columns-repeated="2" office:value-type="float" office:value="-1.41301" calcext:value-type="float">
            <text:p>-1.41301</text:p>
          </table:table-cell>
          <table:table-cell office:value-type="float" office:value="0.0224773" calcext:value-type="float">
            <text:p>0.0224773</text:p>
          </table:table-cell>
          <table:table-cell office:value-type="float" office:value="1.38337" calcext:value-type="float">
            <text:p>1.38337</text:p>
          </table:table-cell>
          <table:table-cell office:value-type="float" office:value="1548109062349502" calcext:value-type="float">
            <text:p>1548109062349502</text:p>
          </table:table-cell>
          <table:table-cell table:formula="of:=([.E217]-[.$E$9])/1000000" office:value-type="float" office:value="3.499051" calcext:value-type="float">
            <text:p>3.499051</text:p>
          </table:table-cell>
          <table:table-cell table:formula="of:=SQRT([.C217]*[.C217]+[.D217]*[.D217])" office:value-type="float" office:value="1.38355259600613" calcext:value-type="float">
            <text:p>1.383552596</text:p>
          </table:table-cell>
        </table:table-row>
        <table:table-row table:style-name="ro1">
          <table:table-cell table:number-columns-repeated="2" office:value-type="float" office:value="-1.40953" calcext:value-type="float">
            <text:p>-1.40953</text:p>
          </table:table-cell>
          <table:table-cell office:value-type="float" office:value="0.132274" calcext:value-type="float">
            <text:p>0.132274</text:p>
          </table:table-cell>
          <table:table-cell office:value-type="float" office:value="1.12134" calcext:value-type="float">
            <text:p>1.12134</text:p>
          </table:table-cell>
          <table:table-cell office:value-type="float" office:value="1548109062366563" calcext:value-type="float">
            <text:p>1548109062366563</text:p>
          </table:table-cell>
          <table:table-cell table:formula="of:=([.E218]-[.$E$9])/1000000" office:value-type="float" office:value="3.516112" calcext:value-type="float">
            <text:p>3.516112</text:p>
          </table:table-cell>
          <table:table-cell table:formula="of:=SQRT([.C218]*[.C218]+[.D218]*[.D218])" office:value-type="float" office:value="1.12911461184239" calcext:value-type="float">
            <text:p>1.1291146118</text:p>
          </table:table-cell>
        </table:table-row>
        <table:table-row table:style-name="ro1">
          <table:table-cell table:number-columns-repeated="2" office:value-type="float" office:value="-1.40582" calcext:value-type="float">
            <text:p>-1.40582</text:p>
          </table:table-cell>
          <table:table-cell office:value-type="float" office:value="0.161891" calcext:value-type="float">
            <text:p>0.161891</text:p>
          </table:table-cell>
          <table:table-cell office:value-type="float" office:value="1.29962" calcext:value-type="float">
            <text:p>1.29962</text:p>
          </table:table-cell>
          <table:table-cell office:value-type="float" office:value="1548109062383356" calcext:value-type="float">
            <text:p>1548109062383356</text:p>
          </table:table-cell>
          <table:table-cell table:formula="of:=([.E219]-[.$E$9])/1000000" office:value-type="float" office:value="3.532905" calcext:value-type="float">
            <text:p>3.532905</text:p>
          </table:table-cell>
          <table:table-cell table:formula="of:=SQRT([.C219]*[.C219]+[.D219]*[.D219])" office:value-type="float" office:value="1.30966439986777" calcext:value-type="float">
            <text:p>1.3096643999</text:p>
          </table:table-cell>
        </table:table-row>
        <table:table-row table:style-name="ro1">
          <table:table-cell table:number-columns-repeated="2" office:value-type="float" office:value="-1.40401" calcext:value-type="float">
            <text:p>-1.40401</text:p>
          </table:table-cell>
          <table:table-cell office:value-type="float" office:value="0.124161" calcext:value-type="float">
            <text:p>0.124161</text:p>
          </table:table-cell>
          <table:table-cell office:value-type="float" office:value="1.08568" calcext:value-type="float">
            <text:p>1.08568</text:p>
          </table:table-cell>
          <table:table-cell office:value-type="float" office:value="1548109062400113" calcext:value-type="float">
            <text:p>1548109062400113</text:p>
          </table:table-cell>
          <table:table-cell table:formula="of:=([.E220]-[.$E$9])/1000000" office:value-type="float" office:value="3.549662" calcext:value-type="float">
            <text:p>3.549662</text:p>
          </table:table-cell>
          <table:table-cell table:formula="of:=SQRT([.C220]*[.C220]+[.D220]*[.D220])" office:value-type="float" office:value="1.09275661348765" calcext:value-type="float">
            <text:p>1.0927566135</text:p>
          </table:table-cell>
        </table:table-row>
        <table:table-row table:style-name="ro1">
          <table:table-cell table:number-columns-repeated="2" office:value-type="float" office:value="-1.4023" calcext:value-type="float">
            <text:p>-1.4023</text:p>
          </table:table-cell>
          <table:table-cell office:value-type="float" office:value="0.139962" calcext:value-type="float">
            <text:p>0.139962</text:p>
          </table:table-cell>
          <table:table-cell office:value-type="float" office:value="1.23043" calcext:value-type="float">
            <text:p>1.23043</text:p>
          </table:table-cell>
          <table:table-cell office:value-type="float" office:value="1548109062416923" calcext:value-type="float">
            <text:p>1548109062416923</text:p>
          </table:table-cell>
          <table:table-cell table:formula="of:=([.E221]-[.$E$9])/1000000" office:value-type="float" office:value="3.566472" calcext:value-type="float">
            <text:p>3.566472</text:p>
          </table:table-cell>
          <table:table-cell table:formula="of:=SQRT([.C221]*[.C221]+[.D221]*[.D221])" office:value-type="float" office:value="1.23836478726747" calcext:value-type="float">
            <text:p>1.2383647873</text:p>
          </table:table-cell>
        </table:table-row>
        <table:table-row table:style-name="ro1">
          <table:table-cell table:number-columns-repeated="2" office:value-type="float" office:value="-1.40299" calcext:value-type="float">
            <text:p>-1.40299</text:p>
          </table:table-cell>
          <table:table-cell office:value-type="float" office:value="0.0434257" calcext:value-type="float">
            <text:p>0.0434257</text:p>
          </table:table-cell>
          <table:table-cell office:value-type="float" office:value="1.34587" calcext:value-type="float">
            <text:p>1.34587</text:p>
          </table:table-cell>
          <table:table-cell office:value-type="float" office:value="1548109062433643" calcext:value-type="float">
            <text:p>1548109062433643</text:p>
          </table:table-cell>
          <table:table-cell table:formula="of:=([.E222]-[.$E$9])/1000000" office:value-type="float" office:value="3.583192" calcext:value-type="float">
            <text:p>3.583192</text:p>
          </table:table-cell>
          <table:table-cell table:formula="of:=SQRT([.C222]*[.C222]+[.D222]*[.D222])" office:value-type="float" office:value="1.3465704022889" calcext:value-type="float">
            <text:p>1.3465704023</text:p>
          </table:table-cell>
        </table:table-row>
        <table:table-row table:style-name="ro1">
          <table:table-cell table:number-columns-repeated="2" office:value-type="float" office:value="-1.40418" calcext:value-type="float">
            <text:p>-1.40418</text:p>
          </table:table-cell>
          <table:table-cell office:value-type="float" office:value="-0.0107319" calcext:value-type="float">
            <text:p>-0.0107319</text:p>
          </table:table-cell>
          <table:table-cell office:value-type="float" office:value="1.25597" calcext:value-type="float">
            <text:p>1.25597</text:p>
          </table:table-cell>
          <table:table-cell office:value-type="float" office:value="1548109062450367" calcext:value-type="float">
            <text:p>1548109062450367</text:p>
          </table:table-cell>
          <table:table-cell table:formula="of:=([.E223]-[.$E$9])/1000000" office:value-type="float" office:value="3.599916" calcext:value-type="float">
            <text:p>3.599916</text:p>
          </table:table-cell>
          <table:table-cell table:formula="of:=SQRT([.C223]*[.C223]+[.D223]*[.D223])" office:value-type="float" office:value="1.25601584965223" calcext:value-type="float">
            <text:p>1.2560158497</text:p>
          </table:table-cell>
        </table:table-row>
        <table:table-row table:style-name="ro1">
          <table:table-cell table:number-columns-repeated="2" office:value-type="float" office:value="-1.40417" calcext:value-type="float">
            <text:p>-1.40417</text:p>
          </table:table-cell>
          <table:table-cell office:value-type="float" office:value="-0.00673591" calcext:value-type="float">
            <text:p>-0.00673591</text:p>
          </table:table-cell>
          <table:table-cell office:value-type="float" office:value="1.14414" calcext:value-type="float">
            <text:p>1.14414</text:p>
          </table:table-cell>
          <table:table-cell office:value-type="float" office:value="1548109062467084" calcext:value-type="float">
            <text:p>1548109062467084</text:p>
          </table:table-cell>
          <table:table-cell table:formula="of:=([.E224]-[.$E$9])/1000000" office:value-type="float" office:value="3.616633" calcext:value-type="float">
            <text:p>3.616633</text:p>
          </table:table-cell>
          <table:table-cell table:formula="of:=SQRT([.C224]*[.C224]+[.D224]*[.D224])" office:value-type="float" office:value="1.14415982803257" calcext:value-type="float">
            <text:p>1.144159828</text:p>
          </table:table-cell>
        </table:table-row>
        <table:table-row table:style-name="ro1">
          <table:table-cell table:number-columns-repeated="2" office:value-type="float" office:value="-1.40431" calcext:value-type="float">
            <text:p>-1.40431</text:p>
          </table:table-cell>
          <table:table-cell office:value-type="float" office:value="-0.00673591" calcext:value-type="float">
            <text:p>-0.00673591</text:p>
          </table:table-cell>
          <table:table-cell office:value-type="float" office:value="1.14414" calcext:value-type="float">
            <text:p>1.14414</text:p>
          </table:table-cell>
          <table:table-cell office:value-type="float" office:value="1548109062483889" calcext:value-type="float">
            <text:p>1548109062483889</text:p>
          </table:table-cell>
          <table:table-cell table:formula="of:=([.E225]-[.$E$9])/1000000" office:value-type="float" office:value="3.633438" calcext:value-type="float">
            <text:p>3.633438</text:p>
          </table:table-cell>
          <table:table-cell table:formula="of:=SQRT([.C225]*[.C225]+[.D225]*[.D225])" office:value-type="float" office:value="1.14415982803257" calcext:value-type="float">
            <text:p>1.144159828</text:p>
          </table:table-cell>
        </table:table-row>
        <table:table-row table:style-name="ro1">
          <table:table-cell table:number-columns-repeated="2" office:value-type="float" office:value="-1.40159" calcext:value-type="float">
            <text:p>-1.40159</text:p>
          </table:table-cell>
          <table:table-cell office:value-type="float" office:value="0.0567689" calcext:value-type="float">
            <text:p>0.0567689</text:p>
          </table:table-cell>
          <table:table-cell office:value-type="float" office:value="0.892543" calcext:value-type="float">
            <text:p>0.892543</text:p>
          </table:table-cell>
          <table:table-cell office:value-type="float" office:value="1548109062500655" calcext:value-type="float">
            <text:p>1548109062500655</text:p>
          </table:table-cell>
          <table:table-cell table:formula="of:=([.E226]-[.$E$9])/1000000" office:value-type="float" office:value="3.650204" calcext:value-type="float">
            <text:p>3.650204</text:p>
          </table:table-cell>
          <table:table-cell table:formula="of:=SQRT([.C226]*[.C226]+[.D226]*[.D226])" office:value-type="float" office:value="0.894346529515383" calcext:value-type="float">
            <text:p>0.8943465295</text:p>
          </table:table-cell>
        </table:table-row>
        <table:table-row table:style-name="ro1">
          <table:table-cell table:number-columns-repeated="2" office:value-type="float" office:value="-1.39821" calcext:value-type="float">
            <text:p>-1.39821</text:p>
          </table:table-cell>
          <table:table-cell office:value-type="float" office:value="0.157737" calcext:value-type="float">
            <text:p>0.157737</text:p>
          </table:table-cell>
          <table:table-cell office:value-type="float" office:value="1.19993" calcext:value-type="float">
            <text:p>1.19993</text:p>
          </table:table-cell>
          <table:table-cell office:value-type="float" office:value="1548109062517427" calcext:value-type="float">
            <text:p>1548109062517427</text:p>
          </table:table-cell>
          <table:table-cell table:formula="of:=([.E227]-[.$E$9])/1000000" office:value-type="float" office:value="3.666976" calcext:value-type="float">
            <text:p>3.666976</text:p>
          </table:table-cell>
          <table:table-cell table:formula="of:=SQRT([.C227]*[.C227]+[.D227]*[.D227])" office:value-type="float" office:value="1.21025326525856" calcext:value-type="float">
            <text:p>1.2102532653</text:p>
          </table:table-cell>
        </table:table-row>
        <table:table-row table:style-name="ro1">
          <table:table-cell table:number-columns-repeated="2" office:value-type="float" office:value="-1.39505" calcext:value-type="float">
            <text:p>-1.39505</text:p>
          </table:table-cell>
          <table:table-cell office:value-type="float" office:value="0.157737" calcext:value-type="float">
            <text:p>0.157737</text:p>
          </table:table-cell>
          <table:table-cell office:value-type="float" office:value="1.19993" calcext:value-type="float">
            <text:p>1.19993</text:p>
          </table:table-cell>
          <table:table-cell office:value-type="float" office:value="1548109062534178" calcext:value-type="float">
            <text:p>1548109062534178</text:p>
          </table:table-cell>
          <table:table-cell table:formula="of:=([.E228]-[.$E$9])/1000000" office:value-type="float" office:value="3.683727" calcext:value-type="float">
            <text:p>3.683727</text:p>
          </table:table-cell>
          <table:table-cell table:formula="of:=SQRT([.C228]*[.C228]+[.D228]*[.D228])" office:value-type="float" office:value="1.21025326525856" calcext:value-type="float">
            <text:p>1.2102532653</text:p>
          </table:table-cell>
        </table:table-row>
        <table:table-row table:style-name="ro1">
          <table:table-cell table:number-columns-repeated="2" office:value-type="float" office:value="-1.3919" calcext:value-type="float">
            <text:p>-1.3919</text:p>
          </table:table-cell>
          <table:table-cell office:value-type="float" office:value="0.157737" calcext:value-type="float">
            <text:p>0.157737</text:p>
          </table:table-cell>
          <table:table-cell office:value-type="float" office:value="1.19993" calcext:value-type="float">
            <text:p>1.19993</text:p>
          </table:table-cell>
          <table:table-cell office:value-type="float" office:value="1548109062550896" calcext:value-type="float">
            <text:p>1548109062550896</text:p>
          </table:table-cell>
          <table:table-cell table:formula="of:=([.E229]-[.$E$9])/1000000" office:value-type="float" office:value="3.700445" calcext:value-type="float">
            <text:p>3.700445</text:p>
          </table:table-cell>
          <table:table-cell table:formula="of:=SQRT([.C229]*[.C229]+[.D229]*[.D229])" office:value-type="float" office:value="1.21025326525856" calcext:value-type="float">
            <text:p>1.2102532653</text:p>
          </table:table-cell>
        </table:table-row>
        <table:table-row table:style-name="ro1">
          <table:table-cell table:number-columns-repeated="2" office:value-type="float" office:value="-1.39032" calcext:value-type="float">
            <text:p>-1.39032</text:p>
          </table:table-cell>
          <table:table-cell office:value-type="float" office:value="0.157737" calcext:value-type="float">
            <text:p>0.157737</text:p>
          </table:table-cell>
          <table:table-cell office:value-type="float" office:value="1.19993" calcext:value-type="float">
            <text:p>1.19993</text:p>
          </table:table-cell>
          <table:table-cell office:value-type="float" office:value="1548109062567633" calcext:value-type="float">
            <text:p>1548109062567633</text:p>
          </table:table-cell>
          <table:table-cell table:formula="of:=([.E230]-[.$E$9])/1000000" office:value-type="float" office:value="3.717182" calcext:value-type="float">
            <text:p>3.717182</text:p>
          </table:table-cell>
          <table:table-cell table:formula="of:=SQRT([.C230]*[.C230]+[.D230]*[.D230])" office:value-type="float" office:value="1.21025326525856" calcext:value-type="float">
            <text:p>1.2102532653</text:p>
          </table:table-cell>
        </table:table-row>
        <table:table-row table:style-name="ro1">
          <table:table-cell table:number-columns-repeated="2" office:value-type="float" office:value="-1.38717" calcext:value-type="float">
            <text:p>-1.38717</text:p>
          </table:table-cell>
          <table:table-cell office:value-type="float" office:value="0.157737" calcext:value-type="float">
            <text:p>0.157737</text:p>
          </table:table-cell>
          <table:table-cell office:value-type="float" office:value="1.19993" calcext:value-type="float">
            <text:p>1.19993</text:p>
          </table:table-cell>
          <table:table-cell office:value-type="float" office:value="1548109062584364" calcext:value-type="float">
            <text:p>1548109062584364</text:p>
          </table:table-cell>
          <table:table-cell table:formula="of:=([.E231]-[.$E$9])/1000000" office:value-type="float" office:value="3.733913" calcext:value-type="float">
            <text:p>3.733913</text:p>
          </table:table-cell>
          <table:table-cell table:formula="of:=SQRT([.C231]*[.C231]+[.D231]*[.D231])" office:value-type="float" office:value="1.21025326525856" calcext:value-type="float">
            <text:p>1.2102532653</text:p>
          </table:table-cell>
        </table:table-row>
        <table:table-row table:style-name="ro1">
          <table:table-cell table:number-columns-repeated="2" office:value-type="float" office:value="-1.38401" calcext:value-type="float">
            <text:p>-1.38401</text:p>
          </table:table-cell>
          <table:table-cell office:value-type="float" office:value="0.157737" calcext:value-type="float">
            <text:p>0.157737</text:p>
          </table:table-cell>
          <table:table-cell office:value-type="float" office:value="1.19993" calcext:value-type="float">
            <text:p>1.19993</text:p>
          </table:table-cell>
          <table:table-cell office:value-type="float" office:value="1548109062601169" calcext:value-type="float">
            <text:p>1548109062601169</text:p>
          </table:table-cell>
          <table:table-cell table:formula="of:=([.E232]-[.$E$9])/1000000" office:value-type="float" office:value="3.750718" calcext:value-type="float">
            <text:p>3.750718</text:p>
          </table:table-cell>
          <table:table-cell table:formula="of:=SQRT([.C232]*[.C232]+[.D232]*[.D232])" office:value-type="float" office:value="1.21025326525856" calcext:value-type="float">
            <text:p>1.2102532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7:29:43.129278602</dc:date>
    <meta:editing-duration>PT46S</meta:editing-duration>
    <meta:editing-cycles>1</meta:editing-cycles>
    <meta:document-statistic meta:table-count="1" meta:cell-count="156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test.F1:test.G363" svg:x="0.463cm" svg:y="0.178cm" svg:width="10.204cm" svg:height="8.64cm">
          <chartooo:coordinate-region svg:x="1.19cm" svg:y="0.378cm" svg:width="9.38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G1:test.G363" chart:class="chart:scatter">
            <chart:domain table:cell-range-address="test.F1:test.F363"/>
            <chart:regression-curve chart:style-name="ch7">
              <chart:equation chart:display-equation="true" chart:display-r-square="true" svg:x="5.732cm" svg:y="1.082cm"/>
            </chart:regression-curve>
            <chart:data-point chart:repeated="3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st.F1:test.F363</svg:desc>
                </draw:g>
              </table:table-cell>
              <table:table-cell office:value-type="float" office:value="NaN">
                <text:p>NaN</text:p>
                <draw:g>
                  <svg:desc>test.G1:test.G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82002157737099">
                <text:p>1.82002157737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78">
                <text:p>0.01678</text:p>
              </table:table-cell>
              <table:table-cell office:value-type="float" office:value="1.96597291892663">
                <text:p>1.965972918926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3518">
                <text:p>0.033518</text:p>
              </table:table-cell>
              <table:table-cell office:value-type="float" office:value="1.69431479754634">
                <text:p>1.694314797546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0304">
                <text:p>0.050304</text:p>
              </table:table-cell>
              <table:table-cell office:value-type="float" office:value="1.70316105943889">
                <text:p>1.70316105943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7029">
                <text:p>0.067029</text:p>
              </table:table-cell>
              <table:table-cell office:value-type="float" office:value="2.05171412338409">
                <text:p>2.05171412338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3792">
                <text:p>0.083792</text:p>
              </table:table-cell>
              <table:table-cell office:value-type="float" office:value="2.0960942238306">
                <text:p>2.0960942238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0585">
                <text:p>0.100585</text:p>
              </table:table-cell>
              <table:table-cell office:value-type="float" office:value="2.01324152787712">
                <text:p>2.01324152787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7368">
                <text:p>0.117368</text:p>
              </table:table-cell>
              <table:table-cell office:value-type="float" office:value="2.30264910093245">
                <text:p>2.30264910093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4138">
                <text:p>0.134138</text:p>
              </table:table-cell>
              <table:table-cell office:value-type="float" office:value="2.20354718420573">
                <text:p>2.20354718420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094">
                <text:p>0.15094</text:p>
              </table:table-cell>
              <table:table-cell office:value-type="float" office:value="2.04524756895125">
                <text:p>2.04524756895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7601">
                <text:p>0.167601</text:p>
              </table:table-cell>
              <table:table-cell office:value-type="float" office:value="2.45953214669965">
                <text:p>2.459532146699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4373">
                <text:p>0.184373</text:p>
              </table:table-cell>
              <table:table-cell office:value-type="float" office:value="2.11361785831805">
                <text:p>2.11361785831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3111">
                <text:p>0.203111</text:p>
              </table:table-cell>
              <table:table-cell office:value-type="float" office:value="1.64868249802683">
                <text:p>1.64868249802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9888">
                <text:p>0.219888</text:p>
              </table:table-cell>
              <table:table-cell office:value-type="float" office:value="2.04135898979185">
                <text:p>2.04135898979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6702">
                <text:p>0.236702</text:p>
              </table:table-cell>
              <table:table-cell office:value-type="float" office:value="2.02119189084065">
                <text:p>2.02119189084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3475">
                <text:p>0.253475</text:p>
              </table:table-cell>
              <table:table-cell office:value-type="float" office:value="2.23962158064705">
                <text:p>2.23962158064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0238">
                <text:p>0.270238</text:p>
              </table:table-cell>
              <table:table-cell office:value-type="float" office:value="2.28762307773724">
                <text:p>2.287623077737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6985">
                <text:p>0.286985</text:p>
              </table:table-cell>
              <table:table-cell office:value-type="float" office:value="2.12649971864188">
                <text:p>2.12649971864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4717">
                <text:p>0.304717</text:p>
              </table:table-cell>
              <table:table-cell office:value-type="float" office:value="2.27390224270878">
                <text:p>2.27390224270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1502">
                <text:p>0.321502</text:p>
              </table:table-cell>
              <table:table-cell office:value-type="float" office:value="1.91495172850388">
                <text:p>1.914951728503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8232">
                <text:p>0.338232</text:p>
              </table:table-cell>
              <table:table-cell office:value-type="float" office:value="1.61234603813698">
                <text:p>1.61234603813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5058">
                <text:p>0.355058</text:p>
              </table:table-cell>
              <table:table-cell office:value-type="float" office:value="1.59529283712458">
                <text:p>1.59529283712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1788">
                <text:p>0.371788</text:p>
              </table:table-cell>
              <table:table-cell office:value-type="float" office:value="1.94829831780043">
                <text:p>1.948298317800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8607">
                <text:p>0.388607</text:p>
              </table:table-cell>
              <table:table-cell office:value-type="float" office:value="1.88100950668624">
                <text:p>1.88100950668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5332">
                <text:p>0.405332</text:p>
              </table:table-cell>
              <table:table-cell office:value-type="float" office:value="2.20889616531629">
                <text:p>2.20889616531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211">
                <text:p>0.42211</text:p>
              </table:table-cell>
              <table:table-cell office:value-type="float" office:value="2.08814891260753">
                <text:p>2.088148912607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8893">
                <text:p>0.438893</text:p>
              </table:table-cell>
              <table:table-cell office:value-type="float" office:value="1.72326779723901">
                <text:p>1.72326779723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5627">
                <text:p>0.455627</text:p>
              </table:table-cell>
              <table:table-cell office:value-type="float" office:value="1.97825210772035">
                <text:p>1.978252107720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72402">
                <text:p>0.472402</text:p>
              </table:table-cell>
              <table:table-cell office:value-type="float" office:value="1.88585336696255">
                <text:p>1.885853366962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89223">
                <text:p>0.489223</text:p>
              </table:table-cell>
              <table:table-cell office:value-type="float" office:value="1.65912896023896">
                <text:p>1.65912896023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06404">
                <text:p>0.506404</text:p>
              </table:table-cell>
              <table:table-cell office:value-type="float" office:value="1.99212392765209">
                <text:p>1.99212392765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23136">
                <text:p>0.523136</text:p>
              </table:table-cell>
              <table:table-cell office:value-type="float" office:value="1.84687547313402">
                <text:p>1.846875473134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39913">
                <text:p>0.539913</text:p>
              </table:table-cell>
              <table:table-cell office:value-type="float" office:value="1.62504933267424">
                <text:p>1.62504933267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67">
                <text:p>0.5567</text:p>
              </table:table-cell>
              <table:table-cell office:value-type="float" office:value="1.92794388076028">
                <text:p>1.927943880760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343">
                <text:p>0.57343</text:p>
              </table:table-cell>
              <table:table-cell office:value-type="float" office:value="1.84596769840537">
                <text:p>1.845967698405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0195">
                <text:p>0.590195</text:p>
              </table:table-cell>
              <table:table-cell office:value-type="float" office:value="1.72911465376748">
                <text:p>1.729114653767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6973">
                <text:p>0.606973</text:p>
              </table:table-cell>
              <table:table-cell office:value-type="float" office:value="1.97834578326379">
                <text:p>1.978345783263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3869">
                <text:p>0.623869</text:p>
              </table:table-cell>
              <table:table-cell office:value-type="float" office:value="1.78499067396023">
                <text:p>1.78499067396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40627">
                <text:p>0.640627</text:p>
              </table:table-cell>
              <table:table-cell office:value-type="float" office:value="1.74945754792764">
                <text:p>1.74945754792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57368">
                <text:p>0.657368</text:p>
              </table:table-cell>
              <table:table-cell office:value-type="float" office:value="1.99869822978958">
                <text:p>1.998698229789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74106">
                <text:p>0.674106</text:p>
              </table:table-cell>
              <table:table-cell office:value-type="float" office:value="1.82498239419323">
                <text:p>1.824982394193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90859">
                <text:p>0.690859</text:p>
              </table:table-cell>
              <table:table-cell office:value-type="float" office:value="2.06062158781421">
                <text:p>2.060621587814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7623">
                <text:p>0.707623</text:p>
              </table:table-cell>
              <table:table-cell office:value-type="float" office:value="1.81536395356525">
                <text:p>1.81536395356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435">
                <text:p>0.72435</text:p>
              </table:table-cell>
              <table:table-cell office:value-type="float" office:value="1.70799967848387">
                <text:p>1.70799967848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4114">
                <text:p>0.74114</text:p>
              </table:table-cell>
              <table:table-cell office:value-type="float" office:value="2.2699982892998">
                <text:p>2.2699982892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57875">
                <text:p>0.757875</text:p>
              </table:table-cell>
              <table:table-cell office:value-type="float" office:value="1.9241988360294">
                <text:p>1.92419883602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491">
                <text:p>0.77491</text:p>
              </table:table-cell>
              <table:table-cell office:value-type="float" office:value="1.78676876672976">
                <text:p>1.786768766729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91495">
                <text:p>0.791495</text:p>
              </table:table-cell>
              <table:table-cell office:value-type="float" office:value="2.02061742378932">
                <text:p>2.02061742378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08235">
                <text:p>0.808235</text:p>
              </table:table-cell>
              <table:table-cell office:value-type="float" office:value="1.826673551929">
                <text:p>1.8266735519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24955">
                <text:p>0.824955</text:p>
              </table:table-cell>
              <table:table-cell office:value-type="float" office:value="1.49821576907174">
                <text:p>1.49821576907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41675">
                <text:p>0.841675</text:p>
              </table:table-cell>
              <table:table-cell office:value-type="float" office:value="1.86861812068946">
                <text:p>1.868618120689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58414">
                <text:p>0.858414</text:p>
              </table:table-cell>
              <table:table-cell office:value-type="float" office:value="1.75335201006529">
                <text:p>1.753352010065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75158">
                <text:p>0.875158</text:p>
              </table:table-cell>
              <table:table-cell office:value-type="float" office:value="2.0595511132397">
                <text:p>2.05955111323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91893">
                <text:p>0.891893</text:p>
              </table:table-cell>
              <table:table-cell office:value-type="float" office:value="1.86489854478039">
                <text:p>1.86489854478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08663">
                <text:p>0.908663</text:p>
              </table:table-cell>
              <table:table-cell office:value-type="float" office:value="2.05691558292994">
                <text:p>2.056915582929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5531">
                <text:p>0.925531</text:p>
              </table:table-cell>
              <table:table-cell office:value-type="float" office:value="1.7912908201164">
                <text:p>1.79129082011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2335">
                <text:p>0.942335</text:p>
              </table:table-cell>
              <table:table-cell office:value-type="float" office:value="1.47744963234157">
                <text:p>1.477449632341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59671">
                <text:p>0.959671</text:p>
              </table:table-cell>
              <table:table-cell office:value-type="float" office:value="1.8573590746875">
                <text:p>1.8573590746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76434">
                <text:p>0.976434</text:p>
              </table:table-cell>
              <table:table-cell office:value-type="float" office:value="1.81140352192168">
                <text:p>1.81140352192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3177">
                <text:p>0.993177</text:p>
              </table:table-cell>
              <table:table-cell office:value-type="float" office:value="2.10628261344982">
                <text:p>2.106282613449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9959">
                <text:p>1.009959</text:p>
              </table:table-cell>
              <table:table-cell office:value-type="float" office:value="1.80509475208949">
                <text:p>1.80509475208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6768">
                <text:p>1.026768</text:p>
              </table:table-cell>
              <table:table-cell office:value-type="float" office:value="1.55956185982634">
                <text:p>1.559561859826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43585">
                <text:p>1.043585</text:p>
              </table:table-cell>
              <table:table-cell office:value-type="float" office:value="1.82356281436533">
                <text:p>1.82356281436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6037">
                <text:p>1.06037</text:p>
              </table:table-cell>
              <table:table-cell office:value-type="float" office:value="1.75247260915364">
                <text:p>1.75247260915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77155">
                <text:p>1.077155</text:p>
              </table:table-cell>
              <table:table-cell office:value-type="float" office:value="1.58190969679577">
                <text:p>1.581909696795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93917">
                <text:p>1.093917</text:p>
              </table:table-cell>
              <table:table-cell office:value-type="float" office:value="1.84871758863636">
                <text:p>1.848717588636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10643">
                <text:p>1.110643</text:p>
              </table:table-cell>
              <table:table-cell office:value-type="float" office:value="1.74988367399693">
                <text:p>1.749883673996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27418">
                <text:p>1.127418</text:p>
              </table:table-cell>
              <table:table-cell office:value-type="float" office:value="1.55436558361">
                <text:p>1.554365583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44203">
                <text:p>1.144203</text:p>
              </table:table-cell>
              <table:table-cell office:value-type="float" office:value="1.81975175997992">
                <text:p>1.819751759979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61056">
                <text:p>1.161056</text:p>
              </table:table-cell>
              <table:table-cell office:value-type="float" office:value="1.76145532768333">
                <text:p>1.76145532768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77827">
                <text:p>1.177827</text:p>
              </table:table-cell>
              <table:table-cell office:value-type="float" office:value="2.03349321859909">
                <text:p>2.03349321859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94604">
                <text:p>1.194604</text:p>
              </table:table-cell>
              <table:table-cell office:value-type="float" office:value="1.80204817540664">
                <text:p>1.802048175406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12518">
                <text:p>1.212518</text:p>
              </table:table-cell>
              <table:table-cell office:value-type="float" office:value="1.625730512938">
                <text:p>1.6257305129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29291">
                <text:p>1.229291</text:p>
              </table:table-cell>
              <table:table-cell office:value-type="float" office:value="1.77119428296047">
                <text:p>1.771194282960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46095">
                <text:p>1.246095</text:p>
              </table:table-cell>
              <table:table-cell office:value-type="float" office:value="2.21028537246033">
                <text:p>2.21028537246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62849">
                <text:p>1.262849</text:p>
              </table:table-cell>
              <table:table-cell office:value-type="float" office:value="1.91053473038896">
                <text:p>1.910534730388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79582">
                <text:p>1.279582</text:p>
              </table:table-cell>
              <table:table-cell office:value-type="float" office:value="1.63689024066542">
                <text:p>1.63689024066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96354">
                <text:p>1.296354</text:p>
              </table:table-cell>
              <table:table-cell office:value-type="float" office:value="1.80904622918527">
                <text:p>1.809046229185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13142">
                <text:p>1.313142</text:p>
              </table:table-cell>
              <table:table-cell office:value-type="float" office:value="1.7147364174196">
                <text:p>1.71473641741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29882">
                <text:p>1.329882</text:p>
              </table:table-cell>
              <table:table-cell office:value-type="float" office:value="1.490481757253">
                <text:p>1.4904817572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46614">
                <text:p>1.346614</text:p>
              </table:table-cell>
              <table:table-cell office:value-type="float" office:value="1.77288493677509">
                <text:p>1.772884936775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63364">
                <text:p>1.363364</text:p>
              </table:table-cell>
              <table:table-cell office:value-type="float" office:value="1.64695837606383">
                <text:p>1.646958376063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80488">
                <text:p>1.380488</text:p>
              </table:table-cell>
              <table:table-cell office:value-type="float" office:value="2.13116360337164">
                <text:p>2.131163603371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97263">
                <text:p>1.397263</text:p>
              </table:table-cell>
              <table:table-cell office:value-type="float" office:value="1.86825058804864">
                <text:p>1.868250588048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14292">
                <text:p>1.414292</text:p>
              </table:table-cell>
              <table:table-cell office:value-type="float" office:value="1.5267321788919">
                <text:p>1.52673217889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31018">
                <text:p>1.431018</text:p>
              </table:table-cell>
              <table:table-cell office:value-type="float" office:value="1.73083837881439">
                <text:p>1.730838378814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47822">
                <text:p>1.447822</text:p>
              </table:table-cell>
              <table:table-cell office:value-type="float" office:value="1.67911637475218">
                <text:p>1.679116374752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64637">
                <text:p>1.464637</text:p>
              </table:table-cell>
              <table:table-cell office:value-type="float" office:value="1.5140363536501">
                <text:p>1.51403635365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81425">
                <text:p>1.481425</text:p>
              </table:table-cell>
              <table:table-cell office:value-type="float" office:value="1.71280464372229">
                <text:p>1.712804643722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98205">
                <text:p>1.498205</text:p>
              </table:table-cell>
              <table:table-cell office:value-type="float" office:value="1.71741962365167">
                <text:p>1.7174196236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14983">
                <text:p>1.514983</text:p>
              </table:table-cell>
              <table:table-cell office:value-type="float" office:value="1.70777590143911">
                <text:p>1.707775901439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1713">
                <text:p>1.531713</text:p>
              </table:table-cell>
              <table:table-cell office:value-type="float" office:value="1.79690720079363">
                <text:p>1.79690720079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48497">
                <text:p>1.548497</text:p>
              </table:table-cell>
              <table:table-cell office:value-type="float" office:value="1.56214249809324">
                <text:p>1.562142498093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65274">
                <text:p>1.565274</text:p>
              </table:table-cell>
              <table:table-cell office:value-type="float" office:value="1.49615573069784">
                <text:p>1.496155730697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82008">
                <text:p>1.582008</text:p>
              </table:table-cell>
              <table:table-cell office:value-type="float" office:value="1.77239871384404">
                <text:p>1.772398713844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98715">
                <text:p>1.598715</text:p>
              </table:table-cell>
              <table:table-cell office:value-type="float" office:value="1.68708736357375">
                <text:p>1.68708736357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15543">
                <text:p>1.615543</text:p>
              </table:table-cell>
              <table:table-cell office:value-type="float" office:value="1.68708736357375">
                <text:p>1.68708736357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32286">
                <text:p>1.632286</text:p>
              </table:table-cell>
              <table:table-cell office:value-type="float" office:value="1.37072652492132">
                <text:p>1.370726524921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4901">
                <text:p>1.64901</text:p>
              </table:table-cell>
              <table:table-cell office:value-type="float" office:value="1.52266007799409">
                <text:p>1.522660077994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65818">
                <text:p>1.665818</text:p>
              </table:table-cell>
              <table:table-cell office:value-type="float" office:value="1.88620533464838">
                <text:p>1.886205334648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682596">
                <text:p>1.682596</text:p>
              </table:table-cell>
              <table:table-cell office:value-type="float" office:value="1.79956649805635">
                <text:p>1.799566498056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99332">
                <text:p>1.699332</text:p>
              </table:table-cell>
              <table:table-cell office:value-type="float" office:value="2.02597036098151">
                <text:p>2.025970360981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16066">
                <text:p>1.716066</text:p>
              </table:table-cell>
              <table:table-cell office:value-type="float" office:value="1.75057882798686">
                <text:p>1.750578827986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32844">
                <text:p>1.732844</text:p>
              </table:table-cell>
              <table:table-cell office:value-type="float" office:value="1.61614977675833">
                <text:p>1.616149776758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49628">
                <text:p>1.749628</text:p>
              </table:table-cell>
              <table:table-cell office:value-type="float" office:value="1.90930625319774">
                <text:p>1.909306253197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66408">
                <text:p>1.766408</text:p>
              </table:table-cell>
              <table:table-cell office:value-type="float" office:value="1.76933256059463">
                <text:p>1.769332560594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83147">
                <text:p>1.783147</text:p>
              </table:table-cell>
              <table:table-cell office:value-type="float" office:value="1.59073465589612">
                <text:p>1.590734655896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9998">
                <text:p>1.79998</text:p>
              </table:table-cell>
              <table:table-cell office:value-type="float" office:value="1.79511332493332">
                <text:p>1.795113324933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16822">
                <text:p>1.816822</text:p>
              </table:table-cell>
              <table:table-cell office:value-type="float" office:value="1.74318130907813">
                <text:p>1.743181309078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33572">
                <text:p>1.833572</text:p>
              </table:table-cell>
              <table:table-cell office:value-type="float" office:value="1.5756648396759">
                <text:p>1.57566483967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50588">
                <text:p>1.850588</text:p>
              </table:table-cell>
              <table:table-cell office:value-type="float" office:value="1.46814126615391">
                <text:p>1.468141266153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67351">
                <text:p>1.867351</text:p>
              </table:table-cell>
              <table:table-cell office:value-type="float" office:value="1.72175221698776">
                <text:p>1.72175221698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84199">
                <text:p>1.884199</text:p>
              </table:table-cell>
              <table:table-cell office:value-type="float" office:value="1.57427480984156">
                <text:p>1.574274809841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00877">
                <text:p>1.900877</text:p>
              </table:table-cell>
              <table:table-cell office:value-type="float" office:value="1.90974990647886">
                <text:p>1.909749906478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17661">
                <text:p>1.917661</text:p>
              </table:table-cell>
              <table:table-cell office:value-type="float" office:value="1.71951037313213">
                <text:p>1.719510373132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3444">
                <text:p>1.93444</text:p>
              </table:table-cell>
              <table:table-cell office:value-type="float" office:value="1.82545329626069">
                <text:p>1.825453296260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51214">
                <text:p>1.951214</text:p>
              </table:table-cell>
              <table:table-cell office:value-type="float" office:value="1.75160141790352">
                <text:p>1.751601417903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67998">
                <text:p>1.967998</text:p>
              </table:table-cell>
              <table:table-cell office:value-type="float" office:value="1.4910480723588">
                <text:p>1.49104807235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85943">
                <text:p>1.985943</text:p>
              </table:table-cell>
              <table:table-cell office:value-type="float" office:value="1.75981848340919">
                <text:p>1.759818483409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02792">
                <text:p>2.002792</text:p>
              </table:table-cell>
              <table:table-cell office:value-type="float" office:value="1.60109815131743">
                <text:p>1.601098151317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019602">
                <text:p>2.019602</text:p>
              </table:table-cell>
              <table:table-cell office:value-type="float" office:value="1.43238952328792">
                <text:p>1.432389523287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36349">
                <text:p>2.036349</text:p>
              </table:table-cell>
              <table:table-cell office:value-type="float" office:value="1.70677806550354">
                <text:p>1.706778065503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53068">
                <text:p>2.053068</text:p>
              </table:table-cell>
              <table:table-cell office:value-type="float" office:value="1.67431941975359">
                <text:p>1.674319419753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69827">
                <text:p>2.069827</text:p>
              </table:table-cell>
              <table:table-cell office:value-type="float" office:value="1.51058405948693">
                <text:p>1.510584059486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86567">
                <text:p>2.086567</text:p>
              </table:table-cell>
              <table:table-cell office:value-type="float" office:value="1.62929991122598">
                <text:p>1.629299911225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03291">
                <text:p>2.103291</text:p>
              </table:table-cell>
              <table:table-cell office:value-type="float" office:value="1.5368323027071">
                <text:p>1.53683230270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20033">
                <text:p>2.120033</text:p>
              </table:table-cell>
              <table:table-cell office:value-type="float" office:value="1.36583835696885">
                <text:p>1.365838356968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36798">
                <text:p>2.136798</text:p>
              </table:table-cell>
              <table:table-cell office:value-type="float" office:value="1.58705670079081">
                <text:p>1.587056700790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53528">
                <text:p>2.153528</text:p>
              </table:table-cell>
              <table:table-cell office:value-type="float" office:value="1.5087655991757">
                <text:p>1.50876559917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70271">
                <text:p>2.170271</text:p>
              </table:table-cell>
              <table:table-cell office:value-type="float" office:value="1.41448765234095">
                <text:p>1.414487652340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87044">
                <text:p>2.187044</text:p>
              </table:table-cell>
              <table:table-cell office:value-type="float" office:value="1.63341858532762">
                <text:p>1.633418585327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04181">
                <text:p>2.204181</text:p>
              </table:table-cell>
              <table:table-cell office:value-type="float" office:value="1.5330545347578">
                <text:p>1.53305453475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220946">
                <text:p>2.220946</text:p>
              </table:table-cell>
              <table:table-cell office:value-type="float" office:value="1.45026741977576">
                <text:p>1.450267419775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37707">
                <text:p>2.237707</text:p>
              </table:table-cell>
              <table:table-cell office:value-type="float" office:value="1.71880812423284">
                <text:p>1.718808124232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54467">
                <text:p>2.254467</text:p>
              </table:table-cell>
              <table:table-cell office:value-type="float" office:value="1.48423363411863">
                <text:p>1.484233634118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71242">
                <text:p>2.271242</text:p>
              </table:table-cell>
              <table:table-cell office:value-type="float" office:value="1.42711963038697">
                <text:p>1.427119630386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87972">
                <text:p>2.287972</text:p>
              </table:table-cell>
              <table:table-cell office:value-type="float" office:value="1.65496840664135">
                <text:p>1.654968406641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04765">
                <text:p>2.304765</text:p>
              </table:table-cell>
              <table:table-cell office:value-type="float" office:value="1.47719572483676">
                <text:p>1.477195724836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321574">
                <text:p>2.321574</text:p>
              </table:table-cell>
              <table:table-cell office:value-type="float" office:value="2.02627470067258">
                <text:p>2.026274700672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338452">
                <text:p>2.338452</text:p>
              </table:table-cell>
              <table:table-cell office:value-type="float" office:value="1.73678094036225">
                <text:p>1.736780940362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5529">
                <text:p>2.35529</text:p>
              </table:table-cell>
              <table:table-cell office:value-type="float" office:value="1.38044894750747">
                <text:p>1.380448947507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72096">
                <text:p>2.372096</text:p>
              </table:table-cell>
              <table:table-cell office:value-type="float" office:value="1.51796397393647">
                <text:p>1.517963973936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88885">
                <text:p>2.388885</text:p>
              </table:table-cell>
              <table:table-cell office:value-type="float" office:value="1.48488740523448">
                <text:p>1.484887405234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405705">
                <text:p>2.405705</text:p>
              </table:table-cell>
              <table:table-cell office:value-type="float" office:value="1.26789632489099">
                <text:p>1.267896324890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422436">
                <text:p>2.422436</text:p>
              </table:table-cell>
              <table:table-cell office:value-type="float" office:value="1.57241794976527">
                <text:p>1.572417949765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439212">
                <text:p>2.439212</text:p>
              </table:table-cell>
              <table:table-cell office:value-type="float" office:value="1.45597332102717">
                <text:p>1.455973321027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455984">
                <text:p>2.455984</text:p>
              </table:table-cell>
              <table:table-cell office:value-type="float" office:value="1.33371682364814">
                <text:p>1.333716823648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472738">
                <text:p>2.472738</text:p>
              </table:table-cell>
              <table:table-cell office:value-type="float" office:value="1.55704995239305">
                <text:p>1.557049952393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490922">
                <text:p>2.490922</text:p>
              </table:table-cell>
              <table:table-cell office:value-type="float" office:value="1.4955068855796">
                <text:p>1.49550688557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07694">
                <text:p>2.507694</text:p>
              </table:table-cell>
              <table:table-cell office:value-type="float" office:value="1.34446783089221">
                <text:p>1.344467830892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524464">
                <text:p>2.524464</text:p>
              </table:table-cell>
              <table:table-cell office:value-type="float" office:value="1.6182097211504">
                <text:p>1.61820972115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541282">
                <text:p>2.541282</text:p>
              </table:table-cell>
              <table:table-cell office:value-type="float" office:value="1.46065351450984">
                <text:p>1.460653514509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58037">
                <text:p>2.558037</text:p>
              </table:table-cell>
              <table:table-cell office:value-type="float" office:value="1.25066602704569">
                <text:p>1.250666027045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74872">
                <text:p>2.574872</text:p>
              </table:table-cell>
              <table:table-cell office:value-type="float" office:value="1.4911356869677">
                <text:p>1.49113568696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91616">
                <text:p>2.591616</text:p>
              </table:table-cell>
              <table:table-cell office:value-type="float" office:value="1.47426538185939">
                <text:p>1.474265381859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08358">
                <text:p>2.608358</text:p>
              </table:table-cell>
              <table:table-cell office:value-type="float" office:value="1.26833412116682">
                <text:p>1.268334121166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625091">
                <text:p>2.625091</text:p>
              </table:table-cell>
              <table:table-cell office:value-type="float" office:value="1.26833412116682">
                <text:p>1.268334121166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641848">
                <text:p>2.641848</text:p>
              </table:table-cell>
              <table:table-cell office:value-type="float" office:value="1.22508621036246">
                <text:p>1.225086210362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658627">
                <text:p>2.658627</text:p>
              </table:table-cell>
              <table:table-cell office:value-type="float" office:value="1.30048608217962">
                <text:p>1.300486082179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675557">
                <text:p>2.675557</text:p>
              </table:table-cell>
              <table:table-cell office:value-type="float" office:value="1.6342948322714">
                <text:p>1.6342948322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92266">
                <text:p>2.692266</text:p>
              </table:table-cell>
              <table:table-cell office:value-type="float" office:value="1.58521407233913">
                <text:p>1.58521407233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09007">
                <text:p>2.709007</text:p>
              </table:table-cell>
              <table:table-cell office:value-type="float" office:value="1.59995822751721">
                <text:p>1.599958227517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725734">
                <text:p>2.725734</text:p>
              </table:table-cell>
              <table:table-cell office:value-type="float" office:value="1.38633502367779">
                <text:p>1.386335023677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742477">
                <text:p>2.742477</text:p>
              </table:table-cell>
              <table:table-cell office:value-type="float" office:value="1.23029522631806">
                <text:p>1.230295226318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75925">
                <text:p>2.75925</text:p>
              </table:table-cell>
              <table:table-cell office:value-type="float" office:value="1.44331140909039">
                <text:p>1.443311409090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776053">
                <text:p>2.776053</text:p>
              </table:table-cell>
              <table:table-cell office:value-type="float" office:value="1.44379747408319">
                <text:p>1.443797474083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92792">
                <text:p>2.792792</text:p>
              </table:table-cell>
              <table:table-cell office:value-type="float" office:value="1.67823161289525">
                <text:p>1.678231612895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09578">
                <text:p>2.809578</text:p>
              </table:table-cell>
              <table:table-cell office:value-type="float" office:value="1.7206178281071">
                <text:p>1.72061782810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27856">
                <text:p>2.827856</text:p>
              </table:table-cell>
              <table:table-cell office:value-type="float" office:value="1.43104627146373">
                <text:p>1.431046271463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844631">
                <text:p>2.844631</text:p>
              </table:table-cell>
              <table:table-cell office:value-type="float" office:value="1.14338094837111">
                <text:p>1.14338094837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861377">
                <text:p>2.861377</text:p>
              </table:table-cell>
              <table:table-cell office:value-type="float" office:value="1.42004591766918">
                <text:p>1.420045917669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878089">
                <text:p>2.878089</text:p>
              </table:table-cell>
              <table:table-cell office:value-type="float" office:value="1.45448500366431">
                <text:p>1.454485003664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94913">
                <text:p>2.894913</text:p>
              </table:table-cell>
              <table:table-cell office:value-type="float" office:value="1.30822615878334">
                <text:p>1.30822615878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11633">
                <text:p>2.911633</text:p>
              </table:table-cell>
              <table:table-cell office:value-type="float" office:value="1.53875453358051">
                <text:p>1.538754533580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28418">
                <text:p>2.928418</text:p>
              </table:table-cell>
              <table:table-cell office:value-type="float" office:value="1.25178860185551">
                <text:p>1.251788601855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945161">
                <text:p>2.945161</text:p>
              </table:table-cell>
              <table:table-cell office:value-type="float" office:value="1.46747274812678">
                <text:p>1.467472748126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961869">
                <text:p>2.961869</text:p>
              </table:table-cell>
              <table:table-cell office:value-type="float" office:value="1.47330532013429">
                <text:p>1.473305320134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978658">
                <text:p>2.978658</text:p>
              </table:table-cell>
              <table:table-cell office:value-type="float" office:value="1.32178501210297">
                <text:p>1.321785012102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99543">
                <text:p>2.99543</text:p>
              </table:table-cell>
              <table:table-cell office:value-type="float" office:value="1.42050057810596">
                <text:p>1.420500578105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12255">
                <text:p>3.012255</text:p>
              </table:table-cell>
              <table:table-cell office:value-type="float" office:value="1.3635834531185">
                <text:p>1.36358345311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29071">
                <text:p>3.029071</text:p>
              </table:table-cell>
              <table:table-cell office:value-type="float" office:value="1.57974825605221">
                <text:p>1.579748256052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045835">
                <text:p>3.045835</text:p>
              </table:table-cell>
              <table:table-cell office:value-type="float" office:value="1.49673916308669">
                <text:p>1.496739163086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062593">
                <text:p>3.062593</text:p>
              </table:table-cell>
              <table:table-cell office:value-type="float" office:value="1.13257106585426">
                <text:p>1.132571065854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79362">
                <text:p>3.079362</text:p>
              </table:table-cell>
              <table:table-cell office:value-type="float" office:value="1.41434736918552">
                <text:p>1.414347369185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096722">
                <text:p>3.096722</text:p>
              </table:table-cell>
              <table:table-cell office:value-type="float" office:value="1.40313973193082">
                <text:p>1.403139731930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13497">
                <text:p>3.113497</text:p>
              </table:table-cell>
              <table:table-cell office:value-type="float" office:value="1.08375601924465">
                <text:p>1.083756019244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130314">
                <text:p>3.130314</text:p>
              </table:table-cell>
              <table:table-cell office:value-type="float" office:value="1.38631341351803">
                <text:p>1.386313413518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147205">
                <text:p>3.147205</text:p>
              </table:table-cell>
              <table:table-cell office:value-type="float" office:value="1.36682535632794">
                <text:p>1.366825356327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163799">
                <text:p>3.163799</text:p>
              </table:table-cell>
              <table:table-cell office:value-type="float" office:value="1.27179646557065">
                <text:p>1.271796465570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8057">
                <text:p>3.18057</text:p>
              </table:table-cell>
              <table:table-cell office:value-type="float" office:value="1.41084183508196">
                <text:p>1.410841835081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197311">
                <text:p>3.197311</text:p>
              </table:table-cell>
              <table:table-cell office:value-type="float" office:value="1.28667102638709">
                <text:p>1.286671026387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214087">
                <text:p>3.214087</text:p>
              </table:table-cell>
              <table:table-cell office:value-type="float" office:value="1.40507534129105">
                <text:p>1.405075341291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30812">
                <text:p>3.230812</text:p>
              </table:table-cell>
              <table:table-cell office:value-type="float" office:value="1.47116624573596">
                <text:p>1.471166245735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247544">
                <text:p>3.247544</text:p>
              </table:table-cell>
              <table:table-cell office:value-type="float" office:value="1.33005390862959">
                <text:p>1.330053908629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264316">
                <text:p>3.264316</text:p>
              </table:table-cell>
              <table:table-cell office:value-type="float" office:value="1.72077098631079">
                <text:p>1.720770986310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28105">
                <text:p>3.28105</text:p>
              </table:table-cell>
              <table:table-cell office:value-type="float" office:value="1.40228047584084">
                <text:p>1.402280475840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297863">
                <text:p>3.297863</text:p>
              </table:table-cell>
              <table:table-cell office:value-type="float" office:value="1.57643793200799">
                <text:p>1.576437932007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314602">
                <text:p>3.314602</text:p>
              </table:table-cell>
              <table:table-cell office:value-type="float" office:value="1.43100616545012">
                <text:p>1.431006165450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331429">
                <text:p>3.331429</text:p>
              </table:table-cell>
              <table:table-cell office:value-type="float" office:value="1.17831103584005">
                <text:p>1.178311035840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348189">
                <text:p>3.348189</text:p>
              </table:table-cell>
              <table:table-cell office:value-type="float" office:value="1.38054988582847">
                <text:p>1.380549885828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364931">
                <text:p>3.364931</text:p>
              </table:table-cell>
              <table:table-cell office:value-type="float" office:value="1.22300088913336">
                <text:p>1.223000889133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381702">
                <text:p>3.381702</text:p>
              </table:table-cell>
              <table:table-cell office:value-type="float" office:value="1.17742260892171">
                <text:p>1.177422608921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398469">
                <text:p>3.398469</text:p>
              </table:table-cell>
              <table:table-cell office:value-type="float" office:value="1.36395390051314">
                <text:p>1.363953900513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15188">
                <text:p>3.415188</text:p>
              </table:table-cell>
              <table:table-cell office:value-type="float" office:value="1.32896809407487">
                <text:p>1.328968094074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3198">
                <text:p>3.43198</text:p>
              </table:table-cell>
              <table:table-cell office:value-type="float" office:value="1.14759587800926">
                <text:p>1.147595878009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448758">
                <text:p>3.448758</text:p>
              </table:table-cell>
              <table:table-cell office:value-type="float" office:value="1.32879608466783">
                <text:p>1.328796084667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465547">
                <text:p>3.465547</text:p>
              </table:table-cell>
              <table:table-cell office:value-type="float" office:value="1.11761943395057">
                <text:p>1.11761943395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482281">
                <text:p>3.482281</text:p>
              </table:table-cell>
              <table:table-cell office:value-type="float" office:value="1.57153054083026">
                <text:p>1.571530540830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499051">
                <text:p>3.499051</text:p>
              </table:table-cell>
              <table:table-cell office:value-type="float" office:value="1.38355259600613">
                <text:p>1.383552596006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16112">
                <text:p>3.516112</text:p>
              </table:table-cell>
              <table:table-cell office:value-type="float" office:value="1.12911461184239">
                <text:p>1.129114611842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32905">
                <text:p>3.532905</text:p>
              </table:table-cell>
              <table:table-cell office:value-type="float" office:value="1.30966439986777">
                <text:p>1.309664399867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549662">
                <text:p>3.549662</text:p>
              </table:table-cell>
              <table:table-cell office:value-type="float" office:value="1.09275661348765">
                <text:p>1.092756613487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566472">
                <text:p>3.566472</text:p>
              </table:table-cell>
              <table:table-cell office:value-type="float" office:value="1.23836478726747">
                <text:p>1.238364787267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83192">
                <text:p>3.583192</text:p>
              </table:table-cell>
              <table:table-cell office:value-type="float" office:value="1.3465704022889">
                <text:p>1.34657040228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599916">
                <text:p>3.599916</text:p>
              </table:table-cell>
              <table:table-cell office:value-type="float" office:value="1.25601584965223">
                <text:p>1.256015849652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16633">
                <text:p>3.616633</text:p>
              </table:table-cell>
              <table:table-cell office:value-type="float" office:value="1.14415982803257">
                <text:p>1.144159828032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33438">
                <text:p>3.633438</text:p>
              </table:table-cell>
              <table:table-cell office:value-type="float" office:value="1.14415982803257">
                <text:p>1.144159828032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650204">
                <text:p>3.650204</text:p>
              </table:table-cell>
              <table:table-cell office:value-type="float" office:value="0.894346529515383">
                <text:p>0.8943465295153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666976">
                <text:p>3.666976</text:p>
              </table:table-cell>
              <table:table-cell office:value-type="float" office:value="1.21025326525856">
                <text:p>1.210253265258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683727">
                <text:p>3.683727</text:p>
              </table:table-cell>
              <table:table-cell office:value-type="float" office:value="1.21025326525856">
                <text:p>1.210253265258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00445">
                <text:p>3.700445</text:p>
              </table:table-cell>
              <table:table-cell office:value-type="float" office:value="1.21025326525856">
                <text:p>1.210253265258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717182">
                <text:p>3.717182</text:p>
              </table:table-cell>
              <table:table-cell office:value-type="float" office:value="1.21025326525856">
                <text:p>1.210253265258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33913">
                <text:p>3.733913</text:p>
              </table:table-cell>
              <table:table-cell office:value-type="float" office:value="1.21025326525856">
                <text:p>1.210253265258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750718">
                <text:p>3.750718</text:p>
              </table:table-cell>
              <table:table-cell office:value-type="float" office:value="1.21025326525856">
                <text:p>1.210253265258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